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11.188cm"/>
    </style:style>
    <style:style style:name="co3" style:family="table-column">
      <style:table-column-properties fo:break-before="auto" style:column-width="0.923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2.21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2.406cm"/>
    </style:style>
    <style:style style:name="co8" style:family="table-column">
      <style:table-column-properties fo:break-before="auto" style:column-width="2.321cm"/>
    </style:style>
    <style:style style:name="co9" style:family="table-column">
      <style:table-column-properties fo:break-before="auto" style:column-width="2.182cm"/>
    </style:style>
    <style:style style:name="co10" style:family="table-column">
      <style:table-column-properties fo:break-before="auto" style:column-width="2.097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1.774cm"/>
    </style:style>
    <style:style style:name="co13" style:family="table-column">
      <style:table-column-properties fo:break-before="auto" style:column-width="3.16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VIER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27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4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1" style:family="table-cell" style:parent-style-name="Default">
      <style:table-cell-properties style:diagonal-bl-tr="none" style:diagonal-tl-br="none" fo:border="none" fo:padding="0.071cm" style:rotation-align="none"/>
    </style:style>
    <style:style style:name="ce32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33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3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37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38" style:family="table-cell" style:parent-style-name="Default" style:data-style-name="N3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4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3" style:family="table-cell" style:parent-style-name="Default" style:data-style-name="N1">
      <style:table-cell-properties fo:padding="0.071cm"/>
    </style:style>
    <style:style style:name="ce44" style:family="table-cell" style:parent-style-name="Default" style:data-style-name="N1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VIERDE GEDEELTE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5" table:default-cell-style-name="ce9"/>
        <table:table-column table:style-name="co9" table:default-cell-style-name="ce9"/>
        <table:table-column table:style-name="co6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1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5.835cm" svg:height="2.727cm" svg:x="5.534cm" svg:y="0.052cm" draw:caption-point-x="-0.426cm" draw:caption-point-y="-0.042cm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HERTOGDOM LIMBURG - VIERDE GEDEELTE. INDEELING DER BEVOLKING NAAR DE BEROEPEN.</text:p>
          </table:table-cell>
          <table:table-cell table:style-name="ce11"/>
          <table:table-cell table:style-name="ce19" table:number-columns-repeated="11"/>
          <table:table-cell table:style-name="ce35"/>
          <table:table-cell table:number-columns-repeated="1010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 table:number-columns-spanned="1" table:number-rows-spanned="3">
            <text:p>Gebied</text:p>
          </table:table-cell>
          <table:table-cell table:style-name="ce12" office:value-type="string" calcext:value-type="string" table:number-columns-spanned="1" table:number-rows-spanned="3">
            <text:p>Beroepen of middelen van bestaan</text:p>
          </table:table-cell>
          <table:table-cell table:style-name="ce20"/>
          <table:table-cell table:style-name="ce22" office:value-type="string" calcext:value-type="string" table:number-columns-spanned="2" table:number-rows-spanned="1">
            <text:p>Beneden de 10 jaren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Van 10 en 11 jaren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Van 12 tot en met 15 jaren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Van 16 jaren en daarboven</text:p>
          </table:table-cell>
          <table:covered-table-cell table:style-name="ce27"/>
          <table:table-cell table:style-name="ce34" office:value-type="string" calcext:value-type="string" table:number-columns-spanned="3" table:number-rows-spanned="2">
            <text:p>TOTAAL</text:p>
          </table:table-cell>
          <table:covered-table-cell table:style-name="ce27"/>
          <table:covered-table-cell table:style-name="ce34"/>
          <table:table-cell table:number-columns-repeated="1010"/>
        </table:table-row>
        <table:table-row table:style-name="ro3">
          <table:covered-table-cell table:style-name="ce4"/>
          <table:covered-table-cell table:style-name="ce13"/>
          <table:table-cell table:style-name="ce21"/>
          <table:table-cell table:style-name="ce4" office:value-type="string" calcext:value-type="string" table:number-columns-spanned="2" table:number-rows-spanned="1">
            <text:p>Geboren in 1849 tot en met 1840</text:p>
          </table:table-cell>
          <table:covered-table-cell table:style-name="ce28"/>
          <table:table-cell table:style-name="ce28" office:value-type="string" calcext:value-type="string" table:number-columns-spanned="2" table:number-rows-spanned="1">
            <text:p>Geboren in 1839 en 1838</text:p>
          </table:table-cell>
          <table:covered-table-cell table:style-name="ce28"/>
          <table:table-cell table:style-name="ce28" office:value-type="string" calcext:value-type="string" table:number-columns-spanned="2" table:number-rows-spanned="1">
            <text:p>Geboren in 1837 tot en met 1834</text:p>
          </table:table-cell>
          <table:covered-table-cell table:style-name="ce28"/>
          <table:table-cell table:style-name="ce28" office:value-type="string" calcext:value-type="string" table:number-columns-spanned="2" table:number-rows-spanned="1">
            <text:p>Geboren in 1833 en vroegere jaren.</text:p>
          </table:table-cell>
          <table:covered-table-cell table:number-columns-repeated="3" table:style-name="ce28"/>
          <table:covered-table-cell table:style-name="ce13"/>
          <table:table-cell table:number-columns-repeated="1010"/>
        </table:table-row>
        <table:table-row table:style-name="ro1">
          <table:covered-table-cell table:style-name="ce5"/>
          <table:covered-table-cell table:style-name="ce14"/>
          <table:table-cell table:style-name="ce20"/>
          <table:table-cell table:style-name="ce5" office:value-type="string" calcext:value-type="string">
            <text:p>Mannelijk </text:p>
          </table:table-cell>
          <table:table-cell table:style-name="ce29" office:value-type="string" calcext:value-type="string">
            <text:p>Vrouwelijk</text:p>
          </table:table-cell>
          <table:table-cell table:style-name="ce29" office:value-type="string" calcext:value-type="string">
            <text:p>Mannelijk </text:p>
          </table:table-cell>
          <table:table-cell table:style-name="ce29" office:value-type="string" calcext:value-type="string">
            <text:p>Vrouwelijk</text:p>
          </table:table-cell>
          <table:table-cell table:style-name="ce29" office:value-type="string" calcext:value-type="string">
            <text:p>Mannelijk </text:p>
          </table:table-cell>
          <table:table-cell table:style-name="ce29" office:value-type="string" calcext:value-type="string">
            <text:p>Vrouwelijk</text:p>
          </table:table-cell>
          <table:table-cell table:style-name="ce29" office:value-type="string" calcext:value-type="string">
            <text:p>Mannelijk </text:p>
          </table:table-cell>
          <table:table-cell table:style-name="ce29" office:value-type="string" calcext:value-type="string">
            <text:p>Vrouwelijk</text:p>
          </table:table-cell>
          <table:table-cell table:style-name="ce29" office:value-type="string" calcext:value-type="string">
            <text:p>Mannelijk </text:p>
          </table:table-cell>
          <table:table-cell table:style-name="ce29" office:value-type="string" calcext:value-type="string">
            <text:p>Vrouwelijk</text:p>
          </table:table-cell>
          <table:table-cell table:style-name="ce14" office:value-type="string" calcext:value-type="string">
            <text:p>Totaal</text:p>
          </table:table-cell>
          <table:table-cell table:number-columns-repeated="1010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5" office:value-type="string" calcext:value-type="string">
            <text:p>Aannemers</text:p>
          </table:table-cell>
          <table:table-cell/>
          <table:table-cell table:style-name="ce23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6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Aardappelenmeelfabrijkant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Aardewerk- en porcelein-fabrijkanten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4" calcext:value-type="float">
            <text:p>4</text:p>
          </table:table-cell>
          <table:table-cell table:style-name="ce37" office:value-type="float" office:value="35" calcext:value-type="float">
            <text:p>3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Aardewerk- en porcelein-kooplied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Advoka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9" calcext:value-type="float">
            <text:p>29</text:p>
          </table:table-cell>
          <table:table-cell table:style-name="ce31"/>
          <table:table-cell table:style-name="ce31" office:value-type="float" office:value="29" calcext:value-type="float">
            <text:p>29</text:p>
          </table:table-cell>
          <table:table-cell table:style-name="ce31"/>
          <table:table-cell table:style-name="ce37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Afbraakverkoo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Aluinfabrijkant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Ambtenaren Staats-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80" calcext:value-type="float">
            <text:p>80</text:p>
          </table:table-cell>
          <table:table-cell table:style-name="ce31"/>
          <table:table-cell table:style-name="ce31" office:value-type="float" office:value="80" calcext:value-type="float">
            <text:p>80</text:p>
          </table:table-cell>
          <table:table-cell table:style-name="ce31"/>
          <table:table-cell table:style-name="ce37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Ambtenaren Provinciale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1" calcext:value-type="float">
            <text:p>21</text:p>
          </table:table-cell>
          <table:table-cell table:style-name="ce31"/>
          <table:table-cell table:style-name="ce31" office:value-type="float" office:value="21" calcext:value-type="float">
            <text:p>21</text:p>
          </table:table-cell>
          <table:table-cell table:style-name="ce31"/>
          <table:table-cell table:style-name="ce37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Ambtenaren Gemeente-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56" calcext:value-type="float">
            <text:p>56</text:p>
          </table:table-cell>
          <table:table-cell table:style-name="ce31"/>
          <table:table-cell table:style-name="ce31" office:value-type="float" office:value="56" calcext:value-type="float">
            <text:p>56</text:p>
          </table:table-cell>
          <table:table-cell table:style-name="ce31"/>
          <table:table-cell table:style-name="ce37" office:value-type="float" office:value="56" calcext:value-type="float">
            <text:p>5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Ambtenaren Niet genoemde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1" calcext:value-type="float">
            <text:p>21</text:p>
          </table:table-cell>
          <table:table-cell table:style-name="ce31"/>
          <table:table-cell table:style-name="ce31" office:value-type="float" office:value="21" calcext:value-type="float">
            <text:p>21</text:p>
          </table:table-cell>
          <table:table-cell table:style-name="ce31"/>
          <table:table-cell table:style-name="ce37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Apothekers, drogisten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40" calcext:value-type="float">
            <text:p>40</text:p>
          </table:table-cell>
          <table:table-cell table:style-name="ce31"/>
          <table:table-cell table:style-name="ce31" office:value-type="float" office:value="41" calcext:value-type="float">
            <text:p>41</text:p>
          </table:table-cell>
          <table:table-cell table:style-name="ce31"/>
          <table:table-cell table:style-name="ce37" office:value-type="float" office:value="41" calcext:value-type="float">
            <text:p>4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Arbeiders, daglooners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37" calcext:value-type="float">
            <text:p>37</text:p>
          </table:table-cell>
          <table:table-cell table:style-name="ce32" office:value-type="float" office:value="1149" calcext:value-type="float">
            <text:p>1,149</text:p>
          </table:table-cell>
          <table:table-cell table:style-name="ce31" office:value-type="float" office:value="857" calcext:value-type="float">
            <text:p>857</text:p>
          </table:table-cell>
          <table:table-cell table:style-name="ce32" office:value-type="float" office:value="1216" calcext:value-type="float">
            <text:p>1,216</text:p>
          </table:table-cell>
          <table:table-cell table:style-name="ce31" office:value-type="float" office:value="896" calcext:value-type="float">
            <text:p>896</text:p>
          </table:table-cell>
          <table:table-cell table:style-name="ce38" office:value-type="float" office:value="2112" calcext:value-type="float">
            <text:p>2,1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Asch-, bagger-, vuilnislieden, aschverkoo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Azijnstokers, kunstazijnm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Baardscheerders, kappers, paruikenma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Badstoofhou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Bankiers, effectenhandelaars, geldwisselaars, kassi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/>
          <table:table-cell table:style-name="ce24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8" calcext:value-type="float">
            <text:p>18</text:p>
          </table:table-cell>
          <table:table-cell table:style-name="ce31"/>
          <table:table-cell table:style-name="ce31" office:value-type="float" office:value="21" calcext:value-type="float">
            <text:p>21</text:p>
          </table:table-cell>
          <table:table-cell table:style-name="ce31"/>
          <table:table-cell table:style-name="ce37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Beeldhouwers, lofwerksnij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Beleenbankhouders, inbrengers enz.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Beste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/>
          <table:table-cell table:style-name="ce24"/>
          <table:table-cell table:style-name="ce31" table:number-columns-repeated="4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4" calcext:value-type="float">
            <text:p>4</text:p>
          </table:table-cell>
          <table:table-cell table:style-name="ce37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Bezembinders, rietboeren, rijswer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Bierbrouwers, bierste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63" calcext:value-type="float">
            <text:p>6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Billard-, kaats-ballenm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Bleekers</text:p>
          </table:table-cell>
          <table:table-cell/>
          <table:table-cell table:style-name="ce24"/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7" calcext:value-type="float">
            <text:p>7</text:p>
          </table:table-cell>
          <table:table-cell table:style-name="ce37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Blik-, en pleetwerkers, lampenm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40" calcext:value-type="float">
            <text:p>4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Boekbind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12" calcext:value-type="float">
            <text:p>12</text:p>
          </table:table-cell>
          <table:table-cell table:style-name="ce31"/>
          <table:table-cell table:style-name="ce31" office:value-type="float" office:value="17" calcext:value-type="float">
            <text:p>17</text:p>
          </table:table-cell>
          <table:table-cell table:style-name="ce31"/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29" calcext:value-type="float">
            <text:p>29</text:p>
          </table:table-cell>
          <table:table-cell table:style-name="ce31"/>
          <table:table-cell table:style-name="ce31" office:value-type="float" office:value="34" calcext:value-type="float">
            <text:p>34</text:p>
          </table:table-cell>
          <table:table-cell table:style-name="ce31"/>
          <table:table-cell table:style-name="ce37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Bontwer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15" calcext:value-type="float">
            <text:p>15</text:p>
          </table:table-cell>
          <table:table-cell table:style-name="ce31"/>
          <table:table-cell table:style-name="ce31" office:value-type="float" office:value="18" calcext:value-type="float">
            <text:p>18</text:p>
          </table:table-cell>
          <table:table-cell table:style-name="ce31"/>
          <table:table-cell table:style-name="ce37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Borduurwerkers, kantwerkers</text:p>
          </table:table-cell>
          <table:table-cell/>
          <table:table-cell table:style-name="ce24"/>
          <table:table-cell table:style-name="ce31" table:number-columns-repeated="6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Borstel-, kaarden-, kammen-, rijven-, zeeftenmakers</text:p>
          </table:table-cell>
          <table:table-cell/>
          <table:table-cell table:style-name="ce24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17" calcext:value-type="float">
            <text:p>17</text:p>
          </table:table-cell>
          <table:table-cell table:style-name="ce31"/>
          <table:table-cell table:style-name="ce31" office:value-type="float" office:value="23" calcext:value-type="float">
            <text:p>23</text:p>
          </table:table-cell>
          <table:table-cell table:style-name="ce31"/>
          <table:table-cell table:style-name="ce37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Bouwmeesters, civiel ingenieu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Breuk- en draagbanden-, keurslijven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Brillenslijpers en verkoo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41" calcext:value-type="float">
            <text:p>14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42" calcext:value-type="float">
            <text:p>142</text:p>
          </table:table-cell>
          <table:table-cell table:style-name="ce31" office:value-type="float" office:value="6" calcext:value-type="float">
            <text:p>6</text:p>
          </table:table-cell>
          <table:table-cell table:style-name="ce37" office:value-type="float" office:value="148" calcext:value-type="float">
            <text:p>14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Bijenteelt (personen behoorende tot de)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Chicoreifabrijkan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Chocoladefabrijkant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Dagbladschrijvers, letterkundig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Debiteurs en gedelegeerden in de loterij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Dekkers (lei-, pannen-, riet-)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Deurwaar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/>
          <table:table-cell table:style-name="ce24"/>
          <table:table-cell table:style-name="ce31" table:number-columns-repeated="4"/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72" calcext:value-type="float">
            <text:p>172</text:p>
          </table:table-cell>
          <table:table-cell table:style-name="ce32" office:value-type="float" office:value="1130" calcext:value-type="float">
            <text:p>1,130</text:p>
          </table:table-cell>
          <table:table-cell table:style-name="ce31" office:value-type="float" office:value="172" calcext:value-type="float">
            <text:p>172</text:p>
          </table:table-cell>
          <table:table-cell table:style-name="ce32" office:value-type="float" office:value="1152" calcext:value-type="float">
            <text:p>1,152</text:p>
          </table:table-cell>
          <table:table-cell table:style-name="ce38" office:value-type="float" office:value="1324" calcext:value-type="float">
            <text:p>1,3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Doodgravers, bedienaars van begravenissen, verhuurders van rouwkleeder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Fabrijkanten van verschillenden aard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9" calcext:value-type="float">
            <text:p>9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Fineerzag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Gaarkeukenhouders</text:p>
          </table:table-cell>
          <table:table-cell/>
          <table:table-cell table:style-name="ce24"/>
          <table:table-cell table:style-name="ce31" table:number-columns-repeated="6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Galanteriewarenhandelaa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Garen- en bandwinkeli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Gasfabrijkan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11" calcext:value-type="float">
            <text:p>11</text:p>
          </table:table-cell>
          <table:table-cell table:style-name="ce37" office:value-type="float" office:value="37" calcext:value-type="float">
            <text:p>3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Gepensioneerden (burgerlijke en militaire)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97" calcext:value-type="float">
            <text:p>197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197" calcext:value-type="float">
            <text:p>197</text:p>
          </table:table-cell>
          <table:table-cell table:style-name="ce31" office:value-type="float" office:value="45" calcext:value-type="float">
            <text:p>45</text:p>
          </table:table-cell>
          <table:table-cell table:style-name="ce37" office:value-type="float" office:value="242" calcext:value-type="float">
            <text:p>24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Geschutgieters, geweermakers</text:p>
          </table:table-cell>
          <table:table-cell/>
          <table:table-cell table:style-name="ce24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2" calcext:value-type="float">
            <text:p>22</text:p>
          </table:table-cell>
          <table:table-cell table:style-name="ce31"/>
          <table:table-cell table:style-name="ce31" office:value-type="float" office:value="121" calcext:value-type="float">
            <text:p>121</text:p>
          </table:table-cell>
          <table:table-cell table:style-name="ce31"/>
          <table:table-cell table:style-name="ce31" office:value-type="float" office:value="144" calcext:value-type="float">
            <text:p>144</text:p>
          </table:table-cell>
          <table:table-cell table:style-name="ce31"/>
          <table:table-cell table:style-name="ce37" office:value-type="float" office:value="144" calcext:value-type="float">
            <text:p>1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Glasblazer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1" calcext:value-type="float">
            <text:p>11</text:p>
          </table:table-cell>
          <table:table-cell table:style-name="ce31"/>
          <table:table-cell table:style-name="ce31" office:value-type="float" office:value="40" calcext:value-type="float">
            <text:p>40</text:p>
          </table:table-cell>
          <table:table-cell table:style-name="ce31"/>
          <table:table-cell table:style-name="ce31" office:value-type="float" office:value="53" calcext:value-type="float">
            <text:p>53</text:p>
          </table:table-cell>
          <table:table-cell table:style-name="ce31"/>
          <table:table-cell table:style-name="ce37" office:value-type="float" office:value="53" calcext:value-type="float">
            <text:p>5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4" calcext:value-type="float">
            <text:p>34</text:p>
          </table:table-cell>
          <table:table-cell table:style-name="ce31"/>
          <table:table-cell table:style-name="ce31" office:value-type="float" office:value="34" calcext:value-type="float">
            <text:p>34</text:p>
          </table:table-cell>
          <table:table-cell table:style-name="ce31"/>
          <table:table-cell table:style-name="ce37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7" calcext:value-type="float">
            <text:p>27</text:p>
          </table:table-cell>
          <table:table-cell table:style-name="ce37" office:value-type="float" office:value="45" calcext:value-type="float">
            <text:p>4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Graanhandelaars, gistverkoo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Griendbaz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Groenten-, fruitverkoo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95" calcext:value-type="float">
            <text:p>95</text:p>
          </table:table-cell>
          <table:table-cell table:style-name="ce37" office:value-type="float" office:value="99" calcext:value-type="float">
            <text:p>9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Grondeigenar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8" calcext:value-type="float">
            <text:p>8</text:p>
          </table:table-cell>
          <table:table-cell table:style-name="ce37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Grossiers, slijt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Grutters, kruideni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Haarwer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Handelsleerlingen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Handelsreizig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Handschoenen- en dassen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Haven- en bakenmees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Heetmaaij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Hennep- en vlasbereiders en teel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Herbergiers, kasteleins, koffijhuishouders</text:p>
          </table:table-cell>
          <table:table-cell/>
          <table:table-cell table:style-name="ce24"/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29" calcext:value-type="float">
            <text:p>29</text:p>
          </table:table-cell>
          <table:table-cell table:style-name="ce37" office:value-type="float" office:value="100" calcext:value-type="float">
            <text:p>10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Herders en veehoe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Hoeden-, petten- en stroohoedenmakers</text:p>
          </table:table-cell>
          <table:table-cell/>
          <table:table-cell table:style-name="ce24"/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51" calcext:value-type="float">
            <text:p>5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1" calcext:value-type="float">
            <text:p>11</text:p>
          </table:table-cell>
          <table:table-cell table:style-name="ce31"/>
          <table:table-cell table:style-name="ce31" office:value-type="float" office:value="11" calcext:value-type="float">
            <text:p>11</text:p>
          </table:table-cell>
          <table:table-cell table:style-name="ce31"/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Houthak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Houtzaagmolenaars, houtzagers, houtkoo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Huisleerlingen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0" calcext:value-type="float">
            <text:p>20</text:p>
          </table:table-cell>
          <table:table-cell table:style-name="ce37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4" calcext:value-type="float">
            <text:p>14</text:p>
          </table:table-cell>
          <table:table-cell table:style-name="ce31"/>
          <table:table-cell table:style-name="ce31" office:value-type="float" office:value="14" calcext:value-type="float">
            <text:p>14</text:p>
          </table:table-cell>
          <table:table-cell table:style-name="ce31"/>
          <table:table-cell table:style-name="ce37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Inleggers van levensbehoeft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Jag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Jagt (personen behoorende tot de)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Juweliers, goud- en zilversmeden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3" calcext:value-type="float">
            <text:p>3</text:p>
          </table:table-cell>
          <table:table-cell table:style-name="ce37" office:value-type="float" office:value="47" calcext:value-type="float">
            <text:p>4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aarders, wolkamm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aarsenmakers (smeer- en was-)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abinet- en schrijnwerkers, kunstdraaijers</text:p>
          </table:table-cell>
          <table:table-cell/>
          <table:table-cell table:style-name="ce24"/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17" calcext:value-type="float">
            <text:p>17</text:p>
          </table:table-cell>
          <table:table-cell table:style-name="ce31"/>
          <table:table-cell table:style-name="ce31" office:value-type="float" office:value="268" calcext:value-type="float">
            <text:p>26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88" calcext:value-type="float">
            <text:p>288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290" calcext:value-type="float">
            <text:p>29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adetten van de landmagt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adetten van de zeemagt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alkbranders, cement- en trasm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antoor- en winkelbedienden, pakhuisknechts</text:p>
          </table:table-cell>
          <table:table-cell/>
          <table:table-cell table:style-name="ce24"/>
          <table:table-cell table:style-name="ce31" table:number-columns-repeated="4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95" calcext:value-type="float">
            <text:p>95</text:p>
          </table:table-cell>
          <table:table-cell table:style-name="ce37" office:value-type="float" office:value="147" calcext:value-type="float">
            <text:p>14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leedermakers</text:p>
          </table:table-cell>
          <table:table-cell/>
          <table:table-cell table:style-name="ce24"/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23" calcext:value-type="float">
            <text:p>23</text:p>
          </table:table-cell>
          <table:table-cell table:style-name="ce31"/>
          <table:table-cell table:style-name="ce31" office:value-type="float" office:value="306" calcext:value-type="float">
            <text:p>30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33" calcext:value-type="float">
            <text:p>333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334" calcext:value-type="float">
            <text:p>3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leederen- en gemaaktgoedverkoo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leinhandelaars, winkeli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170" calcext:value-type="float">
            <text:p>170</text:p>
          </table:table-cell>
          <table:table-cell table:style-name="ce37" office:value-type="float" office:value="331" calcext:value-type="float">
            <text:p>33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34" calcext:value-type="float">
            <text:p>34</text:p>
          </table:table-cell>
          <table:table-cell table:style-name="ce31"/>
          <table:table-cell table:style-name="ce31" office:value-type="float" office:value="36" calcext:value-type="float">
            <text:p>36</text:p>
          </table:table-cell>
          <table:table-cell table:style-name="ce31"/>
          <table:table-cell table:style-name="ce37" office:value-type="float" office:value="36" calcext:value-type="float">
            <text:p>3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lompen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noopenmakers</text:p>
          </table:table-cell>
          <table:table-cell/>
          <table:table-cell table:style-name="ce24"/>
          <table:table-cell table:style-name="ce31" table:number-columns-repeated="5"/>
          <table:table-cell table:number-columns-repeated="4" table:style-name="ce31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olonisten arbei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olonisten hulpbehoevende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olonisten bedelaa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ooplieden van verschillenden aard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22" calcext:value-type="float">
            <text:p>22</text:p>
          </table:table-cell>
          <table:table-cell table:style-name="ce37" office:value-type="float" office:value="98" calcext:value-type="float">
            <text:p>9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oornmolenaa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3" calcext:value-type="float">
            <text:p>3</text:p>
          </table:table-cell>
          <table:table-cell table:style-name="ce37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oornverschiet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/>
          <table:table-cell table:style-name="ce24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60" calcext:value-type="float">
            <text:p>6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oper-, klok- en geelgiet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ostschool- houders en onderwijz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ostschool- leerling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raankinder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ram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ramm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rib- en dijkwerkers, heilbaz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roeghouders, tappers enz.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24" calcext:value-type="float">
            <text:p>24</text:p>
          </table:table-cell>
          <table:table-cell table:style-name="ce37" office:value-type="float" office:value="87" calcext:value-type="float">
            <text:p>8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ruidfabrijkanten en vuurwerkm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ruijers, sjouwers, schoenpoets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53" calcext:value-type="float">
            <text:p>153</text:p>
          </table:table-cell>
          <table:table-cell table:style-name="ce31"/>
          <table:table-cell table:style-name="ce31" office:value-type="float" office:value="153" calcext:value-type="float">
            <text:p>153</text:p>
          </table:table-cell>
          <table:table-cell table:style-name="ce31"/>
          <table:table-cell table:style-name="ce37" office:value-type="float" office:value="153" calcext:value-type="float">
            <text:p>15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/>
          <table:table-cell table:style-name="ce24"/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13" calcext:value-type="float">
            <text:p>13</text:p>
          </table:table-cell>
          <table:table-cell table:style-name="ce31"/>
          <table:table-cell table:style-name="ce32" office:value-type="float" office:value="1688" calcext:value-type="float">
            <text:p>1,688</text:p>
          </table:table-cell>
          <table:table-cell table:style-name="ce31"/>
          <table:table-cell table:style-name="ce32" office:value-type="float" office:value="1704" calcext:value-type="float">
            <text:p>1,704</text:p>
          </table:table-cell>
          <table:table-cell table:style-name="ce31"/>
          <table:table-cell table:style-name="ce38" office:value-type="float" office:value="1704" calcext:value-type="float">
            <text:p>1,70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uipers, hoepelma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5" calcext:value-type="float">
            <text:p>35</text:p>
          </table:table-cell>
          <table:table-cell table:style-name="ce31"/>
          <table:table-cell table:style-name="ce31" office:value-type="float" office:value="36" calcext:value-type="float">
            <text:p>36</text:p>
          </table:table-cell>
          <table:table-cell table:style-name="ce31"/>
          <table:table-cell table:style-name="ce37" office:value-type="float" office:value="36" calcext:value-type="float">
            <text:p>3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unstenaars, goochelaars enz.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unstkoopers, muzijk- en teekenhandelar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unstlak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unstoefenaren schil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unstwerkers</text:p>
          </table:table-cell>
          <table:table-cell/>
          <table:table-cell table:style-name="ce24"/>
          <table:table-cell table:style-name="ce31" table:number-columns-repeated="6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Kurkensnij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Landbouw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165" calcext:value-type="float">
            <text:p>165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24" calcext:value-type="float">
            <text:p>24</text:p>
          </table:table-cell>
          <table:table-cell table:style-name="ce37" office:value-type="float" office:value="194" calcext:value-type="float">
            <text:p>19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Landhuishoudkundige scholen onderwijz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Landhuishoudkundige scholen leerling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Landmeters en teekenaars bij de kadaster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Lantaarnopste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Latijnsche scholen onderwijz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Latijnsche scholen leerlingen</text:p>
          </table:table-cell>
          <table:table-cell/>
          <table:table-cell table:style-name="ce24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2" calcext:value-type="float">
            <text:p>12</text:p>
          </table:table-cell>
          <table:table-cell table:style-name="ce31"/>
          <table:table-cell table:style-name="ce31" office:value-type="float" office:value="9" calcext:value-type="float">
            <text:p>9</text:p>
          </table:table-cell>
          <table:table-cell table:style-name="ce31"/>
          <table:table-cell table:style-name="ce31" office:value-type="float" office:value="22" calcext:value-type="float">
            <text:p>22</text:p>
          </table:table-cell>
          <table:table-cell table:style-name="ce31"/>
          <table:table-cell table:style-name="ce37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Leerbereiders en looij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Liefdadige gestichten hoofd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7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Liefdadige gestichten dienstdoend personeel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0" calcext:value-type="float">
            <text:p>10</text:p>
          </table:table-cell>
          <table:table-cell table:style-name="ce37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Linieer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Loodgieters en pompenmakers, brandspuitmakers</text:p>
          </table:table-cell>
          <table:table-cell/>
          <table:table-cell table:style-name="ce24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Loodwitm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Lijmzie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Magazijn- en pakhuismees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Makelaars en kargadoo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Manden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8" calcext:value-type="float">
            <text:p>18</text:p>
          </table:table-cell>
          <table:table-cell table:style-name="ce31"/>
          <table:table-cell table:style-name="ce31" office:value-type="float" office:value="18" calcext:value-type="float">
            <text:p>18</text:p>
          </table:table-cell>
          <table:table-cell table:style-name="ce31"/>
          <table:table-cell table:style-name="ce37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Manufakturen fabrijkanten/*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Manufakturen kooplieden/*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5" calcext:value-type="float">
            <text:p>5</text:p>
          </table:table-cell>
          <table:table-cell table:style-name="ce37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Manufakturen werklieden/*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Mattenm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Meekrapbereiders en fabrijkant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Meesters (keur-, markt-, waag-), afslag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Melk-, boter-, kaasverkoo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Messenmakers en slij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Meters (kolen-, koorn-, hout-, scheeps- enz.), wijnsto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Metselaa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41" calcext:value-type="float">
            <text:p>41</text:p>
          </table:table-cell>
          <table:table-cell table:style-name="ce31"/>
          <table:table-cell table:style-name="ce31" office:value-type="float" office:value="42" calcext:value-type="float">
            <text:p>42</text:p>
          </table:table-cell>
          <table:table-cell table:style-name="ce31"/>
          <table:table-cell table:style-name="ce37" office:value-type="float" office:value="42" calcext:value-type="float">
            <text:p>4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Modemaaksters</text:p>
          </table:table-cell>
          <table:table-cell/>
          <table:table-cell table:style-name="ce24"/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6" calcext:value-type="float">
            <text:p>16</text:p>
          </table:table-cell>
          <table:table-cell table:style-name="ce31"/>
          <table:table-cell table:style-name="ce31" office:value-type="float" office:value="65" calcext:value-type="float">
            <text:p>65</text:p>
          </table:table-cell>
          <table:table-cell table:style-name="ce31"/>
          <table:table-cell table:style-name="ce31" office:value-type="float" office:value="83" calcext:value-type="float">
            <text:p>83</text:p>
          </table:table-cell>
          <table:table-cell table:style-name="ce37" office:value-type="float" office:value="83" calcext:value-type="float">
            <text:p>8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Molen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Moutmolenaa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Mijnwer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24"/>
          <table:table-cell table:style-name="ce31" office:value-type="float" office:value="15" calcext:value-type="float">
            <text:p>15</text:p>
          </table:table-cell>
          <table:table-cell table:style-name="ce31"/>
          <table:table-cell table:style-name="ce31" office:value-type="float" office:value="23" calcext:value-type="float">
            <text:p>23</text:p>
          </table:table-cell>
          <table:table-cell table:style-name="ce31"/>
          <table:table-cell table:style-name="ce31" office:value-type="float" office:value="124" calcext:value-type="float">
            <text:p>124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1019" calcext:value-type="float">
            <text:p>1,019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1181" calcext:value-type="float">
            <text:p>1,181</text:p>
          </table:table-cell>
          <table:table-cell table:style-name="ce38" office:value-type="float" office:value="1182" calcext:value-type="float">
            <text:p>1,18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Nachtwer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Notariss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Notarissen (kandidaat)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Olieslagers en molenaa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Omroepers, aanplak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Ondernemers en direkteurs van begrafenis- en ziekenfondsen/2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Ondernemers en direkteurs van verzekering- en brandwaarborgmaatschappijen/2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22" calcext:value-type="float">
            <text:p>22</text:p>
          </table:table-cell>
          <table:table-cell table:style-name="ce37" office:value-type="float" office:value="74" calcext:value-type="float">
            <text:p>7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Opzigters, conducteurs enz.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9" calcext:value-type="float">
            <text:p>9</text:p>
          </table:table-cell>
          <table:table-cell table:style-name="ce31"/>
          <table:table-cell table:style-name="ce31" office:value-type="float" office:value="9" calcext:value-type="float">
            <text:p>9</text:p>
          </table:table-cell>
          <table:table-cell table:style-name="ce31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Orgeldraaijers, straatmuzijkan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6" calcext:value-type="float">
            <text:p>6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Paarden- en beestensnij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18" calcext:value-type="float">
            <text:p>18</text:p>
          </table:table-cell>
          <table:table-cell table:style-name="ce31"/>
          <table:table-cell table:style-name="ce31" office:value-type="float" office:value="24" calcext:value-type="float">
            <text:p>24</text:p>
          </table:table-cell>
          <table:table-cell table:style-name="ce31"/>
          <table:table-cell table:style-name="ce37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Papier- en gekleurd papier- fabrijkan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Papier- en gekleurd papier- handelaa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Papier- en gekleurd papier- werklieden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Parapluie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Pennenberei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Pikeu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Pik- en teersto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Plaat- en steendrukkers, plaatsnij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1" calcext:value-type="float">
            <text:p>11</text:p>
          </table:table-cell>
          <table:table-cell table:style-name="ce31"/>
          <table:table-cell table:style-name="ce31" office:value-type="float" office:value="11" calcext:value-type="float">
            <text:p>11</text:p>
          </table:table-cell>
          <table:table-cell table:style-name="ce31"/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Pleistergieters, boetseer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Politie (dir, commiss, agenten van), march, vdd- en boschw, nacht- en torenw, geregtsdienaars, cipiers en bew van gevangenissen, scherpregters, enz.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4" calcext:value-type="float">
            <text:p>44</text:p>
          </table:table-cell>
          <table:table-cell table:style-name="ce31"/>
          <table:table-cell table:style-name="ce31" office:value-type="float" office:value="44" calcext:value-type="float">
            <text:p>44</text:p>
          </table:table-cell>
          <table:table-cell table:style-name="ce31"/>
          <table:table-cell table:style-name="ce37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Prokureu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Publieke vrouwen, publiekhuishouders</text:p>
          </table:table-cell>
          <table:table-cell/>
          <table:table-cell table:style-name="ce24"/>
          <table:table-cell table:style-name="ce31" table:number-columns-repeated="6"/>
          <table:table-cell table:style-name="ce31" office:value-type="float" office:value="26" calcext:value-type="float">
            <text:p>26</text:p>
          </table:table-cell>
          <table:table-cell table:style-name="ce31"/>
          <table:table-cell table:style-name="ce31" office:value-type="float" office:value="26" calcext:value-type="float">
            <text:p>26</text:p>
          </table:table-cell>
          <table:table-cell table:style-name="ce37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Pijpen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Ree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Regterlijke magt (ambtenaren der)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1" calcext:value-type="float">
            <text:p>21</text:p>
          </table:table-cell>
          <table:table-cell table:style-name="ce31"/>
          <table:table-cell table:style-name="ce31" office:value-type="float" office:value="21" calcext:value-type="float">
            <text:p>21</text:p>
          </table:table-cell>
          <table:table-cell table:style-name="ce31"/>
          <table:table-cell table:style-name="ce37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Renteniers, partikulier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170" calcext:value-type="float">
            <text:p>170</text:p>
          </table:table-cell>
          <table:table-cell table:style-name="ce37" office:value-type="float" office:value="253" calcext:value-type="float">
            <text:p>25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Rentmees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Rijtuig-, wagen-, koffer-, zadelmaker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49" calcext:value-type="float">
            <text:p>49</text:p>
          </table:table-cell>
          <table:table-cell table:style-name="ce31"/>
          <table:table-cell table:style-name="ce31" office:value-type="float" office:value="57" calcext:value-type="float">
            <text:p>57</text:p>
          </table:table-cell>
          <table:table-cell table:style-name="ce31"/>
          <table:table-cell table:style-name="ce37" office:value-type="float" office:value="57" calcext:value-type="float">
            <text:p>5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Rijtuigschil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chaarslij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chat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cheep-, blok-, mast- en zeilmakers, rafactlemeesters, scheepsloopers, takelaa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cheepsw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cheepzeilnaaldenm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/>
          <table:table-cell table:style-name="ce24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number-columns-repeated="3" table:style-name="ce31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chelpvisschers, schul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chermmeest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childers (huis-), glazenmakers</text:p>
          </table:table-cell>
          <table:table-cell/>
          <table:table-cell table:style-name="ce24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66" calcext:value-type="float">
            <text:p>66</text:p>
          </table:table-cell>
          <table:table-cell table:style-name="ce31"/>
          <table:table-cell table:style-name="ce31" office:value-type="float" office:value="70" calcext:value-type="float">
            <text:p>70</text:p>
          </table:table-cell>
          <table:table-cell table:style-name="ce31"/>
          <table:table-cell table:style-name="ce37" office:value-type="float" office:value="70" calcext:value-type="float">
            <text:p>7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51" calcext:value-type="float">
            <text:p>5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choenmakers en lappers</text:p>
          </table:table-cell>
          <table:table-cell/>
          <table:table-cell table:style-name="ce24"/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31" calcext:value-type="float">
            <text:p>31</text:p>
          </table:table-cell>
          <table:table-cell table:style-name="ce31"/>
          <table:table-cell table:style-name="ce31" office:value-type="float" office:value="372" calcext:value-type="float">
            <text:p>37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405" calcext:value-type="float">
            <text:p>405</text:p>
          </table:table-cell>
          <table:table-cell table:style-name="ce31" office:value-type="float" office:value="4" calcext:value-type="float">
            <text:p>4</text:p>
          </table:table-cell>
          <table:table-cell table:style-name="ce37" office:value-type="float" office:value="409" calcext:value-type="float">
            <text:p>40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choolleerlingen</text:p>
          </table:table-cell>
          <table:table-cell/>
          <table:table-cell table:style-name="ce24" office:value-type="float" office:value="610" calcext:value-type="float">
            <text:p>610</text:p>
          </table:table-cell>
          <table:table-cell table:style-name="ce31" office:value-type="float" office:value="456" calcext:value-type="float">
            <text:p>456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157" calcext:value-type="float">
            <text:p>157</text:p>
          </table:table-cell>
          <table:table-cell table:style-name="ce31" office:value-type="float" office:value="209" calcext:value-type="float">
            <text:p>209</text:p>
          </table:table-cell>
          <table:table-cell table:style-name="ce31" office:value-type="float" office:value="164" calcext:value-type="float">
            <text:p>164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3" calcext:value-type="float">
            <text:p>13</text:p>
          </table:table-cell>
          <table:table-cell table:style-name="ce32" office:value-type="float" office:value="1112" calcext:value-type="float">
            <text:p>1,112</text:p>
          </table:table-cell>
          <table:table-cell table:style-name="ce31" office:value-type="float" office:value="790" calcext:value-type="float">
            <text:p>790</text:p>
          </table:table-cell>
          <table:table-cell table:style-name="ce38" office:value-type="float" office:value="1902" calcext:value-type="float">
            <text:p>1,90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choorsteenveg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68" calcext:value-type="float">
            <text:p>6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meden grof-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meden hoef-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5" calcext:value-type="float">
            <text:p>25</text:p>
          </table:table-cell>
          <table:table-cell table:style-name="ce31"/>
          <table:table-cell table:style-name="ce31" office:value-type="float" office:value="25" calcext:value-type="float">
            <text:p>25</text:p>
          </table:table-cell>
          <table:table-cell table:style-name="ce31"/>
          <table:table-cell table:style-name="ce37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meden kagchel- en andere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4" calcext:value-type="float">
            <text:p>14</text:p>
          </table:table-cell>
          <table:table-cell table:style-name="ce31"/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129" calcext:value-type="float">
            <text:p>1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olliciteu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peldenfabrijkanten en werklied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piegelmakers en verkoo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pinners, spoelders, wever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12" calcext:value-type="float">
            <text:p>12</text:p>
          </table:table-cell>
          <table:table-cell table:style-name="ce37" office:value-type="float" office:value="76" calcext:value-type="float">
            <text:p>7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poorweg- en stoombootbeamb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pijkermakers</text:p>
          </table:table-cell>
          <table:table-cell/>
          <table:table-cell table:style-name="ce24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11" calcext:value-type="float">
            <text:p>11</text:p>
          </table:table-cell>
          <table:table-cell table:style-name="ce31"/>
          <table:table-cell table:style-name="ce31" office:value-type="float" office:value="15" calcext:value-type="float">
            <text:p>15</text:p>
          </table:table-cell>
          <table:table-cell table:style-name="ce31"/>
          <table:table-cell table:style-name="ce37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talhouders, rijtuigverhuur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teenhouw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7" calcext:value-type="float">
            <text:p>17</text:p>
          </table:table-cell>
          <table:table-cell table:style-name="ce31"/>
          <table:table-cell table:style-name="ce31" office:value-type="float" office:value="19" calcext:value-type="float">
            <text:p>19</text:p>
          </table:table-cell>
          <table:table-cell table:style-name="ce31"/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teenkolen-, hout- en turfverkoo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telzie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toelen-bekleeders, draaijers, matters</text:p>
          </table:table-cell>
          <table:table-cell/>
          <table:table-cell table:style-name="ce24"/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toffenverwers, glanz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traat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tudenten aan hooge scholen, athenaea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2" calcext:value-type="float">
            <text:p>12</text:p>
          </table:table-cell>
          <table:table-cell table:style-name="ce31"/>
          <table:table-cell table:style-name="ce31" office:value-type="float" office:value="21" calcext:value-type="float">
            <text:p>21</text:p>
          </table:table-cell>
          <table:table-cell table:style-name="ce31"/>
          <table:table-cell table:style-name="ce31" office:value-type="float" office:value="33" calcext:value-type="float">
            <text:p>33</text:p>
          </table:table-cell>
          <table:table-cell table:style-name="ce31"/>
          <table:table-cell table:style-name="ce37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tudenten aan academien, clinische schol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tudenten aan seminari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tukadoors, witt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3" calcext:value-type="float">
            <text:p>23</text:p>
          </table:table-cell>
          <table:table-cell table:style-name="ce31"/>
          <table:table-cell table:style-name="ce31" office:value-type="float" office:value="24" calcext:value-type="float">
            <text:p>24</text:p>
          </table:table-cell>
          <table:table-cell table:style-name="ce31"/>
          <table:table-cell table:style-name="ce37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tijfselfabrijkant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uiker- en pastijbak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Suikerraffinadeu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Taalmeesters, translateu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Tabak- en sigarenfabrijkan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4" calcext:value-type="float">
            <text:p>14</text:p>
          </table:table-cell>
          <table:table-cell table:style-name="ce31"/>
          <table:table-cell table:style-name="ce31" office:value-type="float" office:value="14" calcext:value-type="float">
            <text:p>14</text:p>
          </table:table-cell>
          <table:table-cell table:style-name="ce31"/>
          <table:table-cell table:style-name="ce37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Tabak- en sigarenkervers</text:p>
          </table:table-cell>
          <table:table-cell/>
          <table:table-cell table:style-name="ce24"/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4" calcext:value-type="float">
            <text:p>14</text:p>
          </table:table-cell>
          <table:table-cell table:style-name="ce31"/>
          <table:table-cell table:style-name="ce31" office:value-type="float" office:value="14" calcext:value-type="float">
            <text:p>14</text:p>
          </table:table-cell>
          <table:table-cell table:style-name="ce31"/>
          <table:table-cell table:style-name="ce31" office:value-type="float" office:value="30" calcext:value-type="float">
            <text:p>30</text:p>
          </table:table-cell>
          <table:table-cell table:style-name="ce31"/>
          <table:table-cell table:style-name="ce37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Tabak- en sigarenplant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Tabak- en sigarenverkoo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Tapijtfabrijkanten</text:p>
          </table:table-cell>
          <table:table-cell/>
          <table:table-cell table:style-name="ce24"/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37" calcext:value-type="float">
            <text:p>37</text:p>
          </table:table-cell>
          <table:table-cell table:style-name="ce31"/>
          <table:table-cell table:style-name="ce31" office:value-type="float" office:value="44" calcext:value-type="float">
            <text:p>44</text:p>
          </table:table-cell>
          <table:table-cell table:style-name="ce31"/>
          <table:table-cell table:style-name="ce37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Timmerlieden, kistenma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5" calcext:value-type="float">
            <text:p>15</text:p>
          </table:table-cell>
          <table:table-cell table:style-name="ce31"/>
          <table:table-cell table:style-name="ce31" office:value-type="float" office:value="16" calcext:value-type="float">
            <text:p>16</text:p>
          </table:table-cell>
          <table:table-cell table:style-name="ce31"/>
          <table:table-cell table:style-name="ce37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Tinnegiet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Touwslagers, baanwer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3" calcext:value-type="float">
            <text:p>13</text:p>
          </table:table-cell>
          <table:table-cell table:style-name="ce31"/>
          <table:table-cell table:style-name="ce31" office:value-type="float" office:value="14" calcext:value-type="float">
            <text:p>14</text:p>
          </table:table-cell>
          <table:table-cell table:style-name="ce31"/>
          <table:table-cell table:style-name="ce37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Traansto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Turf-, koorn- en kolendrag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Uitdragers, uitventers, leurd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Uurwerk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9" calcext:value-type="float">
            <text:p>19</text:p>
          </table:table-cell>
          <table:table-cell table:style-name="ce31"/>
          <table:table-cell table:style-name="ce31" office:value-type="float" office:value="19" calcext:value-type="float">
            <text:p>19</text:p>
          </table:table-cell>
          <table:table-cell table:style-name="ce31"/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Veearts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Veenlieden, turfboer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Vendumees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Vergulders, lijsten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Veteran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Vill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Vischdroogers en roo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Vischverkoo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Vissch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Vleeschhouwers, spekslagers, poeli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13" calcext:value-type="float">
            <text:p>13</text:p>
          </table:table-cell>
          <table:table-cell table:style-name="ce37" office:value-type="float" office:value="85" calcext:value-type="float">
            <text:p>8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Voddenra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Voerlieden, koetsiers, loopers, postknechten en slee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2" calcext:value-type="float">
            <text:p>32</text:p>
          </table:table-cell>
          <table:table-cell table:style-name="ce31"/>
          <table:table-cell table:style-name="ce31" office:value-type="float" office:value="32" calcext:value-type="float">
            <text:p>32</text:p>
          </table:table-cell>
          <table:table-cell table:style-name="ce31"/>
          <table:table-cell table:style-name="ce37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Vogelverkoopers, kooiboer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Wafel- en poffertjesbak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Watermolenaa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Wek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Wierspinn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Wijnhandelaa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IJkmees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IJzer- en koperdraaij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IJzergie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Zaadverkoo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Zaakwaarnemers, commissionnai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3" calcext:value-type="float">
            <text:p>3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Zakkenmakers en verhuur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Zandverkoo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Zeepzie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Zeevaartscholen onderwijz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Zeevaartscholen leerling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Ziekenoppass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9" calcext:value-type="float">
            <text:p>9</text:p>
          </table:table-cell>
          <table:table-cell table:style-name="ce37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Zoutzie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Zwaardveg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Zwavelstokkenmakers en verkoo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Zijdeteelt (personen behoorende tot de)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Verschillende beroep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Zonder beroep</text:p>
          </table:table-cell>
          <table:table-cell/>
          <table:table-cell table:style-name="ce25" office:value-type="float" office:value="1897" calcext:value-type="float">
            <text:p>1,897</text:p>
          </table:table-cell>
          <table:table-cell table:style-name="ce32" office:value-type="float" office:value="2090" calcext:value-type="float">
            <text:p>2,090</text:p>
          </table:table-cell>
          <table:table-cell table:style-name="ce31" office:value-type="float" office:value="174" calcext:value-type="float">
            <text:p>174</text:p>
          </table:table-cell>
          <table:table-cell table:style-name="ce31" office:value-type="float" office:value="223" calcext:value-type="float">
            <text:p>223</text:p>
          </table:table-cell>
          <table:table-cell table:style-name="ce31" office:value-type="float" office:value="302" calcext:value-type="float">
            <text:p>302</text:p>
          </table:table-cell>
          <table:table-cell table:style-name="ce31" office:value-type="float" office:value="525" calcext:value-type="float">
            <text:p>525</text:p>
          </table:table-cell>
          <table:table-cell table:style-name="ce31" office:value-type="float" office:value="731" calcext:value-type="float">
            <text:p>731</text:p>
          </table:table-cell>
          <table:table-cell table:style-name="ce32" office:value-type="float" office:value="4891" calcext:value-type="float">
            <text:p>4,891</text:p>
          </table:table-cell>
          <table:table-cell table:style-name="ce32" office:value-type="float" office:value="3104" calcext:value-type="float">
            <text:p>3,104</text:p>
          </table:table-cell>
          <table:table-cell table:style-name="ce32" office:value-type="float" office:value="7729" calcext:value-type="float">
            <text:p>7,729</text:p>
          </table:table-cell>
          <table:table-cell table:style-name="ce38" office:value-type="float" office:value="10833" calcext:value-type="float">
            <text:p>10,8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Beroep onbekend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MAASTRICHT.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5" office:value-type="float" office:value="2517" calcext:value-type="float">
            <text:p>2,517</text:p>
          </table:table-cell>
          <table:table-cell table:style-name="ce32" office:value-type="float" office:value="2574" calcext:value-type="float">
            <text:p>2,574</text:p>
          </table:table-cell>
          <table:table-cell table:style-name="ce31" office:value-type="float" office:value="471" calcext:value-type="float">
            <text:p>471</text:p>
          </table:table-cell>
          <table:table-cell table:style-name="ce31" office:value-type="float" office:value="408" calcext:value-type="float">
            <text:p>408</text:p>
          </table:table-cell>
          <table:table-cell table:style-name="ce31" office:value-type="float" office:value="850" calcext:value-type="float">
            <text:p>850</text:p>
          </table:table-cell>
          <table:table-cell table:style-name="ce31" office:value-type="float" office:value="900" calcext:value-type="float">
            <text:p>900</text:p>
          </table:table-cell>
          <table:table-cell table:style-name="ce32" office:value-type="float" office:value="8519" calcext:value-type="float">
            <text:p>8,519</text:p>
          </table:table-cell>
          <table:table-cell table:style-name="ce32" office:value-type="float" office:value="8901" calcext:value-type="float">
            <text:p>8,901</text:p>
          </table:table-cell>
          <table:table-cell table:style-name="ce32" office:value-type="float" office:value="12357" calcext:value-type="float">
            <text:p>12,357</text:p>
          </table:table-cell>
          <table:table-cell table:style-name="ce32" office:value-type="float" office:value="12783" calcext:value-type="float">
            <text:p>12,783</text:p>
          </table:table-cell>
          <table:table-cell table:style-name="ce38" office:value-type="float" office:value="25140" calcext:value-type="float">
            <text:p>25,14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Aannem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3" calcext:value-type="float">
            <text:p>13</text:p>
          </table:table-cell>
          <table:table-cell table:style-name="ce31"/>
          <table:table-cell table:style-name="ce31" office:value-type="float" office:value="13" calcext:value-type="float">
            <text:p>13</text:p>
          </table:table-cell>
          <table:table-cell table:style-name="ce31"/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Aardappelenmeelfabrijkant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Aardewerk- en porceleinfabrijkanten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4" calcext:value-type="float">
            <text:p>4</text:p>
          </table:table-cell>
          <table:table-cell table:style-name="ce37" office:value-type="float" office:value="35" calcext:value-type="float">
            <text:p>3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Aardewerk- en porceleinkooplied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Advoka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0" calcext:value-type="float">
            <text:p>40</text:p>
          </table:table-cell>
          <table:table-cell table:style-name="ce31"/>
          <table:table-cell table:style-name="ce31" office:value-type="float" office:value="40" calcext:value-type="float">
            <text:p>40</text:p>
          </table:table-cell>
          <table:table-cell table:style-name="ce31"/>
          <table:table-cell table:style-name="ce37" office:value-type="float" office:value="40" calcext:value-type="float">
            <text:p>4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Afbraakverkoo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Aluinfabrijkant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Ambtenaren Staats-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72" calcext:value-type="float">
            <text:p>172</text:p>
          </table:table-cell>
          <table:table-cell table:style-name="ce31"/>
          <table:table-cell table:style-name="ce31" office:value-type="float" office:value="172" calcext:value-type="float">
            <text:p>172</text:p>
          </table:table-cell>
          <table:table-cell table:style-name="ce31"/>
          <table:table-cell table:style-name="ce37" office:value-type="float" office:value="172" calcext:value-type="float">
            <text:p>17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Ambtenaren Provinciale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1" calcext:value-type="float">
            <text:p>21</text:p>
          </table:table-cell>
          <table:table-cell table:style-name="ce31"/>
          <table:table-cell table:style-name="ce31" office:value-type="float" office:value="21" calcext:value-type="float">
            <text:p>21</text:p>
          </table:table-cell>
          <table:table-cell table:style-name="ce31"/>
          <table:table-cell table:style-name="ce37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Ambtenaren Gemeente-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87" calcext:value-type="float">
            <text:p>87</text:p>
          </table:table-cell>
          <table:table-cell table:style-name="ce31"/>
          <table:table-cell table:style-name="ce31" office:value-type="float" office:value="87" calcext:value-type="float">
            <text:p>87</text:p>
          </table:table-cell>
          <table:table-cell table:style-name="ce31"/>
          <table:table-cell table:style-name="ce37" office:value-type="float" office:value="87" calcext:value-type="float">
            <text:p>8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Ambtenaren Niet genoemde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4" calcext:value-type="float">
            <text:p>24</text:p>
          </table:table-cell>
          <table:table-cell table:style-name="ce31"/>
          <table:table-cell table:style-name="ce31" office:value-type="float" office:value="24" calcext:value-type="float">
            <text:p>24</text:p>
          </table:table-cell>
          <table:table-cell table:style-name="ce31"/>
          <table:table-cell table:style-name="ce37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Apothekers, drogisten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65" calcext:value-type="float">
            <text:p>65</text:p>
          </table:table-cell>
          <table:table-cell table:style-name="ce31"/>
          <table:table-cell table:style-name="ce31" office:value-type="float" office:value="66" calcext:value-type="float">
            <text:p>66</text:p>
          </table:table-cell>
          <table:table-cell table:style-name="ce31"/>
          <table:table-cell table:style-name="ce37" office:value-type="float" office:value="66" calcext:value-type="float">
            <text:p>6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Arbeiders, daglooners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45" calcext:value-type="float">
            <text:p>45</text:p>
          </table:table-cell>
          <table:table-cell table:style-name="ce32" office:value-type="float" office:value="1957" calcext:value-type="float">
            <text:p>1,957</text:p>
          </table:table-cell>
          <table:table-cell table:style-name="ce32" office:value-type="float" office:value="1014" calcext:value-type="float">
            <text:p>1,014</text:p>
          </table:table-cell>
          <table:table-cell table:style-name="ce32" office:value-type="float" office:value="2031" calcext:value-type="float">
            <text:p>2,031</text:p>
          </table:table-cell>
          <table:table-cell table:style-name="ce32" office:value-type="float" office:value="1061" calcext:value-type="float">
            <text:p>1,061</text:p>
          </table:table-cell>
          <table:table-cell table:style-name="ce38" office:value-type="float" office:value="3092" calcext:value-type="float">
            <text:p>3,09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Asch-, bagger-, vuilnislieden, aschverkoo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Azijnstokers, kunstazijn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Baardscheerders, kappers, paruikenma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87" calcext:value-type="float">
            <text:p>8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Badstoofhou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Bankiers, effektenhandelaars, geldwisselaars, kassi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/>
          <table:table-cell table:style-name="ce24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9" calcext:value-type="float">
            <text:p>19</text:p>
          </table:table-cell>
          <table:table-cell table:style-name="ce31"/>
          <table:table-cell table:style-name="ce31" office:value-type="float" office:value="22" calcext:value-type="float">
            <text:p>22</text:p>
          </table:table-cell>
          <table:table-cell table:style-name="ce31"/>
          <table:table-cell table:style-name="ce37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Beeldhouwers, lofwerksnij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Beleenbankhouders, inbrengers enz.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Beste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/>
          <table:table-cell table:style-name="ce24"/>
          <table:table-cell table:style-name="ce31" table:number-columns-repeated="4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6" calcext:value-type="float">
            <text:p>6</text:p>
          </table:table-cell>
          <table:table-cell table:style-name="ce37" office:value-type="float" office:value="37" calcext:value-type="float">
            <text:p>3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Bezembinders, rietboeren, rijswer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Bierbrouwers, bierste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6" calcext:value-type="float">
            <text:p>6</text:p>
          </table:table-cell>
          <table:table-cell table:style-name="ce37" office:value-type="float" office:value="96" calcext:value-type="float">
            <text:p>9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Billard-, kaats-ballenm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Bleekers</text:p>
          </table:table-cell>
          <table:table-cell/>
          <table:table-cell table:style-name="ce24"/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7" calcext:value-type="float">
            <text:p>7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Blik- en pleetwerkers, lampenm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/>
          <table:table-cell table:style-name="ce24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08" calcext:value-type="float">
            <text:p>308</text:p>
          </table:table-cell>
          <table:table-cell table:style-name="ce31" office:value-type="float" office:value="12" calcext:value-type="float">
            <text:p>12</text:p>
          </table:table-cell>
          <table:table-cell table:style-name="ce37" office:value-type="float" office:value="320" calcext:value-type="float">
            <text:p>3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Boekbind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32" calcext:value-type="float">
            <text:p>32</text:p>
          </table:table-cell>
          <table:table-cell table:style-name="ce31"/>
          <table:table-cell table:style-name="ce31" office:value-type="float" office:value="39" calcext:value-type="float">
            <text:p>39</text:p>
          </table:table-cell>
          <table:table-cell table:style-name="ce31"/>
          <table:table-cell table:style-name="ce37" office:value-type="float" office:value="39" calcext:value-type="float">
            <text:p>3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3" calcext:value-type="float">
            <text:p>3</text:p>
          </table:table-cell>
          <table:table-cell table:style-name="ce37" office:value-type="float" office:value="31" calcext:value-type="float">
            <text:p>3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32" calcext:value-type="float">
            <text:p>32</text:p>
          </table:table-cell>
          <table:table-cell table:style-name="ce31"/>
          <table:table-cell table:style-name="ce31" office:value-type="float" office:value="39" calcext:value-type="float">
            <text:p>39</text:p>
          </table:table-cell>
          <table:table-cell table:style-name="ce31"/>
          <table:table-cell table:style-name="ce37" office:value-type="float" office:value="39" calcext:value-type="float">
            <text:p>3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Bontwer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15" calcext:value-type="float">
            <text:p>15</text:p>
          </table:table-cell>
          <table:table-cell table:style-name="ce31"/>
          <table:table-cell table:style-name="ce31" office:value-type="float" office:value="18" calcext:value-type="float">
            <text:p>18</text:p>
          </table:table-cell>
          <table:table-cell table:style-name="ce31"/>
          <table:table-cell table:style-name="ce37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Borduurwerkers, kantwerkers</text:p>
          </table:table-cell>
          <table:table-cell/>
          <table:table-cell table:style-name="ce24"/>
          <table:table-cell table:style-name="ce31" table:number-columns-repeated="6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Borstel-, kaarden-, kammen-, rijven-, zeeftenmakers</text:p>
          </table:table-cell>
          <table:table-cell/>
          <table:table-cell table:style-name="ce24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Bouwmees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Breuk- en draagbanden-, keurslijven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Brillenslijpers en verkoo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9" calcext:value-type="float">
            <text:p>9</text:p>
          </table:table-cell>
          <table:table-cell table:style-name="ce31"/>
          <table:table-cell table:style-name="ce31" office:value-type="float" office:value="298" calcext:value-type="float">
            <text:p>298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307" calcext:value-type="float">
            <text:p>307</text:p>
          </table:table-cell>
          <table:table-cell table:style-name="ce31" office:value-type="float" office:value="16" calcext:value-type="float">
            <text:p>16</text:p>
          </table:table-cell>
          <table:table-cell table:style-name="ce37" office:value-type="float" office:value="323" calcext:value-type="float">
            <text:p>3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Bijenteelt (personen behoorende tot de)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Chicoreifabrijkan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Chocoladefabrijkan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Dagbladschrijvers, letterkundig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Debiteurs en gedelegeerden in de loterij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Dekkers (lei-, pannen-, riet-)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02" calcext:value-type="float">
            <text:p>10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2" calcext:value-type="float">
            <text:p>102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03" calcext:value-type="float">
            <text:p>10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Deurwaar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2" calcext:value-type="float">
            <text:p>22</text:p>
          </table:table-cell>
          <table:table-cell table:style-name="ce31"/>
          <table:table-cell table:style-name="ce31" office:value-type="float" office:value="22" calcext:value-type="float">
            <text:p>22</text:p>
          </table:table-cell>
          <table:table-cell table:style-name="ce31"/>
          <table:table-cell table:style-name="ce37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/>
          <table:table-cell table:style-name="ce24"/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291" calcext:value-type="float">
            <text:p>291</text:p>
          </table:table-cell>
          <table:table-cell table:style-name="ce32" office:value-type="float" office:value="1881" calcext:value-type="float">
            <text:p>1,881</text:p>
          </table:table-cell>
          <table:table-cell table:style-name="ce31" office:value-type="float" office:value="295" calcext:value-type="float">
            <text:p>295</text:p>
          </table:table-cell>
          <table:table-cell table:style-name="ce32" office:value-type="float" office:value="1950" calcext:value-type="float">
            <text:p>1,950</text:p>
          </table:table-cell>
          <table:table-cell table:style-name="ce38" office:value-type="float" office:value="2245" calcext:value-type="float">
            <text:p>2,24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Doodgravers, bedienaars van begrafenissen, verhuurders van rouwkleeder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Fabrijkanten van verschillenden aard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6" calcext:value-type="float">
            <text:p>16</text:p>
          </table:table-cell>
          <table:table-cell table:style-name="ce31"/>
          <table:table-cell table:style-name="ce31" office:value-type="float" office:value="17" calcext:value-type="float">
            <text:p>17</text:p>
          </table:table-cell>
          <table:table-cell table:style-name="ce31"/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Fineerzag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Gaarkeukenhou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Galanteriewarenhandelaa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Garen- en bandwinkeli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Gasfabrijkan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20" calcext:value-type="float">
            <text:p>20</text:p>
          </table:table-cell>
          <table:table-cell table:style-name="ce37" office:value-type="float" office:value="69" calcext:value-type="float">
            <text:p>6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Gepensioneerden (burgerlijke en militaire)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83" calcext:value-type="float">
            <text:p>283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283" calcext:value-type="float">
            <text:p>283</text:p>
          </table:table-cell>
          <table:table-cell table:style-name="ce31" office:value-type="float" office:value="64" calcext:value-type="float">
            <text:p>64</text:p>
          </table:table-cell>
          <table:table-cell table:style-name="ce37" office:value-type="float" office:value="347" calcext:value-type="float">
            <text:p>34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Geschutgieters, geweermakers</text:p>
          </table:table-cell>
          <table:table-cell/>
          <table:table-cell table:style-name="ce24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2" calcext:value-type="float">
            <text:p>22</text:p>
          </table:table-cell>
          <table:table-cell table:style-name="ce31"/>
          <table:table-cell table:style-name="ce31" office:value-type="float" office:value="121" calcext:value-type="float">
            <text:p>121</text:p>
          </table:table-cell>
          <table:table-cell table:style-name="ce31"/>
          <table:table-cell table:style-name="ce31" office:value-type="float" office:value="144" calcext:value-type="float">
            <text:p>144</text:p>
          </table:table-cell>
          <table:table-cell table:style-name="ce31"/>
          <table:table-cell table:style-name="ce37" office:value-type="float" office:value="144" calcext:value-type="float">
            <text:p>1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Glasblazer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1" calcext:value-type="float">
            <text:p>11</text:p>
          </table:table-cell>
          <table:table-cell table:style-name="ce31"/>
          <table:table-cell table:style-name="ce31" office:value-type="float" office:value="41" calcext:value-type="float">
            <text:p>41</text:p>
          </table:table-cell>
          <table:table-cell table:style-name="ce31"/>
          <table:table-cell table:style-name="ce31" office:value-type="float" office:value="54" calcext:value-type="float">
            <text:p>54</text:p>
          </table:table-cell>
          <table:table-cell table:style-name="ce31"/>
          <table:table-cell table:style-name="ce37" office:value-type="float" office:value="54" calcext:value-type="float">
            <text:p>5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Godsdienstleeraren en aan de dienst verbonden personen. Protestanten, dienstdoende personen.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70" calcext:value-type="float">
            <text:p>70</text:p>
          </table:table-cell>
          <table:table-cell table:style-name="ce31"/>
          <table:table-cell table:style-name="ce31" office:value-type="float" office:value="70" calcext:value-type="float">
            <text:p>70</text:p>
          </table:table-cell>
          <table:table-cell table:style-name="ce31"/>
          <table:table-cell table:style-name="ce37" office:value-type="float" office:value="70" calcext:value-type="float">
            <text:p>7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2" calcext:value-type="float">
            <text:p>12</text:p>
          </table:table-cell>
          <table:table-cell table:style-name="ce31"/>
          <table:table-cell table:style-name="ce31" office:value-type="float" office:value="12" calcext:value-type="float">
            <text:p>12</text:p>
          </table:table-cell>
          <table:table-cell table:style-name="ce31"/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76" calcext:value-type="float">
            <text:p>76</text:p>
          </table:table-cell>
          <table:table-cell table:style-name="ce37" office:value-type="float" office:value="130" calcext:value-type="float">
            <text:p>1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Graanhandelaars, gistverkoo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Griendbaz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Groenten-, fruitverkoo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95" calcext:value-type="float">
            <text:p>95</text:p>
          </table:table-cell>
          <table:table-cell table:style-name="ce37" office:value-type="float" office:value="99" calcext:value-type="float">
            <text:p>9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Grondeigenar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9" calcext:value-type="float">
            <text:p>9</text:p>
          </table:table-cell>
          <table:table-cell table:style-name="ce37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Grossiers, slij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Grutters, kruideni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9" calcext:value-type="float">
            <text:p>9</text:p>
          </table:table-cell>
          <table:table-cell table:style-name="ce37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Haarwer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Handelsleerlingen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Handelsreizig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4" calcext:value-type="float">
            <text:p>14</text:p>
          </table:table-cell>
          <table:table-cell table:style-name="ce31"/>
          <table:table-cell table:style-name="ce31" office:value-type="float" office:value="14" calcext:value-type="float">
            <text:p>14</text:p>
          </table:table-cell>
          <table:table-cell table:style-name="ce31"/>
          <table:table-cell table:style-name="ce37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Handschoenen- en dassen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Haven- en bakenmees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Heetmaaij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Hennep- en vlasbereiders en teel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Herbergiers, kasteleins, koffijhuishouders</text:p>
          </table:table-cell>
          <table:table-cell/>
          <table:table-cell table:style-name="ce24"/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134" calcext:value-type="float">
            <text:p>134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134" calcext:value-type="float">
            <text:p>134</text:p>
          </table:table-cell>
          <table:table-cell table:style-name="ce31" office:value-type="float" office:value="48" calcext:value-type="float">
            <text:p>48</text:p>
          </table:table-cell>
          <table:table-cell table:style-name="ce37" office:value-type="float" office:value="182" calcext:value-type="float">
            <text:p>18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Herders en veehoeders</text:p>
          </table:table-cell>
          <table:table-cell/>
          <table:table-cell table:style-name="ce24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31" office:value-type="float" office:value="22" calcext:value-type="float">
            <text:p>22</text:p>
          </table:table-cell>
          <table:table-cell table:style-name="ce31"/>
          <table:table-cell table:style-name="ce31" office:value-type="float" office:value="33" calcext:value-type="float">
            <text:p>33</text:p>
          </table:table-cell>
          <table:table-cell table:style-name="ce31"/>
          <table:table-cell table:style-name="ce37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Hoeden-, petten- en stroohoedenmakers</text:p>
          </table:table-cell>
          <table:table-cell/>
          <table:table-cell table:style-name="ce24"/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103" calcext:value-type="float">
            <text:p>10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3" calcext:value-type="float">
            <text:p>33</text:p>
          </table:table-cell>
          <table:table-cell table:style-name="ce31"/>
          <table:table-cell table:style-name="ce31" office:value-type="float" office:value="33" calcext:value-type="float">
            <text:p>33</text:p>
          </table:table-cell>
          <table:table-cell table:style-name="ce31"/>
          <table:table-cell table:style-name="ce37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Houthak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Houtzaagmolenaars, houtzagers, houtkoo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3" calcext:value-type="float">
            <text:p>13</text:p>
          </table:table-cell>
          <table:table-cell table:style-name="ce31"/>
          <table:table-cell table:style-name="ce31" office:value-type="float" office:value="13" calcext:value-type="float">
            <text:p>13</text:p>
          </table:table-cell>
          <table:table-cell table:style-name="ce31"/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Huisleerlingen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39" calcext:value-type="float">
            <text:p>39</text:p>
          </table:table-cell>
          <table:table-cell table:style-name="ce37" office:value-type="float" office:value="125" calcext:value-type="float">
            <text:p>12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9" calcext:value-type="float">
            <text:p>19</text:p>
          </table:table-cell>
          <table:table-cell table:style-name="ce31"/>
          <table:table-cell table:style-name="ce31" office:value-type="float" office:value="19" calcext:value-type="float">
            <text:p>19</text:p>
          </table:table-cell>
          <table:table-cell table:style-name="ce31"/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Inleggers van levensbehoeft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Jag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Jagt (personen behoorende tot de)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Juweliers, goud- en zilversmeden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3" calcext:value-type="float">
            <text:p>3</text:p>
          </table:table-cell>
          <table:table-cell table:style-name="ce37" office:value-type="float" office:value="82" calcext:value-type="float">
            <text:p>8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aarders, wolkamm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aarsenmakers (smeer- en was-)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abinet- en schrijnwerkers, kunstdraaijers</text:p>
          </table:table-cell>
          <table:table-cell/>
          <table:table-cell table:style-name="ce24"/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25" calcext:value-type="float">
            <text:p>25</text:p>
          </table:table-cell>
          <table:table-cell table:style-name="ce31"/>
          <table:table-cell table:style-name="ce31" office:value-type="float" office:value="460" calcext:value-type="float">
            <text:p>46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90" calcext:value-type="float">
            <text:p>490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492" calcext:value-type="float">
            <text:p>49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adetten van de landmagt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adetten van de zeemagt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alkbranders, cement- en trasm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antoor- en winkelbedienden, pakhuisknechts</text:p>
          </table:table-cell>
          <table:table-cell/>
          <table:table-cell table:style-name="ce24"/>
          <table:table-cell table:style-name="ce31" table:number-columns-repeated="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142" calcext:value-type="float">
            <text:p>142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147" calcext:value-type="float">
            <text:p>147</text:p>
          </table:table-cell>
          <table:table-cell table:style-name="ce37" office:value-type="float" office:value="213" calcext:value-type="float">
            <text:p>2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leedermakers</text:p>
          </table:table-cell>
          <table:table-cell/>
          <table:table-cell table:style-name="ce24"/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2" calcext:value-type="float">
            <text:p>42</text:p>
          </table:table-cell>
          <table:table-cell table:style-name="ce31"/>
          <table:table-cell table:style-name="ce31" office:value-type="float" office:value="543" calcext:value-type="float">
            <text:p>54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89" calcext:value-type="float">
            <text:p>589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590" calcext:value-type="float">
            <text:p>59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leederen- en gemaaktgoedverkoo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leinhandelaars, winkeli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04" calcext:value-type="float">
            <text:p>304</text:p>
          </table:table-cell>
          <table:table-cell table:style-name="ce31" office:value-type="float" office:value="289" calcext:value-type="float">
            <text:p>289</text:p>
          </table:table-cell>
          <table:table-cell table:style-name="ce31" office:value-type="float" office:value="304" calcext:value-type="float">
            <text:p>304</text:p>
          </table:table-cell>
          <table:table-cell table:style-name="ce31" office:value-type="float" office:value="289" calcext:value-type="float">
            <text:p>289</text:p>
          </table:table-cell>
          <table:table-cell table:style-name="ce37" office:value-type="float" office:value="593" calcext:value-type="float">
            <text:p>59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101" calcext:value-type="float">
            <text:p>101</text:p>
          </table:table-cell>
          <table:table-cell table:style-name="ce31"/>
          <table:table-cell table:style-name="ce31" office:value-type="float" office:value="106" calcext:value-type="float">
            <text:p>106</text:p>
          </table:table-cell>
          <table:table-cell table:style-name="ce31"/>
          <table:table-cell table:style-name="ce37" office:value-type="float" office:value="106" calcext:value-type="float">
            <text:p>10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lompenma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8" calcext:value-type="float">
            <text:p>28</text:p>
          </table:table-cell>
          <table:table-cell table:style-name="ce31"/>
          <table:table-cell table:style-name="ce31" office:value-type="float" office:value="29" calcext:value-type="float">
            <text:p>29</text:p>
          </table:table-cell>
          <table:table-cell table:style-name="ce31"/>
          <table:table-cell table:style-name="ce37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noopen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olonisten arbei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olonisten hulpbehoevende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olonisten bedelaa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ooplieden van verschillenden aard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28" calcext:value-type="float">
            <text:p>228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33" calcext:value-type="float">
            <text:p>33</text:p>
          </table:table-cell>
          <table:table-cell table:style-name="ce37" office:value-type="float" office:value="262" calcext:value-type="float">
            <text:p>26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oornmolenaa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4" calcext:value-type="float">
            <text:p>4</text:p>
          </table:table-cell>
          <table:table-cell table:style-name="ce37" office:value-type="float" office:value="71" calcext:value-type="float">
            <text:p>7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oornverschiet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/>
          <table:table-cell table:style-name="ce24"/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16" calcext:value-type="float">
            <text:p>1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oper-, klok- en geelgie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ostschoolhouders en onderwijzers</text:p>
          </table:table-cell>
          <table:table-cell/>
          <table:table-cell table:style-name="ce24"/>
          <table:table-cell table:style-name="ce31" table:number-columns-repeated="6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ostschoolleerlingen</text:p>
          </table:table-cell>
          <table:table-cell/>
          <table:table-cell table:style-name="ce24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4" calcext:value-type="float">
            <text:p>24</text:p>
          </table:table-cell>
          <table:table-cell table:style-name="ce31"/>
          <table:table-cell table:style-name="ce31" office:value-type="float" office:value="25" calcext:value-type="float">
            <text:p>25</text:p>
          </table:table-cell>
          <table:table-cell table:style-name="ce31"/>
          <table:table-cell table:style-name="ce31" office:value-type="float" office:value="54" calcext:value-type="float">
            <text:p>54</text:p>
          </table:table-cell>
          <table:table-cell table:style-name="ce37" office:value-type="float" office:value="54" calcext:value-type="float">
            <text:p>5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raankinder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ram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32" calcext:value-type="float">
            <text:p>32</text:p>
          </table:table-cell>
          <table:table-cell table:style-name="ce37" office:value-type="float" office:value="106" calcext:value-type="float">
            <text:p>10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ramm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rib- en dijkwerkers, heilbaz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roeghouders, tappers enz.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32" calcext:value-type="float">
            <text:p>132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132" calcext:value-type="float">
            <text:p>132</text:p>
          </table:table-cell>
          <table:table-cell table:style-name="ce31" office:value-type="float" office:value="41" calcext:value-type="float">
            <text:p>41</text:p>
          </table:table-cell>
          <table:table-cell table:style-name="ce37" office:value-type="float" office:value="173" calcext:value-type="float">
            <text:p>17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ruidfabrijkanten en vuurwerk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ruijers, sjouwers, schoenpoets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05" calcext:value-type="float">
            <text:p>205</text:p>
          </table:table-cell>
          <table:table-cell table:style-name="ce31"/>
          <table:table-cell table:style-name="ce31" office:value-type="float" office:value="205" calcext:value-type="float">
            <text:p>205</text:p>
          </table:table-cell>
          <table:table-cell table:style-name="ce31"/>
          <table:table-cell table:style-name="ce37" office:value-type="float" office:value="205" calcext:value-type="float">
            <text:p>20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/>
          <table:table-cell table:style-name="ce24"/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24" calcext:value-type="float">
            <text:p>24</text:p>
          </table:table-cell>
          <table:table-cell table:style-name="ce31"/>
          <table:table-cell table:style-name="ce32" office:value-type="float" office:value="2446" calcext:value-type="float">
            <text:p>2,446</text:p>
          </table:table-cell>
          <table:table-cell table:style-name="ce31"/>
          <table:table-cell table:style-name="ce32" office:value-type="float" office:value="2476" calcext:value-type="float">
            <text:p>2,476</text:p>
          </table:table-cell>
          <table:table-cell table:style-name="ce31"/>
          <table:table-cell table:style-name="ce38" office:value-type="float" office:value="2476" calcext:value-type="float">
            <text:p>2,47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uipers, hoepelma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67" calcext:value-type="float">
            <text:p>67</text:p>
          </table:table-cell>
          <table:table-cell table:style-name="ce31"/>
          <table:table-cell table:style-name="ce31" office:value-type="float" office:value="68" calcext:value-type="float">
            <text:p>68</text:p>
          </table:table-cell>
          <table:table-cell table:style-name="ce31"/>
          <table:table-cell table:style-name="ce37" office:value-type="float" office:value="68" calcext:value-type="float">
            <text:p>6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unstenaars, goochelaars enz.</text:p>
          </table:table-cell>
          <table:table-cell/>
          <table:table-cell table:style-name="ce24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" calcext:value-type="float">
            <text:p>4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unstkoopers, muzijk- en teekenhandelar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unstlak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/>
          <table:table-cell table:style-name="ce24"/>
          <table:table-cell table:style-name="ce31" table:number-columns-repeated="4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3" calcext:value-type="float">
            <text:p>3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unstoefenaren schil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2" calcext:value-type="float">
            <text:p>12</text:p>
          </table:table-cell>
          <table:table-cell table:style-name="ce31"/>
          <table:table-cell table:style-name="ce31" office:value-type="float" office:value="12" calcext:value-type="float">
            <text:p>12</text:p>
          </table:table-cell>
          <table:table-cell table:style-name="ce31"/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unstwerkers</text:p>
          </table:table-cell>
          <table:table-cell/>
          <table:table-cell table:style-name="ce24"/>
          <table:table-cell table:style-name="ce31" table:number-columns-repeated="6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Kurkensnij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Landbouwers</text:p>
          </table:table-cell>
          <table:table-cell/>
          <table:table-cell table:style-name="ce24"/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20" calcext:value-type="float">
            <text:p>20</text:p>
          </table:table-cell>
          <table:table-cell table:style-name="ce32" office:value-type="float" office:value="1631" calcext:value-type="float">
            <text:p>1,631</text:p>
          </table:table-cell>
          <table:table-cell table:style-name="ce31" office:value-type="float" office:value="397" calcext:value-type="float">
            <text:p>397</text:p>
          </table:table-cell>
          <table:table-cell table:style-name="ce32" office:value-type="float" office:value="1672" calcext:value-type="float">
            <text:p>1,672</text:p>
          </table:table-cell>
          <table:table-cell table:style-name="ce31" office:value-type="float" office:value="417" calcext:value-type="float">
            <text:p>417</text:p>
          </table:table-cell>
          <table:table-cell table:style-name="ce38" office:value-type="float" office:value="2089" calcext:value-type="float">
            <text:p>2,08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Landhuishoudkundige scholen onderwijz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Landhuishoudkundige scholen leerling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Landmeters en teekenaars bij het kadaster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6" calcext:value-type="float">
            <text:p>16</text:p>
          </table:table-cell>
          <table:table-cell table:style-name="ce31"/>
          <table:table-cell table:style-name="ce31" office:value-type="float" office:value="16" calcext:value-type="float">
            <text:p>16</text:p>
          </table:table-cell>
          <table:table-cell table:style-name="ce31"/>
          <table:table-cell table:style-name="ce37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Lantaarnopste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Latijnsche scholen onderwijz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Latijnsche scholen leerlingen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39" calcext:value-type="float">
            <text:p>39</text:p>
          </table:table-cell>
          <table:table-cell table:style-name="ce31"/>
          <table:table-cell table:style-name="ce31" office:value-type="float" office:value="17" calcext:value-type="float">
            <text:p>17</text:p>
          </table:table-cell>
          <table:table-cell table:style-name="ce31"/>
          <table:table-cell table:style-name="ce31" office:value-type="float" office:value="63" calcext:value-type="float">
            <text:p>63</text:p>
          </table:table-cell>
          <table:table-cell table:style-name="ce31"/>
          <table:table-cell table:style-name="ce37" office:value-type="float" office:value="63" calcext:value-type="float">
            <text:p>6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Leerbereiders en looij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5" calcext:value-type="float">
            <text:p>5</text:p>
          </table:table-cell>
          <table:table-cell table:style-name="ce37" office:value-type="float" office:value="57" calcext:value-type="float">
            <text:p>5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Liefdadige gestichten hoofden</text:p>
          </table:table-cell>
          <table:table-cell/>
          <table:table-cell table:style-name="ce24"/>
          <table:table-cell table:style-name="ce31" table:number-columns-repeated="5"/>
          <table:table-cell table:number-columns-repeated="4" table:style-name="ce31" office:value-type="float" office:value="10" calcext:value-type="float">
            <text:p>10</text:p>
          </table:table-cell>
          <table:table-cell table:style-name="ce37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Liefdadige gestichten dienstdoend personeel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2" calcext:value-type="float">
            <text:p>12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Linieer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Loodgieters en pompenmakers, brandspuitmakers</text:p>
          </table:table-cell>
          <table:table-cell/>
          <table:table-cell table:style-name="ce24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Loodwitm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Lijmzie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Magazijn- en pakhuismees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Makelaars en kargadoo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Manden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0" calcext:value-type="float">
            <text:p>30</text:p>
          </table:table-cell>
          <table:table-cell table:style-name="ce31"/>
          <table:table-cell table:style-name="ce31" office:value-type="float" office:value="30" calcext:value-type="float">
            <text:p>30</text:p>
          </table:table-cell>
          <table:table-cell table:style-name="ce31"/>
          <table:table-cell table:style-name="ce37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Manufakturen fabrijkanten/*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9" calcext:value-type="float">
            <text:p>9</text:p>
          </table:table-cell>
          <table:table-cell table:style-name="ce31"/>
          <table:table-cell table:style-name="ce31" office:value-type="float" office:value="9" calcext:value-type="float">
            <text:p>9</text:p>
          </table:table-cell>
          <table:table-cell table:style-name="ce31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Manufakturen kooplieden/*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6" calcext:value-type="float">
            <text:p>6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Manufakturen werklieden/*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125" calcext:value-type="float">
            <text:p>125</text:p>
          </table:table-cell>
          <table:table-cell table:style-name="ce37" office:value-type="float" office:value="235" calcext:value-type="float">
            <text:p>23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Mattenm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Meekrapbereiders en fabrijkant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Meesters (keur-, markt-, waag-), afslag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Melk-, boter-, kaasverkoo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Messenmakers en slij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Metselaa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28" calcext:value-type="float">
            <text:p>128</text:p>
          </table:table-cell>
          <table:table-cell table:style-name="ce31"/>
          <table:table-cell table:style-name="ce31" office:value-type="float" office:value="130" calcext:value-type="float">
            <text:p>130</text:p>
          </table:table-cell>
          <table:table-cell table:style-name="ce31"/>
          <table:table-cell table:style-name="ce37" office:value-type="float" office:value="130" calcext:value-type="float">
            <text:p>1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Modemaaksters</text:p>
          </table:table-cell>
          <table:table-cell/>
          <table:table-cell table:style-name="ce24"/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8" calcext:value-type="float">
            <text:p>18</text:p>
          </table:table-cell>
          <table:table-cell table:style-name="ce31"/>
          <table:table-cell table:style-name="ce31" office:value-type="float" office:value="97" calcext:value-type="float">
            <text:p>97</text:p>
          </table:table-cell>
          <table:table-cell table:style-name="ce31"/>
          <table:table-cell table:style-name="ce31" office:value-type="float" office:value="117" calcext:value-type="float">
            <text:p>117</text:p>
          </table:table-cell>
          <table:table-cell table:style-name="ce37" office:value-type="float" office:value="117" calcext:value-type="float">
            <text:p>1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Molen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Moutmolenaa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Mijnwer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24"/>
          <table:table-cell table:style-name="ce31" office:value-type="float" office:value="16" calcext:value-type="float">
            <text:p>16</text:p>
          </table:table-cell>
          <table:table-cell table:style-name="ce31"/>
          <table:table-cell table:style-name="ce31" office:value-type="float" office:value="25" calcext:value-type="float">
            <text:p>25</text:p>
          </table:table-cell>
          <table:table-cell table:style-name="ce31"/>
          <table:table-cell table:style-name="ce31" office:value-type="float" office:value="151" calcext:value-type="float">
            <text:p>151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1439" calcext:value-type="float">
            <text:p>1,439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1631" calcext:value-type="float">
            <text:p>1,631</text:p>
          </table:table-cell>
          <table:table-cell table:style-name="ce38" office:value-type="float" office:value="1632" calcext:value-type="float">
            <text:p>1,6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Nachtwer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Notariss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6" calcext:value-type="float">
            <text:p>16</text:p>
          </table:table-cell>
          <table:table-cell table:style-name="ce31"/>
          <table:table-cell table:style-name="ce31" office:value-type="float" office:value="16" calcext:value-type="float">
            <text:p>16</text:p>
          </table:table-cell>
          <table:table-cell table:style-name="ce31"/>
          <table:table-cell table:style-name="ce37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Notarissen (kandidaat)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Olieslagers en molenaa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Omroepers, aanplak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Ondernemers en direkteurs van begrafenis- en ziekenfondsen/?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Onderwijzers, onderwijzeressen, ondermeesters, kweekelingen, gouveneurs, gouvernanten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33" calcext:value-type="float">
            <text:p>33</text:p>
          </table:table-cell>
          <table:table-cell table:style-name="ce37" office:value-type="float" office:value="123" calcext:value-type="float">
            <text:p>1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Opzigters, conducteurs enz.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2" calcext:value-type="float">
            <text:p>12</text:p>
          </table:table-cell>
          <table:table-cell table:style-name="ce31"/>
          <table:table-cell table:style-name="ce31" office:value-type="float" office:value="12" calcext:value-type="float">
            <text:p>12</text:p>
          </table:table-cell>
          <table:table-cell table:style-name="ce31"/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Orgeldraaijers, straatmuzijkan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7" calcext:value-type="float">
            <text:p>7</text:p>
          </table:table-cell>
          <table:table-cell table:style-name="ce37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Paarden- en beestensnij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23" calcext:value-type="float">
            <text:p>23</text:p>
          </table:table-cell>
          <table:table-cell table:style-name="ce31"/>
          <table:table-cell table:style-name="ce31" office:value-type="float" office:value="29" calcext:value-type="float">
            <text:p>29</text:p>
          </table:table-cell>
          <table:table-cell table:style-name="ce31"/>
          <table:table-cell table:style-name="ce37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Papier- en gekleurd papierfabrijkan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Papier- en gekleurd papierhandelaa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Papier- en gekleurd papierwerklieden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8" calcext:value-type="float">
            <text:p>18</text:p>
          </table:table-cell>
          <table:table-cell table:style-name="ce37" office:value-type="float" office:value="55" calcext:value-type="float">
            <text:p>5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Parapluie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Pennenberei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Pikeu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Pik- en teersto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Plaat- en steendrukkers, plaatsnij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2" calcext:value-type="float">
            <text:p>12</text:p>
          </table:table-cell>
          <table:table-cell table:style-name="ce31"/>
          <table:table-cell table:style-name="ce31" office:value-type="float" office:value="12" calcext:value-type="float">
            <text:p>12</text:p>
          </table:table-cell>
          <table:table-cell table:style-name="ce31"/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Pleistergieters, boetseer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Politie (dir, commiss, agenten van), marech, veld- en boschw, nacht- en torenw, geregtsdienaars, cipiers en bew van gevangenissen, scherpregters enz.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98" calcext:value-type="float">
            <text:p>98</text:p>
          </table:table-cell>
          <table:table-cell table:style-name="ce31"/>
          <table:table-cell table:style-name="ce31" office:value-type="float" office:value="98" calcext:value-type="float">
            <text:p>98</text:p>
          </table:table-cell>
          <table:table-cell table:style-name="ce31"/>
          <table:table-cell table:style-name="ce37" office:value-type="float" office:value="98" calcext:value-type="float">
            <text:p>9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Prokureu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Publieke vrouwen, publiekhuishouders</text:p>
          </table:table-cell>
          <table:table-cell/>
          <table:table-cell table:style-name="ce24"/>
          <table:table-cell table:style-name="ce31" table:number-columns-repeated="6"/>
          <table:table-cell table:style-name="ce31" office:value-type="float" office:value="26" calcext:value-type="float">
            <text:p>26</text:p>
          </table:table-cell>
          <table:table-cell table:style-name="ce31"/>
          <table:table-cell table:style-name="ce31" office:value-type="float" office:value="26" calcext:value-type="float">
            <text:p>26</text:p>
          </table:table-cell>
          <table:table-cell table:style-name="ce37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Pijpen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Ree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Regterlijke magt (ambtenaren der)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4" calcext:value-type="float">
            <text:p>34</text:p>
          </table:table-cell>
          <table:table-cell table:style-name="ce31"/>
          <table:table-cell table:style-name="ce31" office:value-type="float" office:value="34" calcext:value-type="float">
            <text:p>34</text:p>
          </table:table-cell>
          <table:table-cell table:style-name="ce31"/>
          <table:table-cell table:style-name="ce37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Renteniers, partikulier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59" calcext:value-type="float">
            <text:p>159</text:p>
          </table:table-cell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159" calcext:value-type="float">
            <text:p>159</text:p>
          </table:table-cell>
          <table:table-cell table:style-name="ce31" office:value-type="float" office:value="270" calcext:value-type="float">
            <text:p>270</text:p>
          </table:table-cell>
          <table:table-cell table:style-name="ce37" office:value-type="float" office:value="429" calcext:value-type="float">
            <office:annotation draw:style-name="gr1" draw:text-style-name="P1" svg:width="3.581cm" svg:height="1.958cm" svg:x="25.48cm" svg:y="230.002cm" draw:caption-point-x="16.224cm" draw:caption-point-y="1.809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459. Dit moet zijn 429.</text:span></text:p>
              <text:p text:style-name="P1"><text:span text:style-name="T2"/></text:p>
            </office:annotation>
            <text:p>4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Rentmees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Rijtuig-, wagen-, koffer-, zadelmaker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88" calcext:value-type="float">
            <text:p>88</text:p>
          </table:table-cell>
          <table:table-cell table:style-name="ce31"/>
          <table:table-cell table:style-name="ce31" office:value-type="float" office:value="96" calcext:value-type="float">
            <text:p>96</text:p>
          </table:table-cell>
          <table:table-cell table:style-name="ce31"/>
          <table:table-cell table:style-name="ce37" office:value-type="float" office:value="96" calcext:value-type="float">
            <text:p>9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Rijtuigschild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chaarslij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chat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cheep-, blok-, mast- en zeilmakers, rafactiemeesters, scheepsloopers, takelaa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cheepsw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cheepzeilnaaldenm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/>
          <table:table-cell table:style-name="ce24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number-columns-repeated="3" table:style-name="ce31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chelpvisschers, schul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chermmeest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childers (huis-), glazenmakers</text:p>
          </table:table-cell>
          <table:table-cell/>
          <table:table-cell table:style-name="ce24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162" calcext:value-type="float">
            <text:p>162</text:p>
          </table:table-cell>
          <table:table-cell table:style-name="ce31"/>
          <table:table-cell table:style-name="ce31" office:value-type="float" office:value="168" calcext:value-type="float">
            <text:p>168</text:p>
          </table:table-cell>
          <table:table-cell table:style-name="ce31"/>
          <table:table-cell table:style-name="ce37" office:value-type="float" office:value="168" calcext:value-type="float">
            <text:p>16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5" calcext:value-type="float">
            <text:p>105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06" calcext:value-type="float">
            <text:p>10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choenmakers en lappers</text:p>
          </table:table-cell>
          <table:table-cell/>
          <table:table-cell table:style-name="ce24"/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55" calcext:value-type="float">
            <text:p>55</text:p>
          </table:table-cell>
          <table:table-cell table:style-name="ce31"/>
          <table:table-cell table:style-name="ce31" office:value-type="float" office:value="653" calcext:value-type="float">
            <text:p>65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13" calcext:value-type="float">
            <text:p>713</text:p>
          </table:table-cell>
          <table:table-cell table:style-name="ce31" office:value-type="float" office:value="5" calcext:value-type="float">
            <text:p>5</text:p>
          </table:table-cell>
          <table:table-cell table:style-name="ce37" office:value-type="float" office:value="718" calcext:value-type="float">
            <text:p>7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choolleerlingen</text:p>
          </table:table-cell>
          <table:table-cell/>
          <table:table-cell table:style-name="ce25" office:value-type="float" office:value="1313" calcext:value-type="float">
            <text:p>1,313</text:p>
          </table:table-cell>
          <table:table-cell table:style-name="ce32" office:value-type="float" office:value="1011" calcext:value-type="float">
            <text:p>1,011</text:p>
          </table:table-cell>
          <table:table-cell table:style-name="ce31" office:value-type="float" office:value="490" calcext:value-type="float">
            <text:p>490</text:p>
          </table:table-cell>
          <table:table-cell table:style-name="ce31" office:value-type="float" office:value="361" calcext:value-type="float">
            <text:p>361</text:p>
          </table:table-cell>
          <table:table-cell table:style-name="ce31" office:value-type="float" office:value="372" calcext:value-type="float">
            <text:p>372</text:p>
          </table:table-cell>
          <table:table-cell table:style-name="ce31" office:value-type="float" office:value="331" calcext:value-type="float">
            <text:p>331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22" calcext:value-type="float">
            <text:p>22</text:p>
          </table:table-cell>
          <table:table-cell table:style-name="ce32" office:value-type="float" office:value="2222" calcext:value-type="float">
            <text:p>2,222</text:p>
          </table:table-cell>
          <table:table-cell table:style-name="ce32" office:value-type="float" office:value="1725" calcext:value-type="float">
            <text:p>1,725</text:p>
          </table:table-cell>
          <table:table-cell table:style-name="ce38" office:value-type="float" office:value="3947" calcext:value-type="float">
            <text:p>3,94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choorsteenveg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68" calcext:value-type="float">
            <text:p>6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meden grof-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meden hoef-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48" calcext:value-type="float">
            <text:p>48</text:p>
          </table:table-cell>
          <table:table-cell table:style-name="ce31"/>
          <table:table-cell table:style-name="ce31" office:value-type="float" office:value="49" calcext:value-type="float">
            <text:p>49</text:p>
          </table:table-cell>
          <table:table-cell table:style-name="ce31"/>
          <table:table-cell table:style-name="ce37" office:value-type="float" office:value="49" calcext:value-type="float">
            <text:p>4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meden kagchel- en andere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22" calcext:value-type="float">
            <text:p>22</text:p>
          </table:table-cell>
          <table:table-cell table:style-name="ce31"/>
          <table:table-cell table:style-name="ce31" office:value-type="float" office:value="208" calcext:value-type="float">
            <text:p>20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232" calcext:value-type="float">
            <text:p>2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olliciteu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peldenfabrijkanten en werklied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piegelmakers en verkoo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pinners, spoelders, wevers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15" calcext:value-type="float">
            <text:p>415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446" calcext:value-type="float">
            <text:p>446</text:p>
          </table:table-cell>
          <table:table-cell table:style-name="ce31" office:value-type="float" office:value="45" calcext:value-type="float">
            <text:p>45</text:p>
          </table:table-cell>
          <table:table-cell table:style-name="ce37" office:value-type="float" office:value="491" calcext:value-type="float">
            <text:p>49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poorweg- en stoombootbeamb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4" calcext:value-type="float">
            <text:p>4</text:p>
          </table:table-cell>
          <table:table-cell table:style-name="ce37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pijkermakers</text:p>
          </table:table-cell>
          <table:table-cell/>
          <table:table-cell table:style-name="ce24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11" calcext:value-type="float">
            <text:p>11</text:p>
          </table:table-cell>
          <table:table-cell table:style-name="ce31"/>
          <table:table-cell table:style-name="ce31" office:value-type="float" office:value="15" calcext:value-type="float">
            <text:p>15</text:p>
          </table:table-cell>
          <table:table-cell table:style-name="ce31"/>
          <table:table-cell table:style-name="ce37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talhouders, rijtuigverhuur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teenhouw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9" calcext:value-type="float">
            <text:p>29</text:p>
          </table:table-cell>
          <table:table-cell table:style-name="ce31"/>
          <table:table-cell table:style-name="ce31" office:value-type="float" office:value="31" calcext:value-type="float">
            <text:p>31</text:p>
          </table:table-cell>
          <table:table-cell table:style-name="ce31"/>
          <table:table-cell table:style-name="ce37" office:value-type="float" office:value="31" calcext:value-type="float">
            <text:p>3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teenkolen-, hout- en turfverkoo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telzie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toelen-bekleeders, draaijers, matters</text:p>
          </table:table-cell>
          <table:table-cell/>
          <table:table-cell table:style-name="ce24"/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toffenverwers, glanz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traat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2" calcext:value-type="float">
            <text:p>12</text:p>
          </table:table-cell>
          <table:table-cell table:style-name="ce31"/>
          <table:table-cell table:style-name="ce31" office:value-type="float" office:value="12" calcext:value-type="float">
            <text:p>12</text:p>
          </table:table-cell>
          <table:table-cell table:style-name="ce31"/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tudenten aan hooge scholen, athenaea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2" calcext:value-type="float">
            <text:p>12</text:p>
          </table:table-cell>
          <table:table-cell table:style-name="ce31"/>
          <table:table-cell table:style-name="ce31" office:value-type="float" office:value="21" calcext:value-type="float">
            <text:p>21</text:p>
          </table:table-cell>
          <table:table-cell table:style-name="ce31"/>
          <table:table-cell table:style-name="ce31" office:value-type="float" office:value="33" calcext:value-type="float">
            <text:p>33</text:p>
          </table:table-cell>
          <table:table-cell table:style-name="ce31"/>
          <table:table-cell table:style-name="ce37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tudenten aan academien, clinische schol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tudenten aan seminarien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80" calcext:value-type="float">
            <text:p>80</text:p>
          </table:table-cell>
          <table:table-cell table:style-name="ce31"/>
          <table:table-cell table:style-name="ce31" office:value-type="float" office:value="107" calcext:value-type="float">
            <text:p>107</text:p>
          </table:table-cell>
          <table:table-cell table:style-name="ce31"/>
          <table:table-cell table:style-name="ce31" office:value-type="float" office:value="196" calcext:value-type="float">
            <text:p>196</text:p>
          </table:table-cell>
          <table:table-cell table:style-name="ce31"/>
          <table:table-cell table:style-name="ce37" office:value-type="float" office:value="196" calcext:value-type="float">
            <text:p>19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tukadoors, witt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4" calcext:value-type="float">
            <text:p>34</text:p>
          </table:table-cell>
          <table:table-cell table:style-name="ce31"/>
          <table:table-cell table:style-name="ce31" office:value-type="float" office:value="35" calcext:value-type="float">
            <text:p>35</text:p>
          </table:table-cell>
          <table:table-cell table:style-name="ce31"/>
          <table:table-cell table:style-name="ce37" office:value-type="float" office:value="35" calcext:value-type="float">
            <text:p>3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tijfselfabrijkan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uiker- en pastijbak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9" calcext:value-type="float">
            <text:p>9</text:p>
          </table:table-cell>
          <table:table-cell table:style-name="ce31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Suikerraffinadeu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Taalmeesters, translateu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Tabak- en sigarenfabrijkan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3" calcext:value-type="float">
            <text:p>23</text:p>
          </table:table-cell>
          <table:table-cell table:style-name="ce31"/>
          <table:table-cell table:style-name="ce31" office:value-type="float" office:value="23" calcext:value-type="float">
            <text:p>23</text:p>
          </table:table-cell>
          <table:table-cell table:style-name="ce31"/>
          <table:table-cell table:style-name="ce37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Tabak- en sigarenkervers</text:p>
          </table:table-cell>
          <table:table-cell/>
          <table:table-cell table:style-name="ce24"/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8" calcext:value-type="float">
            <text:p>18</text:p>
          </table:table-cell>
          <table:table-cell table:style-name="ce31"/>
          <table:table-cell table:style-name="ce31" office:value-type="float" office:value="30" calcext:value-type="float">
            <text:p>30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/>
          <table:table-cell table:style-name="ce37" office:value-type="float" office:value="50" calcext:value-type="float">
            <text:p>5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Tabak- en sigarenplant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Tabak- en sigarenverkoo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Tapijtfabrijkanten</text:p>
          </table:table-cell>
          <table:table-cell/>
          <table:table-cell table:style-name="ce24"/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37" calcext:value-type="float">
            <text:p>37</text:p>
          </table:table-cell>
          <table:table-cell table:style-name="ce31"/>
          <table:table-cell table:style-name="ce31" office:value-type="float" office:value="44" calcext:value-type="float">
            <text:p>44</text:p>
          </table:table-cell>
          <table:table-cell table:style-name="ce31"/>
          <table:table-cell table:style-name="ce37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Timmerlieden, kistenma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141" calcext:value-type="float">
            <text:p>141</text:p>
          </table:table-cell>
          <table:table-cell table:style-name="ce31"/>
          <table:table-cell table:style-name="ce31" office:value-type="float" office:value="147" calcext:value-type="float">
            <text:p>147</text:p>
          </table:table-cell>
          <table:table-cell table:style-name="ce31"/>
          <table:table-cell table:style-name="ce37" office:value-type="float" office:value="147" calcext:value-type="float">
            <text:p>14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Tinnegiet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2" calcext:value-type="float">
            <text:p>12</text:p>
          </table:table-cell>
          <table:table-cell table:style-name="ce31"/>
          <table:table-cell table:style-name="ce31" office:value-type="float" office:value="13" calcext:value-type="float">
            <text:p>13</text:p>
          </table:table-cell>
          <table:table-cell table:style-name="ce31"/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Touwslagers, baanwer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7" calcext:value-type="float">
            <text:p>27</text:p>
          </table:table-cell>
          <table:table-cell table:style-name="ce31"/>
          <table:table-cell table:style-name="ce31" office:value-type="float" office:value="28" calcext:value-type="float">
            <text:p>28</text:p>
          </table:table-cell>
          <table:table-cell table:style-name="ce31"/>
          <table:table-cell table:style-name="ce37" office:value-type="float" office:value="28" calcext:value-type="float">
            <text:p>2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Traansto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Turf-, koorn- en kolendrag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8" calcext:value-type="float">
            <text:p>28</text:p>
          </table:table-cell>
          <table:table-cell table:style-name="ce31"/>
          <table:table-cell table:style-name="ce31" office:value-type="float" office:value="28" calcext:value-type="float">
            <text:p>28</text:p>
          </table:table-cell>
          <table:table-cell table:style-name="ce31"/>
          <table:table-cell table:style-name="ce37" office:value-type="float" office:value="28" calcext:value-type="float">
            <text:p>2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Uitdragers, uitventers, leurd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Uurwerkma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41" calcext:value-type="float">
            <text:p>41</text:p>
          </table:table-cell>
          <table:table-cell table:style-name="ce31"/>
          <table:table-cell table:style-name="ce31" office:value-type="float" office:value="42" calcext:value-type="float">
            <text:p>42</text:p>
          </table:table-cell>
          <table:table-cell table:style-name="ce31"/>
          <table:table-cell table:style-name="ce37" office:value-type="float" office:value="42" calcext:value-type="float">
            <text:p>4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Veearts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3" calcext:value-type="float">
            <text:p>13</text:p>
          </table:table-cell>
          <table:table-cell table:style-name="ce31"/>
          <table:table-cell table:style-name="ce31" office:value-type="float" office:value="13" calcext:value-type="float">
            <text:p>13</text:p>
          </table:table-cell>
          <table:table-cell table:style-name="ce31"/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Veenlieden, turfboer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Vendumees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Vergulders, lijsten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Vill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Vischdroogers en roo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Vischverkoo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Vissch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Vleeschhouwers, spekslagers, poeli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145" calcext:value-type="float">
            <text:p>145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15" calcext:value-type="float">
            <text:p>15</text:p>
          </table:table-cell>
          <table:table-cell table:style-name="ce37" office:value-type="float" office:value="165" calcext:value-type="float">
            <text:p>16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Voddenra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Voerlieden, koetsiers, loopers, postknechten en sleep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24" calcext:value-type="float">
            <text:p>12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26" calcext:value-type="float">
            <text:p>1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Vogelverkoopers, kooiboer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Wafel- en poffertjesbak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Watermolenaa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Wek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31" office:value-type="float" office:value="11" calcext:value-type="float">
            <text:p>11</text:p>
          </table:table-cell>
          <table:table-cell table:style-name="ce31"/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Wijnhandelaa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IJkmees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IJzer- en koperdraaij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IJzergie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Zaadverkoo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Zaakwaarnemers, commissionnai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" calcext:value-type="float">
            <text:p>3</text:p>
          </table:table-cell>
          <table:table-cell table:style-name="ce37" office:value-type="float" office:value="36" calcext:value-type="float">
            <text:p>3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Zakkenmakers en verhuur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Zandverkoo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Zeepzie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Zeevaartscholen onderwijz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Zeevaartscholen leerling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Ziekenoppass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9" calcext:value-type="float">
            <text:p>9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Zoutzie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Zwaardveg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Zwavelstokkenmakers en verkoo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Zijdeteelt (personen behoorende tot de)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Verschillende beroep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Zonder beroep</text:p>
          </table:table-cell>
          <table:table-cell/>
          <table:table-cell table:style-name="ce25" office:value-type="float" office:value="4071" calcext:value-type="float">
            <text:p>4,071</text:p>
          </table:table-cell>
          <table:table-cell table:style-name="ce32" office:value-type="float" office:value="4304" calcext:value-type="float">
            <text:p>4,304</text:p>
          </table:table-cell>
          <table:table-cell table:style-name="ce31" office:value-type="float" office:value="422" calcext:value-type="float">
            <text:p>422</text:p>
          </table:table-cell>
          <table:table-cell table:style-name="ce31" office:value-type="float" office:value="499" calcext:value-type="float">
            <text:p>499</text:p>
          </table:table-cell>
          <table:table-cell table:style-name="ce31" office:value-type="float" office:value="726" calcext:value-type="float">
            <text:p>726</text:p>
          </table:table-cell>
          <table:table-cell table:style-name="ce32" office:value-type="float" office:value="1167" calcext:value-type="float">
            <text:p>1,167</text:p>
          </table:table-cell>
          <table:table-cell table:style-name="ce32" office:value-type="float" office:value="1594" calcext:value-type="float">
            <text:p>1,594</text:p>
          </table:table-cell>
          <table:table-cell table:style-name="ce32" office:value-type="float" office:value="11282" calcext:value-type="float">
            <text:p>11,282</text:p>
          </table:table-cell>
          <table:table-cell table:style-name="ce32" office:value-type="float" office:value="6813" calcext:value-type="float">
            <text:p>6,813</text:p>
          </table:table-cell>
          <table:table-cell table:style-name="ce32" office:value-type="float" office:value="17252" calcext:value-type="float">
            <text:p>17,252</text:p>
          </table:table-cell>
          <table:table-cell table:style-name="ce38" office:value-type="float" office:value="24065" calcext:value-type="float">
            <text:p>24,06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Beroep onbekend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 STEDEN.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5" office:value-type="float" office:value="5417" calcext:value-type="float">
            <text:p>5,417</text:p>
          </table:table-cell>
          <table:table-cell table:style-name="ce32" office:value-type="float" office:value="5358" calcext:value-type="float">
            <text:p>5,358</text:p>
          </table:table-cell>
          <table:table-cell table:style-name="ce32" office:value-type="float" office:value="1014" calcext:value-type="float">
            <text:p>1,014</text:p>
          </table:table-cell>
          <table:table-cell table:style-name="ce31" office:value-type="float" office:value="912" calcext:value-type="float">
            <text:p>912</text:p>
          </table:table-cell>
          <table:table-cell table:style-name="ce32" office:value-type="float" office:value="1806" calcext:value-type="float">
            <text:p>1,806</text:p>
          </table:table-cell>
          <table:table-cell table:style-name="ce32" office:value-type="float" office:value="1885" calcext:value-type="float">
            <text:p>1,885</text:p>
          </table:table-cell>
          <table:table-cell table:style-name="ce32" office:value-type="float" office:value="17060" calcext:value-type="float">
            <text:p>17,060</text:p>
          </table:table-cell>
          <table:table-cell table:style-name="ce32" office:value-type="float" office:value="17677" calcext:value-type="float">
            <text:p>17,677</text:p>
          </table:table-cell>
          <table:table-cell table:style-name="ce32" office:value-type="float" office:value="25297" calcext:value-type="float">
            <text:p>25,297</text:p>
          </table:table-cell>
          <table:table-cell table:style-name="ce32" office:value-type="float" office:value="25832" calcext:value-type="float">
            <text:p>25,832</text:p>
          </table:table-cell>
          <table:table-cell table:style-name="ce38" office:value-type="float" office:value="51129" calcext:value-type="float">
            <text:p>51,1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Aannem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Aardappelenmeelfabrijkant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Aardewerk- en porceleinfabrijkant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Aardewerk- en porceleinkooplied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Advoka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Afbraakverkoo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Aluinfabrijkant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Ambtenaren Staats-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92" calcext:value-type="float">
            <text:p>29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92" calcext:value-type="float">
            <text:p>292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293" calcext:value-type="float">
            <text:p>29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Ambtenaren Provinciale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Ambtenaren Gemeente-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90" calcext:value-type="float">
            <text:p>190</text:p>
          </table:table-cell>
          <table:table-cell table:style-name="ce31"/>
          <table:table-cell table:style-name="ce31" office:value-type="float" office:value="190" calcext:value-type="float">
            <text:p>190</text:p>
          </table:table-cell>
          <table:table-cell table:style-name="ce31"/>
          <table:table-cell table:style-name="ce37" office:value-type="float" office:value="190" calcext:value-type="float">
            <text:p>19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Ambtenaren Niet genoemde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5" calcext:value-type="float">
            <text:p>45</text:p>
          </table:table-cell>
          <table:table-cell table:style-name="ce31"/>
          <table:table-cell table:style-name="ce31" office:value-type="float" office:value="45" calcext:value-type="float">
            <text:p>45</text:p>
          </table:table-cell>
          <table:table-cell table:style-name="ce31"/>
          <table:table-cell table:style-name="ce37" office:value-type="float" office:value="45" calcext:value-type="float">
            <text:p>4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Apothekers, drogis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9" calcext:value-type="float">
            <text:p>29</text:p>
          </table:table-cell>
          <table:table-cell table:style-name="ce31"/>
          <table:table-cell table:style-name="ce31" office:value-type="float" office:value="29" calcext:value-type="float">
            <text:p>29</text:p>
          </table:table-cell>
          <table:table-cell table:style-name="ce31"/>
          <table:table-cell table:style-name="ce37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Arbeiders, daglooners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65" calcext:value-type="float">
            <text:p>365</text:p>
          </table:table-cell>
          <table:table-cell table:style-name="ce31" office:value-type="float" office:value="190" calcext:value-type="float">
            <text:p>190</text:p>
          </table:table-cell>
          <table:table-cell table:style-name="ce32" office:value-type="float" office:value="8357" calcext:value-type="float">
            <text:p>8,357</text:p>
          </table:table-cell>
          <table:table-cell table:style-name="ce32" office:value-type="float" office:value="4744" calcext:value-type="float">
            <text:p>4,744</text:p>
          </table:table-cell>
          <table:table-cell table:style-name="ce32" office:value-type="float" office:value="8772" calcext:value-type="float">
            <text:p>8,772</text:p>
          </table:table-cell>
          <table:table-cell table:style-name="ce32" office:value-type="float" office:value="4970" calcext:value-type="float">
            <text:p>4,970</text:p>
          </table:table-cell>
          <table:table-cell table:style-name="ce38" office:value-type="float" office:value="13742" calcext:value-type="float">
            <text:p>13,74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Asch-, bagger-, vuilnislieden, aschverkoo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Azijnstokers, kunstazijnm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Baardscheerders, kappers, paruikenma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Badstoofhou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Bankiers, effektenhandelaars, geldwisselaars, kassi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Beeldhouwers, lofwerksnijd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Beleenbankhouders, inbrengers enz.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Besteders</text:p>
          </table:table-cell>
          <table:table-cell/>
          <table:table-cell table:style-name="ce24"/>
          <table:table-cell table:style-name="ce31" table:number-columns-repeated="6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7" calcext:value-type="float">
            <text:p>7</text:p>
          </table:table-cell>
          <table:table-cell table:style-name="ce37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Bezembinders, rietboeren, rijswerkers</text:p>
          </table:table-cell>
          <table:table-cell/>
          <table:table-cell table:style-name="ce24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1" calcext:value-type="float">
            <text:p>11</text:p>
          </table:table-cell>
          <table:table-cell table:style-name="ce37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Bierbrouwers, bierste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6" calcext:value-type="float">
            <text:p>6</text:p>
          </table:table-cell>
          <table:table-cell table:style-name="ce37" office:value-type="float" office:value="131" calcext:value-type="float">
            <text:p>13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Billard-, kaats-ballenm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Blee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6" calcext:value-type="float">
            <text:p>6</text:p>
          </table:table-cell>
          <table:table-cell table:style-name="ce37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Blik- en pleetwerkers, lampenm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66" calcext:value-type="float">
            <text:p>66</text:p>
          </table:table-cell>
          <table:table-cell table:style-name="ce31"/>
          <table:table-cell table:style-name="ce31" office:value-type="float" office:value="66" calcext:value-type="float">
            <text:p>66</text:p>
          </table:table-cell>
          <table:table-cell table:style-name="ce31"/>
          <table:table-cell table:style-name="ce37" office:value-type="float" office:value="66" calcext:value-type="float">
            <text:p>6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Boekbind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Bontwer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Borduurwerkers, kantwerkers</text:p>
          </table:table-cell>
          <table:table-cell/>
          <table:table-cell table:style-name="ce24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9" calcext:value-type="float">
            <text:p>9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Borstel-, koorden-, kammen-, rijven-, zeeftenma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Bouwmees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4" calcext:value-type="float">
            <text:p>4</text:p>
          </table:table-cell>
          <table:table-cell table:style-name="ce37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Breuk- en draagbanden-, keurslijvenm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Brillenslijpers en verkoo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65" calcext:value-type="float">
            <text:p>265</text:p>
          </table:table-cell>
          <table:table-cell table:style-name="ce31" office:value-type="float" office:value="16" calcext:value-type="float">
            <text:p>16</text:p>
          </table:table-cell>
          <table:table-cell table:style-name="ce37" office:value-type="float" office:value="281" calcext:value-type="float">
            <text:p>28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Bijenteelt (personen behoorende tot de)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Chicoreifabrijkan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Chocoladefabrijkant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Dagbladschrijvers, letterkundig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Debiteurs en gedelegeerden in de loterij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Dekkers (lei-, pannen-, riet-)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176" calcext:value-type="float">
            <text:p>176</text:p>
          </table:table-cell>
          <table:table-cell table:style-name="ce31"/>
          <table:table-cell table:style-name="ce31" office:value-type="float" office:value="182" calcext:value-type="float">
            <text:p>182</text:p>
          </table:table-cell>
          <table:table-cell table:style-name="ce31"/>
          <table:table-cell table:style-name="ce37" office:value-type="float" office:value="182" calcext:value-type="float">
            <text:p>18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Deurwaar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1" calcext:value-type="float">
            <text:p>11</text:p>
          </table:table-cell>
          <table:table-cell table:style-name="ce31"/>
          <table:table-cell table:style-name="ce31" office:value-type="float" office:value="11" calcext:value-type="float">
            <text:p>11</text:p>
          </table:table-cell>
          <table:table-cell table:style-name="ce31"/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/>
          <table:table-cell table:style-name="ce24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257" calcext:value-type="float">
            <text:p>257</text:p>
          </table:table-cell>
          <table:table-cell table:style-name="ce31" office:value-type="float" office:value="608" calcext:value-type="float">
            <text:p>608</text:p>
          </table:table-cell>
          <table:table-cell table:style-name="ce32" office:value-type="float" office:value="2099" calcext:value-type="float">
            <text:p>2,099</text:p>
          </table:table-cell>
          <table:table-cell table:style-name="ce31" office:value-type="float" office:value="681" calcext:value-type="float">
            <text:p>681</text:p>
          </table:table-cell>
          <table:table-cell table:style-name="ce32" office:value-type="float" office:value="2369" calcext:value-type="float">
            <text:p>2,369</text:p>
          </table:table-cell>
          <table:table-cell table:style-name="ce38" office:value-type="float" office:value="3050" calcext:value-type="float">
            <text:p>3,05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Doodgravers, bedienaars van begrafenissen, verhuurders van rouwkleeder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Fabrijkanten van verschillenden aard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Fineerzag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Gaarkeukenhouders</text:p>
          </table:table-cell>
          <table:table-cell/>
          <table:table-cell table:style-name="ce24"/>
          <table:table-cell table:style-name="ce31" table:number-columns-repeated="5"/>
          <table:table-cell table:number-columns-repeated="4" table:style-name="ce31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Galanteriewarenhandelaa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Garen- en bandwinkeli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Gazfabrijkant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63" calcext:value-type="float">
            <text:p>63</text:p>
          </table:table-cell>
          <table:table-cell table:style-name="ce37" office:value-type="float" office:value="97" calcext:value-type="float">
            <text:p>9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Gepensioneerden (burgerlijke en militaire)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74" calcext:value-type="float">
            <text:p>174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74" calcext:value-type="float">
            <text:p>174</text:p>
          </table:table-cell>
          <table:table-cell table:style-name="ce31" office:value-type="float" office:value="18" calcext:value-type="float">
            <text:p>18</text:p>
          </table:table-cell>
          <table:table-cell table:style-name="ce37" office:value-type="float" office:value="192" calcext:value-type="float">
            <text:p>19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Geschutgieters, geweer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Glasblaz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98" calcext:value-type="float">
            <text:p>298</text:p>
          </table:table-cell>
          <table:table-cell table:style-name="ce31"/>
          <table:table-cell table:style-name="ce31" office:value-type="float" office:value="298" calcext:value-type="float">
            <text:p>298</text:p>
          </table:table-cell>
          <table:table-cell table:style-name="ce31"/>
          <table:table-cell table:style-name="ce37" office:value-type="float" office:value="298" calcext:value-type="float">
            <text:p>29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89" calcext:value-type="float">
            <text:p>89</text:p>
          </table:table-cell>
          <table:table-cell table:style-name="ce31"/>
          <table:table-cell table:style-name="ce31" office:value-type="float" office:value="89" calcext:value-type="float">
            <text:p>89</text:p>
          </table:table-cell>
          <table:table-cell table:style-name="ce31"/>
          <table:table-cell table:style-name="ce37" office:value-type="float" office:value="89" calcext:value-type="float">
            <text:p>8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24"/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112" calcext:value-type="float">
            <text:p>11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113" calcext:value-type="float">
            <text:p>113</text:p>
          </table:table-cell>
          <table:table-cell table:style-name="ce37" office:value-type="float" office:value="146" calcext:value-type="float">
            <text:p>14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Gouddraadtrekkers, passementwerkers, galenwer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Graanhandelaars, gistverkoo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35" calcext:value-type="float">
            <text:p>3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Griendbaz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Groenten-, fruitverkoo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Grondeigenar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49" calcext:value-type="float">
            <text:p>49</text:p>
          </table:table-cell>
          <table:table-cell table:style-name="ce37" office:value-type="float" office:value="134" calcext:value-type="float">
            <text:p>1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Grossiers, slij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3" calcext:value-type="float">
            <text:p>13</text:p>
          </table:table-cell>
          <table:table-cell table:style-name="ce31"/>
          <table:table-cell table:style-name="ce31" office:value-type="float" office:value="13" calcext:value-type="float">
            <text:p>13</text:p>
          </table:table-cell>
          <table:table-cell table:style-name="ce31"/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Grutters, kruideni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Haarwer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Handelsleerling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Handelsreizig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Handschoenen- en dassen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Haven- en bakenmees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Heetmaaij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Hennep- en vlasbereiders en teel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Herbergiers, kasteleins, koffijhuishou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43" calcext:value-type="float">
            <text:p>343</text:p>
          </table:table-cell>
          <table:table-cell table:style-name="ce31" office:value-type="float" office:value="132" calcext:value-type="float">
            <text:p>132</text:p>
          </table:table-cell>
          <table:table-cell table:style-name="ce31" office:value-type="float" office:value="343" calcext:value-type="float">
            <text:p>343</text:p>
          </table:table-cell>
          <table:table-cell table:style-name="ce31" office:value-type="float" office:value="132" calcext:value-type="float">
            <text:p>132</text:p>
          </table:table-cell>
          <table:table-cell table:style-name="ce37" office:value-type="float" office:value="475" calcext:value-type="float">
            <text:p>47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Herders en veehoeders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42" calcext:value-type="float">
            <text:p>14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87" calcext:value-type="float">
            <text:p>28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40" calcext:value-type="float">
            <text:p>440</text:p>
          </table:table-cell>
          <table:table-cell table:style-name="ce31" office:value-type="float" office:value="5" calcext:value-type="float">
            <text:p>5</text:p>
          </table:table-cell>
          <table:table-cell table:style-name="ce37" office:value-type="float" office:value="445" calcext:value-type="float">
            <text:p>44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Hoeden-, petten- en stroohoedenma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0" calcext:value-type="float">
            <text:p>30</text:p>
          </table:table-cell>
          <table:table-cell table:style-name="ce31"/>
          <table:table-cell table:style-name="ce31" office:value-type="float" office:value="30" calcext:value-type="float">
            <text:p>30</text:p>
          </table:table-cell>
          <table:table-cell table:style-name="ce31"/>
          <table:table-cell table:style-name="ce37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Houthak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Houtzaagmolenaars, houtzagers, houtkoop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91" calcext:value-type="float">
            <text:p>91</text:p>
          </table:table-cell>
          <table:table-cell table:style-name="ce31"/>
          <table:table-cell table:style-name="ce31" office:value-type="float" office:value="92" calcext:value-type="float">
            <text:p>92</text:p>
          </table:table-cell>
          <table:table-cell table:style-name="ce31"/>
          <table:table-cell table:style-name="ce37" office:value-type="float" office:value="92" calcext:value-type="float">
            <text:p>9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Huisleerlingen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60" calcext:value-type="float">
            <text:p>60</text:p>
          </table:table-cell>
          <table:table-cell table:style-name="ce37" office:value-type="float" office:value="130" calcext:value-type="float">
            <text:p>1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Inleggers van levensbehoeft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Jag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6" calcext:value-type="float">
            <text:p>16</text:p>
          </table:table-cell>
          <table:table-cell table:style-name="ce31"/>
          <table:table-cell table:style-name="ce31" office:value-type="float" office:value="16" calcext:value-type="float">
            <text:p>16</text:p>
          </table:table-cell>
          <table:table-cell table:style-name="ce31"/>
          <table:table-cell table:style-name="ce37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Jagt (personen behoorende tot de)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Juweliers, goud- en zilversmed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aarders, wolkamm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2" calcext:value-type="float">
            <text:p>12</text:p>
          </table:table-cell>
          <table:table-cell table:style-name="ce31"/>
          <table:table-cell table:style-name="ce31" office:value-type="float" office:value="13" calcext:value-type="float">
            <text:p>13</text:p>
          </table:table-cell>
          <table:table-cell table:style-name="ce31"/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aarsenmakers (smeer- en was-)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3" calcext:value-type="float">
            <text:p>13</text:p>
          </table:table-cell>
          <table:table-cell table:style-name="ce31"/>
          <table:table-cell table:style-name="ce31" office:value-type="float" office:value="13" calcext:value-type="float">
            <text:p>13</text:p>
          </table:table-cell>
          <table:table-cell table:style-name="ce31"/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abinet- en schrijnwerkers, kunstdraaij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379" calcext:value-type="float">
            <text:p>379</text:p>
          </table:table-cell>
          <table:table-cell table:style-name="ce31"/>
          <table:table-cell table:style-name="ce31" office:value-type="float" office:value="385" calcext:value-type="float">
            <text:p>385</text:p>
          </table:table-cell>
          <table:table-cell table:style-name="ce31"/>
          <table:table-cell table:style-name="ce37" office:value-type="float" office:value="385" calcext:value-type="float">
            <text:p>38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adetten van de landmagt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adetten van de zeemagt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alkbranders, cement- en trasma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antoor- en winkelbedienden, pakhuisknecht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7" calcext:value-type="float">
            <text:p>27</text:p>
          </table:table-cell>
          <table:table-cell table:style-name="ce37" office:value-type="float" office:value="42" calcext:value-type="float">
            <text:p>4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leedermakers</text:p>
          </table:table-cell>
          <table:table-cell/>
          <table:table-cell table:style-name="ce24"/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53" calcext:value-type="float">
            <text:p>53</text:p>
          </table:table-cell>
          <table:table-cell table:style-name="ce31"/>
          <table:table-cell table:style-name="ce31" office:value-type="float" office:value="740" calcext:value-type="float">
            <text:p>74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95" calcext:value-type="float">
            <text:p>795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796" calcext:value-type="float">
            <text:p>79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leederen- en gemaaktgoedverkoo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leinhandelaars, winkeliers</text:p>
          </table:table-cell>
          <table:table-cell/>
          <table:table-cell table:style-name="ce24"/>
          <table:table-cell table:style-name="ce31" table:number-columns-repeated="4"/>
          <table:table-cell table:style-name="ce31" office:value-type="float" office:value="2" calcext:value-type="float">
            <text:p>2</text:p>
          </table:table-cell>
          <table:table-cell table:number-columns-repeated="3" table:style-name="ce31" office:value-type="float" office:value="277" calcext:value-type="float">
            <text:p>277</text:p>
          </table:table-cell>
          <table:table-cell table:style-name="ce31" office:value-type="float" office:value="279" calcext:value-type="float">
            <text:p>279</text:p>
          </table:table-cell>
          <table:table-cell table:style-name="ce37" office:value-type="float" office:value="556" calcext:value-type="float">
            <text:p>55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46" calcext:value-type="float">
            <text:p>46</text:p>
          </table:table-cell>
          <table:table-cell table:style-name="ce31"/>
          <table:table-cell table:style-name="ce31" office:value-type="float" office:value="48" calcext:value-type="float">
            <text:p>48</text:p>
          </table:table-cell>
          <table:table-cell table:style-name="ce31"/>
          <table:table-cell table:style-name="ce37" office:value-type="float" office:value="48" calcext:value-type="float">
            <text:p>4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lompenma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31" office:value-type="float" office:value="329" calcext:value-type="float">
            <text:p>329</text:p>
          </table:table-cell>
          <table:table-cell table:style-name="ce31"/>
          <table:table-cell table:style-name="ce31" office:value-type="float" office:value="339" calcext:value-type="float">
            <text:p>339</text:p>
          </table:table-cell>
          <table:table-cell table:style-name="ce31"/>
          <table:table-cell table:style-name="ce37" office:value-type="float" office:value="339" calcext:value-type="float">
            <text:p>33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noopen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olonisten arbei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olonisten hulpbehoevende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olonisten bedelaa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ooplieden van verschillenden aard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452" calcext:value-type="float">
            <text:p>452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458" calcext:value-type="float">
            <text:p>458</text:p>
          </table:table-cell>
          <table:table-cell table:style-name="ce31" office:value-type="float" office:value="61" calcext:value-type="float">
            <text:p>61</text:p>
          </table:table-cell>
          <table:table-cell table:style-name="ce37" office:value-type="float" office:value="519" calcext:value-type="float">
            <text:p>5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oornmolenaa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97" calcext:value-type="float">
            <text:p>297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99" calcext:value-type="float">
            <text:p>299</text:p>
          </table:table-cell>
          <table:table-cell table:style-name="ce31" office:value-type="float" office:value="9" calcext:value-type="float">
            <text:p>9</text:p>
          </table:table-cell>
          <table:table-cell table:style-name="ce37" office:value-type="float" office:value="308" calcext:value-type="float">
            <text:p>30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oornverschiet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40" calcext:value-type="float">
            <text:p>40</text:p>
          </table:table-cell>
          <table:table-cell table:style-name="ce31"/>
          <table:table-cell table:style-name="ce31" office:value-type="float" office:value="43" calcext:value-type="float">
            <text:p>43</text:p>
          </table:table-cell>
          <table:table-cell table:style-name="ce31"/>
          <table:table-cell table:style-name="ce37" office:value-type="float" office:value="43" calcext:value-type="float">
            <text:p>4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oper-, klok- en geelgiet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ostschoolhouders en onderwijzers</text:p>
          </table:table-cell>
          <table:table-cell/>
          <table:table-cell table:style-name="ce24"/>
          <table:table-cell table:style-name="ce31" table:number-columns-repeated="5"/>
          <table:table-cell table:number-columns-repeated="4" table:style-name="ce31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ostschoolleerlingen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22" calcext:value-type="float">
            <text:p>122</text:p>
          </table:table-cell>
          <table:table-cell table:style-name="ce37" office:value-type="float" office:value="142" calcext:value-type="float">
            <text:p>14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raankinder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ram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22" calcext:value-type="float">
            <text:p>22</text:p>
          </table:table-cell>
          <table:table-cell table:style-name="ce37" office:value-type="float" office:value="104" calcext:value-type="float">
            <text:p>10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ramm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rib- en dijkwerkers, heibaz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roeghouders, tappers enz.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03" calcext:value-type="float">
            <text:p>203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203" calcext:value-type="float">
            <text:p>203</text:p>
          </table:table-cell>
          <table:table-cell table:style-name="ce31" office:value-type="float" office:value="79" calcext:value-type="float">
            <text:p>79</text:p>
          </table:table-cell>
          <table:table-cell table:style-name="ce37" office:value-type="float" office:value="282" calcext:value-type="float">
            <text:p>28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ruidfabrijkanten en vuurwerkm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ruijers, sjouwers, schoenpoets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uipers, hoepelma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207" calcext:value-type="float">
            <text:p>207</text:p>
          </table:table-cell>
          <table:table-cell table:style-name="ce31"/>
          <table:table-cell table:style-name="ce31" office:value-type="float" office:value="210" calcext:value-type="float">
            <text:p>210</text:p>
          </table:table-cell>
          <table:table-cell table:style-name="ce31"/>
          <table:table-cell table:style-name="ce37" office:value-type="float" office:value="210" calcext:value-type="float">
            <text:p>2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unstenaars, goochelaars enz.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unstkoopers, muzijk- en teekenhandelar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unstlak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37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unstoefenaren schil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unstwer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Kurkensnij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Landbouwers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37" calcext:value-type="float">
            <text:p>137</text:p>
          </table:table-cell>
          <table:table-cell table:style-name="ce31" office:value-type="float" office:value="53" calcext:value-type="float">
            <text:p>53</text:p>
          </table:table-cell>
          <table:table-cell table:style-name="ce32" office:value-type="float" office:value="1058" calcext:value-type="float">
            <text:p>1,058</text:p>
          </table:table-cell>
          <table:table-cell table:style-name="ce31" office:value-type="float" office:value="830" calcext:value-type="float">
            <text:p>830</text:p>
          </table:table-cell>
          <table:table-cell table:style-name="ce32" office:value-type="float" office:value="21794" calcext:value-type="float">
            <text:p>21,794</text:p>
          </table:table-cell>
          <table:table-cell table:style-name="ce32" office:value-type="float" office:value="10574" calcext:value-type="float">
            <text:p>10,574</text:p>
          </table:table-cell>
          <table:table-cell table:style-name="ce32" office:value-type="float" office:value="23009" calcext:value-type="float">
            <text:p>23,009</text:p>
          </table:table-cell>
          <table:table-cell table:style-name="ce32" office:value-type="float" office:value="11472" calcext:value-type="float">
            <text:p>11,472</text:p>
          </table:table-cell>
          <table:table-cell table:style-name="ce38" office:value-type="float" office:value="34481" calcext:value-type="float">
            <text:p>34,48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Landhuishoudkundige scholen onderwijz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Landhuishoudkundige scholen leerling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Landmeters en teekenaars bij het kadaster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4" calcext:value-type="float">
            <text:p>34</text:p>
          </table:table-cell>
          <table:table-cell table:style-name="ce31"/>
          <table:table-cell table:style-name="ce31" office:value-type="float" office:value="34" calcext:value-type="float">
            <text:p>34</text:p>
          </table:table-cell>
          <table:table-cell table:style-name="ce31"/>
          <table:table-cell table:style-name="ce37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Lantaarnopste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Latijnsche scholen onderwijz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Latijnsche scholen leerling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Leerbereiders en looij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88" calcext:value-type="float">
            <text:p>8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Liefdadige gestichten hoofd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Liefdadige gestichten dienstdoend personeel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Linieer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Loodgieters en pompenmakers, brandspuit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Loodwitm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Lijmzie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Magazijn- en pakhuismeest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Makelaars en kargadoo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Mandenma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91" calcext:value-type="float">
            <text:p>9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Manufakturen fabrijkanten/*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Manufakturen kooplieden/*</text:p>
          </table:table-cell>
          <table:table-cell/>
          <table:table-cell table:style-name="ce24"/>
          <table:table-cell table:style-name="ce31" table:number-columns-repeated="5"/>
          <table:table-cell table:number-columns-repeated="4" table:style-name="ce31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Manufakturen werklieden/*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" calcext:value-type="float">
            <text:p>4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Mattenm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Meekrapbereiders en fabrijkant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Meesters (keur-, markt-, waag-), afslag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Melk-, boter-, kaasverkoo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" calcext:value-type="float">
            <text:p>4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Messenmakers en slij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Meters (kolen-, koorn-, hooi-, hout-, scheeps- enz.) wijnstekers</text:p>
          </table:table-cell>
          <table:table-cell/>
          <table:table-cell table:style-name="ce24"/>
          <table:table-cell table:style-name="ce31" table:number-columns-repeated="6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Metselaa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1" calcext:value-type="float">
            <text:p>11</text:p>
          </table:table-cell>
          <table:table-cell table:style-name="ce31"/>
          <table:table-cell table:style-name="ce31" office:value-type="float" office:value="476" calcext:value-type="float">
            <text:p>476</text:p>
          </table:table-cell>
          <table:table-cell table:style-name="ce31"/>
          <table:table-cell table:style-name="ce31" office:value-type="float" office:value="487" calcext:value-type="float">
            <text:p>487</text:p>
          </table:table-cell>
          <table:table-cell table:style-name="ce31"/>
          <table:table-cell table:style-name="ce37" office:value-type="float" office:value="487" calcext:value-type="float">
            <text:p>48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Modemaaksters</text:p>
          </table:table-cell>
          <table:table-cell/>
          <table:table-cell table:style-name="ce24"/>
          <table:table-cell table:style-name="ce31" table:number-columns-repeated="6"/>
          <table:table-cell table:style-name="ce31" office:value-type="float" office:value="13" calcext:value-type="float">
            <text:p>13</text:p>
          </table:table-cell>
          <table:table-cell table:style-name="ce31"/>
          <table:table-cell table:style-name="ce31" office:value-type="float" office:value="13" calcext:value-type="float">
            <text:p>13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Molen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5" calcext:value-type="float">
            <text:p>25</text:p>
          </table:table-cell>
          <table:table-cell table:style-name="ce31"/>
          <table:table-cell table:style-name="ce31" office:value-type="float" office:value="25" calcext:value-type="float">
            <text:p>25</text:p>
          </table:table-cell>
          <table:table-cell table:style-name="ce31"/>
          <table:table-cell table:style-name="ce37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Moutmolenaa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Mijnwer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1" calcext:value-type="float">
            <text:p>11</text:p>
          </table:table-cell>
          <table:table-cell table:style-name="ce31"/>
          <table:table-cell table:style-name="ce31" office:value-type="float" office:value="308" calcext:value-type="float">
            <text:p>30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19" calcext:value-type="float">
            <text:p>319</text:p>
          </table:table-cell>
          <table:table-cell table:style-name="ce31" office:value-type="float" office:value="3" calcext:value-type="float">
            <text:p>3</text:p>
          </table:table-cell>
          <table:table-cell table:style-name="ce37" office:value-type="float" office:value="322" calcext:value-type="float">
            <text:p>3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24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44" calcext:value-type="float">
            <text:p>44</text:p>
          </table:table-cell>
          <table:table-cell table:style-name="ce31"/>
          <table:table-cell table:style-name="ce32" office:value-type="float" office:value="1034" calcext:value-type="float">
            <text:p>1,034</text:p>
          </table:table-cell>
          <table:table-cell table:style-name="ce31"/>
          <table:table-cell table:style-name="ce32" office:value-type="float" office:value="1082" calcext:value-type="float">
            <text:p>1,082</text:p>
          </table:table-cell>
          <table:table-cell table:style-name="ce38" office:value-type="float" office:value="1082" calcext:value-type="float">
            <text:p>1,08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Nachtwer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Notariss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8" calcext:value-type="float">
            <text:p>28</text:p>
          </table:table-cell>
          <table:table-cell table:style-name="ce31"/>
          <table:table-cell table:style-name="ce31" office:value-type="float" office:value="28" calcext:value-type="float">
            <text:p>28</text:p>
          </table:table-cell>
          <table:table-cell table:style-name="ce31"/>
          <table:table-cell table:style-name="ce37" office:value-type="float" office:value="28" calcext:value-type="float">
            <text:p>2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Notarissen (kandidaat)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Olieslagers en molenaa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Omroepers, aanplak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Ondernemers en direkteurs van begrafenis- en ziekenfondsen/?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82" calcext:value-type="float">
            <text:p>182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182" calcext:value-type="float">
            <text:p>182</text:p>
          </table:table-cell>
          <table:table-cell table:style-name="ce31" office:value-type="float" office:value="40" calcext:value-type="float">
            <text:p>40</text:p>
          </table:table-cell>
          <table:table-cell table:style-name="ce37" office:value-type="float" office:value="222" calcext:value-type="float">
            <text:p>2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Opzigters, conducteurs enz.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2" calcext:value-type="float">
            <text:p>12</text:p>
          </table:table-cell>
          <table:table-cell table:style-name="ce31"/>
          <table:table-cell table:style-name="ce31" office:value-type="float" office:value="12" calcext:value-type="float">
            <text:p>12</text:p>
          </table:table-cell>
          <table:table-cell table:style-name="ce31"/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Orgeldraaijers, straatmuzijkan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4" calcext:value-type="float">
            <text:p>4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Paarden- en beestensnij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54" calcext:value-type="float">
            <text:p>154</text:p>
          </table:table-cell>
          <table:table-cell table:style-name="ce31" office:value-type="float" office:value="11" calcext:value-type="float">
            <text:p>11</text:p>
          </table:table-cell>
          <table:table-cell table:style-name="ce37" office:value-type="float" office:value="165" calcext:value-type="float">
            <text:p>16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Papier- en gekleurd papierfabrijkan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Papier- en gekleurd papierhandelaa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Papier- en gekleurd papierwerklied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Parapluie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Pennenberei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Pikeu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Pik- en teersto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Plaat- en steendrukkers, plaatsnij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Pleistergieters, boetseer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42" calcext:value-type="float">
            <text:p>242</text:p>
          </table:table-cell>
          <table:table-cell table:style-name="ce31"/>
          <table:table-cell table:style-name="ce31" office:value-type="float" office:value="242" calcext:value-type="float">
            <text:p>242</text:p>
          </table:table-cell>
          <table:table-cell table:style-name="ce31"/>
          <table:table-cell table:style-name="ce37" office:value-type="float" office:value="242" calcext:value-type="float">
            <text:p>24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Prokureu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Publieke vrouwen, publiekhuishou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Pijpen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Ree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Regterlijke magt (ambtenaren der)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1" calcext:value-type="float">
            <text:p>11</text:p>
          </table:table-cell>
          <table:table-cell table:style-name="ce31"/>
          <table:table-cell table:style-name="ce31" office:value-type="float" office:value="11" calcext:value-type="float">
            <text:p>11</text:p>
          </table:table-cell>
          <table:table-cell table:style-name="ce31"/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Renteniers, partikulier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37" calcext:value-type="float">
            <text:p>237</text:p>
          </table:table-cell>
          <table:table-cell table:style-name="ce31" office:value-type="float" office:value="267" calcext:value-type="float">
            <text:p>267</text:p>
          </table:table-cell>
          <table:table-cell table:style-name="ce31" office:value-type="float" office:value="237" calcext:value-type="float">
            <text:p>237</text:p>
          </table:table-cell>
          <table:table-cell table:style-name="ce31" office:value-type="float" office:value="267" calcext:value-type="float">
            <text:p>267</text:p>
          </table:table-cell>
          <table:table-cell table:style-name="ce37" office:value-type="float" office:value="504" calcext:value-type="float">
            <text:p>50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Rentmees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Rijtuig-, wagen-, koffer-, zadelma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3" calcext:value-type="float">
            <text:p>13</text:p>
          </table:table-cell>
          <table:table-cell table:style-name="ce31"/>
          <table:table-cell table:style-name="ce31" office:value-type="float" office:value="388" calcext:value-type="float">
            <text:p>38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01" calcext:value-type="float">
            <text:p>401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402" calcext:value-type="float">
            <text:p>40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Rijtuigschil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chaarslij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1" calcext:value-type="float">
            <text:p>11</text:p>
          </table:table-cell>
          <table:table-cell table:style-name="ce31"/>
          <table:table-cell table:style-name="ce31" office:value-type="float" office:value="11" calcext:value-type="float">
            <text:p>11</text:p>
          </table:table-cell>
          <table:table-cell table:style-name="ce31"/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chatt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cheep-, blok-, mast- en zeilmakers, rafactiemeesters, scheepsloopers, takelaa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5" calcext:value-type="float">
            <text:p>15</text:p>
          </table:table-cell>
          <table:table-cell table:style-name="ce31"/>
          <table:table-cell table:style-name="ce31" office:value-type="float" office:value="16" calcext:value-type="float">
            <text:p>16</text:p>
          </table:table-cell>
          <table:table-cell table:style-name="ce31"/>
          <table:table-cell table:style-name="ce37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cheepsw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cheepzeilnaaldenm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chelpvisschers, schul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chermmeest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childers (huis-), glazenmakers</text:p>
          </table:table-cell>
          <table:table-cell/>
          <table:table-cell table:style-name="ce24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91" calcext:value-type="float">
            <text:p>9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19" calcext:value-type="float">
            <text:p>11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1" calcext:value-type="float">
            <text:p>121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22" calcext:value-type="float">
            <text:p>1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choenmakers en lappers</text:p>
          </table:table-cell>
          <table:table-cell/>
          <table:table-cell table:style-name="ce24"/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52" calcext:value-type="float">
            <text:p>52</text:p>
          </table:table-cell>
          <table:table-cell table:style-name="ce31"/>
          <table:table-cell table:style-name="ce31" office:value-type="float" office:value="891" calcext:value-type="float">
            <text:p>891</text:p>
          </table:table-cell>
          <table:table-cell table:style-name="ce31"/>
          <table:table-cell table:style-name="ce31" office:value-type="float" office:value="948" calcext:value-type="float">
            <text:p>948</text:p>
          </table:table-cell>
          <table:table-cell table:style-name="ce31"/>
          <table:table-cell table:style-name="ce37" office:value-type="float" office:value="948" calcext:value-type="float">
            <text:p>94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choolleerlingen</text:p>
          </table:table-cell>
          <table:table-cell/>
          <table:table-cell table:style-name="ce25" office:value-type="float" office:value="3113" calcext:value-type="float">
            <text:p>3,113</text:p>
          </table:table-cell>
          <table:table-cell table:style-name="ce32" office:value-type="float" office:value="2712" calcext:value-type="float">
            <text:p>2,712</text:p>
          </table:table-cell>
          <table:table-cell table:style-name="ce32" office:value-type="float" office:value="1433" calcext:value-type="float">
            <text:p>1,433</text:p>
          </table:table-cell>
          <table:table-cell table:style-name="ce32" office:value-type="float" office:value="1112" calcext:value-type="float">
            <text:p>1,112</text:p>
          </table:table-cell>
          <table:table-cell table:style-name="ce32" office:value-type="float" office:value="1122" calcext:value-type="float">
            <text:p>1,122</text:p>
          </table:table-cell>
          <table:table-cell table:style-name="ce31" office:value-type="float" office:value="834" calcext:value-type="float">
            <text:p>834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42" calcext:value-type="float">
            <text:p>42</text:p>
          </table:table-cell>
          <table:table-cell table:style-name="ce32" office:value-type="float" office:value="5735" calcext:value-type="float">
            <text:p>5,735</text:p>
          </table:table-cell>
          <table:table-cell table:style-name="ce32" office:value-type="float" office:value="4700" calcext:value-type="float">
            <text:p>4,700</text:p>
          </table:table-cell>
          <table:table-cell table:style-name="ce38" office:value-type="float" office:value="10435" calcext:value-type="float">
            <text:p>10,43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choorsteenveg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meden grof-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meden hoef-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466" calcext:value-type="float">
            <text:p>466</text:p>
          </table:table-cell>
          <table:table-cell table:style-name="ce31"/>
          <table:table-cell table:style-name="ce31" office:value-type="float" office:value="474" calcext:value-type="float">
            <text:p>474</text:p>
          </table:table-cell>
          <table:table-cell table:style-name="ce31"/>
          <table:table-cell table:style-name="ce37" office:value-type="float" office:value="474" calcext:value-type="float">
            <text:p>47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meden kagchel- en andere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9" calcext:value-type="float">
            <text:p>19</text:p>
          </table:table-cell>
          <table:table-cell table:style-name="ce31"/>
          <table:table-cell table:style-name="ce31" office:value-type="float" office:value="362" calcext:value-type="float">
            <text:p>362</text:p>
          </table:table-cell>
          <table:table-cell table:style-name="ce31"/>
          <table:table-cell table:style-name="ce31" office:value-type="float" office:value="381" calcext:value-type="float">
            <text:p>381</text:p>
          </table:table-cell>
          <table:table-cell table:style-name="ce31"/>
          <table:table-cell table:style-name="ce37" office:value-type="float" office:value="381" calcext:value-type="float">
            <text:p>38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olliciteu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peldenfabrijkanten en werklied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piegelmakers en verkoo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pinners, spoelders, wever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4" calcext:value-type="float">
            <text:p>4</text:p>
          </table:table-cell>
          <table:table-cell table:style-name="ce32" office:value-type="float" office:value="1086" calcext:value-type="float">
            <text:p>1,086</text:p>
          </table:table-cell>
          <table:table-cell table:style-name="ce31" office:value-type="float" office:value="120" calcext:value-type="float">
            <text:p>120</text:p>
          </table:table-cell>
          <table:table-cell table:style-name="ce32" office:value-type="float" office:value="1119" calcext:value-type="float">
            <text:p>1,119</text:p>
          </table:table-cell>
          <table:table-cell table:style-name="ce31" office:value-type="float" office:value="125" calcext:value-type="float">
            <text:p>125</text:p>
          </table:table-cell>
          <table:table-cell table:style-name="ce38" office:value-type="float" office:value="1244" calcext:value-type="float">
            <text:p>1,2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poorweg- en stoombootbeambt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pijker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talhouders, rijtuigverhuur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teenhouw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teenkolen-, hout- en turfverkoo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telzie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toelen-bekleeders, draaijers, mat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3" calcext:value-type="float">
            <text:p>13</text:p>
          </table:table-cell>
          <table:table-cell table:style-name="ce31"/>
          <table:table-cell table:style-name="ce31" office:value-type="float" office:value="13" calcext:value-type="float">
            <text:p>13</text:p>
          </table:table-cell>
          <table:table-cell table:style-name="ce31"/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toffenverwers, glanz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52" calcext:value-type="float">
            <text:p>5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traatma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09" calcext:value-type="float">
            <text:p>109</text:p>
          </table:table-cell>
          <table:table-cell table:style-name="ce31"/>
          <table:table-cell table:style-name="ce31" office:value-type="float" office:value="110" calcext:value-type="float">
            <text:p>110</text:p>
          </table:table-cell>
          <table:table-cell table:style-name="ce31"/>
          <table:table-cell table:style-name="ce37" office:value-type="float" office:value="110" calcext:value-type="float">
            <text:p>1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tudenten aan hooge scholen, athenaea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tudenten aan academien, clinische schol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tudenten aan seminarien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136" calcext:value-type="float">
            <text:p>136</text:p>
          </table:table-cell>
          <table:table-cell table:style-name="ce31"/>
          <table:table-cell table:style-name="ce31" office:value-type="float" office:value="201" calcext:value-type="float">
            <text:p>201</text:p>
          </table:table-cell>
          <table:table-cell table:style-name="ce31"/>
          <table:table-cell table:style-name="ce31" office:value-type="float" office:value="345" calcext:value-type="float">
            <text:p>345</text:p>
          </table:table-cell>
          <table:table-cell table:style-name="ce31"/>
          <table:table-cell table:style-name="ce37" office:value-type="float" office:value="345" calcext:value-type="float">
            <text:p>34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tukadoors, wit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80" calcext:value-type="float">
            <text:p>80</text:p>
          </table:table-cell>
          <table:table-cell table:style-name="ce31"/>
          <table:table-cell table:style-name="ce31" office:value-type="float" office:value="80" calcext:value-type="float">
            <text:p>80</text:p>
          </table:table-cell>
          <table:table-cell table:style-name="ce31"/>
          <table:table-cell table:style-name="ce37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tijfselfabrijkant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uiker- en pastijbak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Suikerraffinadeu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Taalmeesters, translateu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Tabak- en sigarenfabrijkant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Tabak- en sigarenkerv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8" calcext:value-type="float">
            <text:p>18</text:p>
          </table:table-cell>
          <table:table-cell table:style-name="ce31"/>
          <table:table-cell table:style-name="ce31" office:value-type="float" office:value="19" calcext:value-type="float">
            <text:p>19</text:p>
          </table:table-cell>
          <table:table-cell table:style-name="ce31"/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Tabak- en sigarenplant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Tabak- en sigarenverkoo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Tapijtfabrijkant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Timmerlieden, kistenma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4" calcext:value-type="float">
            <text:p>14</text:p>
          </table:table-cell>
          <table:table-cell table:style-name="ce31"/>
          <table:table-cell table:style-name="ce31" office:value-type="float" office:value="860" calcext:value-type="float">
            <text:p>860</text:p>
          </table:table-cell>
          <table:table-cell table:style-name="ce31"/>
          <table:table-cell table:style-name="ce31" office:value-type="float" office:value="874" calcext:value-type="float">
            <text:p>874</text:p>
          </table:table-cell>
          <table:table-cell table:style-name="ce31"/>
          <table:table-cell table:style-name="ce37" office:value-type="float" office:value="874" calcext:value-type="float">
            <text:p>87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Tinnegie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Touwslagers, baanwer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4" calcext:value-type="float">
            <text:p>14</text:p>
          </table:table-cell>
          <table:table-cell table:style-name="ce31"/>
          <table:table-cell table:style-name="ce31" office:value-type="float" office:value="14" calcext:value-type="float">
            <text:p>14</text:p>
          </table:table-cell>
          <table:table-cell table:style-name="ce31"/>
          <table:table-cell table:style-name="ce37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Traansto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Turf-, koorn- en kolendrag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Uitdragers, uitventers, leur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Uurwerk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3" calcext:value-type="float">
            <text:p>23</text:p>
          </table:table-cell>
          <table:table-cell table:style-name="ce31"/>
          <table:table-cell table:style-name="ce31" office:value-type="float" office:value="23" calcext:value-type="float">
            <text:p>23</text:p>
          </table:table-cell>
          <table:table-cell table:style-name="ce31"/>
          <table:table-cell table:style-name="ce37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Veearts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9" calcext:value-type="float">
            <text:p>19</text:p>
          </table:table-cell>
          <table:table-cell table:style-name="ce31"/>
          <table:table-cell table:style-name="ce31" office:value-type="float" office:value="19" calcext:value-type="float">
            <text:p>19</text:p>
          </table:table-cell>
          <table:table-cell table:style-name="ce31"/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Veenlieden, turfboer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Vendumeest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Vergulders, lijstenm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Vill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Vischdroogers en roo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Vischverkoo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Vissch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5" calcext:value-type="float">
            <text:p>35</text:p>
          </table:table-cell>
          <table:table-cell table:style-name="ce31"/>
          <table:table-cell table:style-name="ce31" office:value-type="float" office:value="35" calcext:value-type="float">
            <text:p>35</text:p>
          </table:table-cell>
          <table:table-cell table:style-name="ce31"/>
          <table:table-cell table:style-name="ce37" office:value-type="float" office:value="35" calcext:value-type="float">
            <text:p>3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Vleeschhouwers, spekslagers, poeli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222" calcext:value-type="float">
            <text:p>22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4" calcext:value-type="float">
            <text:p>4</text:p>
          </table:table-cell>
          <table:table-cell table:style-name="ce37" office:value-type="float" office:value="233" calcext:value-type="float">
            <text:p>2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Voddenra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Voerlieden, koetsiers, loopers, postknechten en sleep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84" calcext:value-type="float">
            <text:p>84</text:p>
          </table:table-cell>
          <table:table-cell table:style-name="ce31"/>
          <table:table-cell table:style-name="ce31" office:value-type="float" office:value="85" calcext:value-type="float">
            <text:p>85</text:p>
          </table:table-cell>
          <table:table-cell table:style-name="ce31"/>
          <table:table-cell table:style-name="ce37" office:value-type="float" office:value="85" calcext:value-type="float">
            <text:p>8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Vogelverkoopers, kooiboer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Wafel- en poffertjesbak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Watermolenaa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Wek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Wijnhandelaa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IJkmees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IJzer- en koperdraaij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IJzergie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Zaadverkoopers</text:p>
          </table:table-cell>
          <table:table-cell/>
          <table:table-cell table:style-name="ce24"/>
          <table:table-cell table:style-name="ce31" table:number-columns-repeated="6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Zaakwaarnemers, commissionnai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Zakkenmakers en verhuur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Zandverkoo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Zeepzie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Zeevaartscholen onderwijz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Zeevaartscholen leerling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Ziekenoppass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Zoutzie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Zwaardveg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Zwavelstokkenmakers en verkoo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Zijdeteelt (personen behoorende tot de)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Verschillende beroep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Zonder beroep</text:p>
          </table:table-cell>
          <table:table-cell/>
          <table:table-cell table:style-name="ce25" office:value-type="float" office:value="14831" calcext:value-type="float">
            <text:p>14,831</text:p>
          </table:table-cell>
          <table:table-cell table:style-name="ce32" office:value-type="float" office:value="14417" calcext:value-type="float">
            <text:p>14,417</text:p>
          </table:table-cell>
          <table:table-cell table:style-name="ce32" office:value-type="float" office:value="1840" calcext:value-type="float">
            <text:p>1,840</text:p>
          </table:table-cell>
          <table:table-cell table:style-name="ce32" office:value-type="float" office:value="1958" calcext:value-type="float">
            <text:p>1,958</text:p>
          </table:table-cell>
          <table:table-cell table:style-name="ce32" office:value-type="float" office:value="3295" calcext:value-type="float">
            <text:p>3,295</text:p>
          </table:table-cell>
          <table:table-cell table:style-name="ce32" office:value-type="float" office:value="3920" calcext:value-type="float">
            <text:p>3,920</text:p>
          </table:table-cell>
          <table:table-cell table:style-name="ce32" office:value-type="float" office:value="6027" calcext:value-type="float">
            <text:p>6,027</text:p>
          </table:table-cell>
          <table:table-cell table:style-name="ce32" office:value-type="float" office:value="29423" calcext:value-type="float">
            <text:p>29,423</text:p>
          </table:table-cell>
          <table:table-cell table:style-name="ce32" office:value-type="float" office:value="25993" calcext:value-type="float">
            <text:p>25,993</text:p>
          </table:table-cell>
          <table:table-cell table:style-name="ce32" office:value-type="float" office:value="49718" calcext:value-type="float">
            <text:p>49,718</text:p>
          </table:table-cell>
          <table:table-cell table:style-name="ce38" office:value-type="float" office:value="75711" calcext:value-type="float">
            <text:p>75,7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Beroep onbekend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TWINTIG GEMEENTEN TEN PLATTEN LANDE.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5" office:value-type="float" office:value="18000" calcext:value-type="float">
            <text:p>18,000</text:p>
          </table:table-cell>
          <table:table-cell table:style-name="ce32" office:value-type="float" office:value="17168" calcext:value-type="float">
            <text:p>17,168</text:p>
          </table:table-cell>
          <table:table-cell table:style-name="ce32" office:value-type="float" office:value="3494" calcext:value-type="float">
            <text:p>3,494</text:p>
          </table:table-cell>
          <table:table-cell table:style-name="ce32" office:value-type="float" office:value="3183" calcext:value-type="float">
            <text:p>3,183</text:p>
          </table:table-cell>
          <table:table-cell table:style-name="ce32" office:value-type="float" office:value="6518" calcext:value-type="float">
            <text:p>6,518</text:p>
          </table:table-cell>
          <table:table-cell table:style-name="ce32" office:value-type="float" office:value="6191" calcext:value-type="float">
            <text:p>6,191</text:p>
          </table:table-cell>
          <table:table-cell table:style-name="ce32" office:value-type="float" office:value="50207" calcext:value-type="float">
            <text:p>50,207</text:p>
          </table:table-cell>
          <table:table-cell table:style-name="ce32" office:value-type="float" office:value="49371" calcext:value-type="float">
            <text:p>49,371</text:p>
          </table:table-cell>
          <table:table-cell table:style-name="ce32" office:value-type="float" office:value="78219" calcext:value-type="float">
            <text:p>78,219</text:p>
          </table:table-cell>
          <table:table-cell table:style-name="ce32" office:value-type="float" office:value="75913" calcext:value-type="float">
            <text:p>75,913</text:p>
          </table:table-cell>
          <table:table-cell table:style-name="ce38" office:value-type="float" office:value="154132" calcext:value-type="float">
            <text:p>154,1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annem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5" calcext:value-type="float">
            <text:p>15</text:p>
          </table:table-cell>
          <table:table-cell table:style-name="ce31"/>
          <table:table-cell table:style-name="ce31" office:value-type="float" office:value="15" calcext:value-type="float">
            <text:p>15</text:p>
          </table:table-cell>
          <table:table-cell table:style-name="ce31"/>
          <table:table-cell table:style-name="ce37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ardappelenmeelfabrijkant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ardewerk- en porceleinfabrijkanten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4" calcext:value-type="float">
            <text:p>4</text:p>
          </table:table-cell>
          <table:table-cell table:style-name="ce37" office:value-type="float" office:value="35" calcext:value-type="float">
            <text:p>3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ardewerk- en porceleinkooplied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dvoka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5" calcext:value-type="float">
            <text:p>45</text:p>
          </table:table-cell>
          <table:table-cell table:style-name="ce31"/>
          <table:table-cell table:style-name="ce31" office:value-type="float" office:value="45" calcext:value-type="float">
            <text:p>45</text:p>
          </table:table-cell>
          <table:table-cell table:style-name="ce31"/>
          <table:table-cell table:style-name="ce37" office:value-type="float" office:value="45" calcext:value-type="float">
            <text:p>4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fbraakverkoo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luinfabrijkant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mbtenaren Staats-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64" calcext:value-type="float">
            <text:p>46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64" calcext:value-type="float">
            <text:p>464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465" calcext:value-type="float">
            <text:p>46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mbtenaren Provinciale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3" calcext:value-type="float">
            <text:p>23</text:p>
          </table:table-cell>
          <table:table-cell table:style-name="ce31"/>
          <table:table-cell table:style-name="ce31" office:value-type="float" office:value="23" calcext:value-type="float">
            <text:p>23</text:p>
          </table:table-cell>
          <table:table-cell table:style-name="ce31"/>
          <table:table-cell table:style-name="ce37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mbtenaren Gemeente-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77" calcext:value-type="float">
            <text:p>277</text:p>
          </table:table-cell>
          <table:table-cell table:style-name="ce31"/>
          <table:table-cell table:style-name="ce31" office:value-type="float" office:value="277" calcext:value-type="float">
            <text:p>277</text:p>
          </table:table-cell>
          <table:table-cell table:style-name="ce31"/>
          <table:table-cell table:style-name="ce37" office:value-type="float" office:value="277" calcext:value-type="float">
            <text:p>27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mbtenaren Niet genoemde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69" calcext:value-type="float">
            <text:p>69</text:p>
          </table:table-cell>
          <table:table-cell table:style-name="ce31"/>
          <table:table-cell table:style-name="ce31" office:value-type="float" office:value="69" calcext:value-type="float">
            <text:p>69</text:p>
          </table:table-cell>
          <table:table-cell table:style-name="ce31"/>
          <table:table-cell table:style-name="ce37" office:value-type="float" office:value="69" calcext:value-type="float">
            <text:p>6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pothekers, drogisten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94" calcext:value-type="float">
            <text:p>94</text:p>
          </table:table-cell>
          <table:table-cell table:style-name="ce31"/>
          <table:table-cell table:style-name="ce31" office:value-type="float" office:value="95" calcext:value-type="float">
            <text:p>95</text:p>
          </table:table-cell>
          <table:table-cell table:style-name="ce31"/>
          <table:table-cell table:style-name="ce37" office:value-type="float" office:value="95" calcext:value-type="float">
            <text:p>9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rbeiders, daglooners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427" calcext:value-type="float">
            <text:p>427</text:p>
          </table:table-cell>
          <table:table-cell table:style-name="ce31" office:value-type="float" office:value="235" calcext:value-type="float">
            <text:p>235</text:p>
          </table:table-cell>
          <table:table-cell table:style-name="ce32" office:value-type="float" office:value="10314" calcext:value-type="float">
            <text:p>10,314</text:p>
          </table:table-cell>
          <table:table-cell table:style-name="ce32" office:value-type="float" office:value="5758" calcext:value-type="float">
            <text:p>5,758</text:p>
          </table:table-cell>
          <table:table-cell table:style-name="ce32" office:value-type="float" office:value="10803" calcext:value-type="float">
            <text:p>10,803</text:p>
          </table:table-cell>
          <table:table-cell table:style-name="ce32" office:value-type="float" office:value="6031" calcext:value-type="float">
            <text:p>6,031</text:p>
          </table:table-cell>
          <table:table-cell table:style-name="ce38" office:value-type="float" office:value="16834" calcext:value-type="float">
            <text:p>16,8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sch-, bagger-, vuilnislieden, aschverkoo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zijnstokers, kunstazijn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aardscheerders, kappers, paruikenma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3" calcext:value-type="float">
            <text:p>3</text:p>
          </table:table-cell>
          <table:table-cell table:style-name="ce37" office:value-type="float" office:value="116" calcext:value-type="float">
            <text:p>1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adstoofhou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ankiers, effektenhandelaars, geldwisselaars, kassi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/>
          <table:table-cell table:style-name="ce24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31" office:value-type="float" office:value="23" calcext:value-type="float">
            <text:p>23</text:p>
          </table:table-cell>
          <table:table-cell table:style-name="ce31"/>
          <table:table-cell table:style-name="ce37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eldhouwers, lofwerksnijd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1" calcext:value-type="float">
            <text:p>11</text:p>
          </table:table-cell>
          <table:table-cell table:style-name="ce31"/>
          <table:table-cell table:style-name="ce31" office:value-type="float" office:value="12" calcext:value-type="float">
            <text:p>12</text:p>
          </table:table-cell>
          <table:table-cell table:style-name="ce31"/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leenbankhouders, inbrengers enz.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steders</text:p>
          </table:table-cell>
          <table:table-cell/>
          <table:table-cell table:style-name="ce24"/>
          <table:table-cell table:style-name="ce31" table:number-columns-repeated="6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3" calcext:value-type="float">
            <text:p>13</text:p>
          </table:table-cell>
          <table:table-cell table:style-name="ce37" office:value-type="float" office:value="63" calcext:value-type="float">
            <text:p>6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zembinders, rietboeren, rijswerkers</text:p>
          </table:table-cell>
          <table:table-cell/>
          <table:table-cell table:style-name="ce24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1" calcext:value-type="float">
            <text:p>11</text:p>
          </table:table-cell>
          <table:table-cell table:style-name="ce37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ierbrouwers, bierste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15" calcext:value-type="float">
            <text:p>215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15" calcext:value-type="float">
            <text:p>215</text:p>
          </table:table-cell>
          <table:table-cell table:style-name="ce31" office:value-type="float" office:value="12" calcext:value-type="float">
            <text:p>12</text:p>
          </table:table-cell>
          <table:table-cell table:style-name="ce37" office:value-type="float" office:value="227" calcext:value-type="float">
            <text:p>2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illard-, kaats-ballenm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leekers</text:p>
          </table:table-cell>
          <table:table-cell/>
          <table:table-cell table:style-name="ce24"/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3" calcext:value-type="float">
            <text:p>13</text:p>
          </table:table-cell>
          <table:table-cell table:style-name="ce37" office:value-type="float" office:value="45" calcext:value-type="float">
            <text:p>4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lik- en pleetwerkers, lampenm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/>
          <table:table-cell table:style-name="ce24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366" calcext:value-type="float">
            <text:p>36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74" calcext:value-type="float">
            <text:p>374</text:p>
          </table:table-cell>
          <table:table-cell table:style-name="ce31" office:value-type="float" office:value="12" calcext:value-type="float">
            <text:p>12</text:p>
          </table:table-cell>
          <table:table-cell table:style-name="ce37" office:value-type="float" office:value="386" calcext:value-type="float">
            <text:p>38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ekbind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9" calcext:value-type="float">
            <text:p>9</text:p>
          </table:table-cell>
          <table:table-cell table:style-name="ce31"/>
          <table:table-cell table:style-name="ce31" office:value-type="float" office:value="40" calcext:value-type="float">
            <text:p>40</text:p>
          </table:table-cell>
          <table:table-cell table:style-name="ce31"/>
          <table:table-cell table:style-name="ce31" office:value-type="float" office:value="49" calcext:value-type="float">
            <text:p>49</text:p>
          </table:table-cell>
          <table:table-cell table:style-name="ce31"/>
          <table:table-cell table:style-name="ce37" office:value-type="float" office:value="49" calcext:value-type="float">
            <text:p>4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4" calcext:value-type="float">
            <text:p>4</text:p>
          </table:table-cell>
          <table:table-cell table:style-name="ce37" office:value-type="float" office:value="42" calcext:value-type="float">
            <text:p>4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32" calcext:value-type="float">
            <text:p>32</text:p>
          </table:table-cell>
          <table:table-cell table:style-name="ce31"/>
          <table:table-cell table:style-name="ce31" office:value-type="float" office:value="39" calcext:value-type="float">
            <text:p>39</text:p>
          </table:table-cell>
          <table:table-cell table:style-name="ce31"/>
          <table:table-cell table:style-name="ce37" office:value-type="float" office:value="39" calcext:value-type="float">
            <text:p>3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ntwer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15" calcext:value-type="float">
            <text:p>15</text:p>
          </table:table-cell>
          <table:table-cell table:style-name="ce31"/>
          <table:table-cell table:style-name="ce31" office:value-type="float" office:value="18" calcext:value-type="float">
            <text:p>18</text:p>
          </table:table-cell>
          <table:table-cell table:style-name="ce31"/>
          <table:table-cell table:style-name="ce37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rduurwerkers, kantwerkers</text:p>
          </table:table-cell>
          <table:table-cell/>
          <table:table-cell table:style-name="ce24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11" calcext:value-type="float">
            <text:p>11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rstel-, kaarden-, kammen-, rijven-, zeeftenmakers</text:p>
          </table:table-cell>
          <table:table-cell/>
          <table:table-cell table:style-name="ce24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41" calcext:value-type="float">
            <text:p>4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uwmees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6" calcext:value-type="float">
            <text:p>6</text:p>
          </table:table-cell>
          <table:table-cell table:style-name="ce37" office:value-type="float" office:value="103" calcext:value-type="float">
            <text:p>10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reuk- en draagbanden-, keurslijven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rillenslijpers en verkoo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4" calcext:value-type="float">
            <text:p>14</text:p>
          </table:table-cell>
          <table:table-cell table:style-name="ce31"/>
          <table:table-cell table:style-name="ce31" office:value-type="float" office:value="558" calcext:value-type="float">
            <text:p>558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572" calcext:value-type="float">
            <text:p>572</text:p>
          </table:table-cell>
          <table:table-cell table:style-name="ce31" office:value-type="float" office:value="32" calcext:value-type="float">
            <text:p>32</text:p>
          </table:table-cell>
          <table:table-cell table:style-name="ce37" office:value-type="float" office:value="604" calcext:value-type="float">
            <text:p>60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ijenteelt (personen behoorende tot de)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Chicoreifabrijkan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Chocoladefabrijkan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agbladschrijvers, letterkundig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ebiteurs en gedelegeerden in de loterij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ekkers (lei-, pannen-, riet-)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278" calcext:value-type="float">
            <text:p>27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84" calcext:value-type="float">
            <text:p>284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285" calcext:value-type="float">
            <text:p>28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eurwaar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3" calcext:value-type="float">
            <text:p>33</text:p>
          </table:table-cell>
          <table:table-cell table:style-name="ce31"/>
          <table:table-cell table:style-name="ce31" office:value-type="float" office:value="33" calcext:value-type="float">
            <text:p>33</text:p>
          </table:table-cell>
          <table:table-cell table:style-name="ce31"/>
          <table:table-cell table:style-name="ce37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/>
          <table:table-cell table:style-name="ce24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324" calcext:value-type="float">
            <text:p>324</text:p>
          </table:table-cell>
          <table:table-cell table:style-name="ce31" office:value-type="float" office:value="899" calcext:value-type="float">
            <text:p>899</text:p>
          </table:table-cell>
          <table:table-cell table:style-name="ce32" office:value-type="float" office:value="3980" calcext:value-type="float">
            <text:p>3,980</text:p>
          </table:table-cell>
          <table:table-cell table:style-name="ce31" office:value-type="float" office:value="976" calcext:value-type="float">
            <text:p>976</text:p>
          </table:table-cell>
          <table:table-cell table:style-name="ce32" office:value-type="float" office:value="4319" calcext:value-type="float">
            <text:p>4,319</text:p>
          </table:table-cell>
          <table:table-cell table:style-name="ce38" office:value-type="float" office:value="5295" calcext:value-type="float">
            <text:p>5,29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oodgravers, bedienaars van begrafenissen, verhuurders van rouwkleeder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Fabrijkanten van verschillenden aard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31" office:value-type="float" office:value="21" calcext:value-type="float">
            <text:p>21</text:p>
          </table:table-cell>
          <table:table-cell table:style-name="ce31"/>
          <table:table-cell table:style-name="ce37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Fineerzag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aarkeukenhou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alanteriewarenhandelaa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aren- en bandwinkeli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asfabrijkan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24"/>
          <table:table-cell table:style-name="ce31" table:number-columns-repeated="5"/>
          <table:table-cell table:number-columns-repeated="4" table:style-name="ce31" office:value-type="float" office:value="83" calcext:value-type="float">
            <text:p>83</text:p>
          </table:table-cell>
          <table:table-cell table:style-name="ce37" office:value-type="float" office:value="166" calcext:value-type="float">
            <text:p>16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epensioneerden (burgerlijke en militaire)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57" calcext:value-type="float">
            <text:p>457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457" calcext:value-type="float">
            <text:p>457</text:p>
          </table:table-cell>
          <table:table-cell table:style-name="ce31" office:value-type="float" office:value="82" calcext:value-type="float">
            <text:p>82</text:p>
          </table:table-cell>
          <table:table-cell table:style-name="ce37" office:value-type="float" office:value="539" calcext:value-type="float">
            <text:p>53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eschutgieters, geweermakers</text:p>
          </table:table-cell>
          <table:table-cell/>
          <table:table-cell table:style-name="ce24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2" calcext:value-type="float">
            <text:p>22</text:p>
          </table:table-cell>
          <table:table-cell table:style-name="ce31"/>
          <table:table-cell table:style-name="ce31" office:value-type="float" office:value="122" calcext:value-type="float">
            <text:p>122</text:p>
          </table:table-cell>
          <table:table-cell table:style-name="ce31"/>
          <table:table-cell table:style-name="ce31" office:value-type="float" office:value="145" calcext:value-type="float">
            <text:p>145</text:p>
          </table:table-cell>
          <table:table-cell table:style-name="ce31"/>
          <table:table-cell table:style-name="ce37" office:value-type="float" office:value="145" calcext:value-type="float">
            <text:p>14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lasblazer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1" calcext:value-type="float">
            <text:p>11</text:p>
          </table:table-cell>
          <table:table-cell table:style-name="ce31"/>
          <table:table-cell table:style-name="ce31" office:value-type="float" office:value="42" calcext:value-type="float">
            <text:p>42</text:p>
          </table:table-cell>
          <table:table-cell table:style-name="ce31"/>
          <table:table-cell table:style-name="ce31" office:value-type="float" office:value="55" calcext:value-type="float">
            <text:p>55</text:p>
          </table:table-cell>
          <table:table-cell table:style-name="ce31"/>
          <table:table-cell table:style-name="ce37" office:value-type="float" office:value="55" calcext:value-type="float">
            <text:p>5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37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Roomsch-Catholijken, pastoors en kapellaans.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68" calcext:value-type="float">
            <text:p>368</text:p>
          </table:table-cell>
          <table:table-cell table:style-name="ce31"/>
          <table:table-cell table:style-name="ce31" office:value-type="float" office:value="368" calcext:value-type="float">
            <text:p>368</text:p>
          </table:table-cell>
          <table:table-cell table:style-name="ce31"/>
          <table:table-cell table:style-name="ce37" office:value-type="float" office:value="368" calcext:value-type="float">
            <text:p>36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01" calcext:value-type="float">
            <text:p>101</text:p>
          </table:table-cell>
          <table:table-cell table:style-name="ce31"/>
          <table:table-cell table:style-name="ce31" office:value-type="float" office:value="101" calcext:value-type="float">
            <text:p>101</text:p>
          </table:table-cell>
          <table:table-cell table:style-name="ce31"/>
          <table:table-cell table:style-name="ce37" office:value-type="float" office:value="101" calcext:value-type="float">
            <text:p>10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24"/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189" calcext:value-type="float">
            <text:p>189</text:p>
          </table:table-cell>
          <table:table-cell table:style-name="ce37" office:value-type="float" office:value="276" calcext:value-type="float">
            <text:p>27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aanhandelaars, gistverkoo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4" calcext:value-type="float">
            <text:p>4</text:p>
          </table:table-cell>
          <table:table-cell table:style-name="ce37" office:value-type="float" office:value="64" calcext:value-type="float">
            <text:p>6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iendbaz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oenten-, fruitverkoo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95" calcext:value-type="float">
            <text:p>95</text:p>
          </table:table-cell>
          <table:table-cell table:style-name="ce37" office:value-type="float" office:value="106" calcext:value-type="float">
            <text:p>10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ondeigenar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58" calcext:value-type="float">
            <text:p>58</text:p>
          </table:table-cell>
          <table:table-cell table:style-name="ce37" office:value-type="float" office:value="166" calcext:value-type="float">
            <text:p>16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ossiers, slij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7" calcext:value-type="float">
            <text:p>17</text:p>
          </table:table-cell>
          <table:table-cell table:style-name="ce31"/>
          <table:table-cell table:style-name="ce31" office:value-type="float" office:value="17" calcext:value-type="float">
            <text:p>17</text:p>
          </table:table-cell>
          <table:table-cell table:style-name="ce31"/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utters, kruideni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9" calcext:value-type="float">
            <text:p>9</text:p>
          </table:table-cell>
          <table:table-cell table:style-name="ce37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arwer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ndelsleerlingen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ndelsreizig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6" calcext:value-type="float">
            <text:p>16</text:p>
          </table:table-cell>
          <table:table-cell table:style-name="ce31"/>
          <table:table-cell table:style-name="ce31" office:value-type="float" office:value="16" calcext:value-type="float">
            <text:p>16</text:p>
          </table:table-cell>
          <table:table-cell table:style-name="ce31"/>
          <table:table-cell table:style-name="ce37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ndschoenen- en dassen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ven- en bakenmees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etmaaij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nnep- en vlasbereiders en teel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rbergiers, kasteleins, koffijhuishouders</text:p>
          </table:table-cell>
          <table:table-cell/>
          <table:table-cell table:style-name="ce24"/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477" calcext:value-type="float">
            <text:p>477</text:p>
          </table:table-cell>
          <table:table-cell table:style-name="ce31" office:value-type="float" office:value="179" calcext:value-type="float">
            <text:p>179</text:p>
          </table:table-cell>
          <table:table-cell table:style-name="ce31" office:value-type="float" office:value="477" calcext:value-type="float">
            <text:p>477</text:p>
          </table:table-cell>
          <table:table-cell table:style-name="ce31" office:value-type="float" office:value="180" calcext:value-type="float">
            <text:p>180</text:p>
          </table:table-cell>
          <table:table-cell table:style-name="ce37" office:value-type="float" office:value="657" calcext:value-type="float">
            <text:p>65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rders en veehoeders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09" calcext:value-type="float">
            <text:p>30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73" calcext:value-type="float">
            <text:p>473</text:p>
          </table:table-cell>
          <table:table-cell table:style-name="ce31" office:value-type="float" office:value="5" calcext:value-type="float">
            <text:p>5</text:p>
          </table:table-cell>
          <table:table-cell table:style-name="ce37" office:value-type="float" office:value="478" calcext:value-type="float">
            <text:p>47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oeden-, petten- en stroohoedenmakers</text:p>
          </table:table-cell>
          <table:table-cell/>
          <table:table-cell table:style-name="ce24"/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111" calcext:value-type="float">
            <text:p>1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63" calcext:value-type="float">
            <text:p>63</text:p>
          </table:table-cell>
          <table:table-cell table:style-name="ce31"/>
          <table:table-cell table:style-name="ce31" office:value-type="float" office:value="63" calcext:value-type="float">
            <text:p>63</text:p>
          </table:table-cell>
          <table:table-cell table:style-name="ce31"/>
          <table:table-cell table:style-name="ce37" office:value-type="float" office:value="63" calcext:value-type="float">
            <text:p>6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outhak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outzaagmolenaars, houtzagers, houtkoop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04" calcext:value-type="float">
            <text:p>104</text:p>
          </table:table-cell>
          <table:table-cell table:style-name="ce31"/>
          <table:table-cell table:style-name="ce31" office:value-type="float" office:value="105" calcext:value-type="float">
            <text:p>105</text:p>
          </table:table-cell>
          <table:table-cell table:style-name="ce31"/>
          <table:table-cell table:style-name="ce37" office:value-type="float" office:value="105" calcext:value-type="float">
            <text:p>10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uisleerlingen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99" calcext:value-type="float">
            <text:p>99</text:p>
          </table:table-cell>
          <table:table-cell table:style-name="ce37" office:value-type="float" office:value="255" calcext:value-type="float">
            <text:p>25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6" calcext:value-type="float">
            <text:p>26</text:p>
          </table:table-cell>
          <table:table-cell table:style-name="ce31"/>
          <table:table-cell table:style-name="ce31" office:value-type="float" office:value="26" calcext:value-type="float">
            <text:p>26</text:p>
          </table:table-cell>
          <table:table-cell table:style-name="ce31"/>
          <table:table-cell table:style-name="ce37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nleggers van levensbehoeft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Jag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8" calcext:value-type="float">
            <text:p>18</text:p>
          </table:table-cell>
          <table:table-cell table:style-name="ce31"/>
          <table:table-cell table:style-name="ce31" office:value-type="float" office:value="18" calcext:value-type="float">
            <text:p>18</text:p>
          </table:table-cell>
          <table:table-cell table:style-name="ce31"/>
          <table:table-cell table:style-name="ce37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Jagt (personen behoorende tot de)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Juweliers, goud- en zilversmeden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3" calcext:value-type="float">
            <text:p>3</text:p>
          </table:table-cell>
          <table:table-cell table:style-name="ce37" office:value-type="float" office:value="86" calcext:value-type="float">
            <text:p>8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arders, wolkamm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7" calcext:value-type="float">
            <text:p>17</text:p>
          </table:table-cell>
          <table:table-cell table:style-name="ce31"/>
          <table:table-cell table:style-name="ce31" office:value-type="float" office:value="18" calcext:value-type="float">
            <text:p>18</text:p>
          </table:table-cell>
          <table:table-cell table:style-name="ce31"/>
          <table:table-cell table:style-name="ce37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arsenmakers (smeer- en was-)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binet- en schrijnwerkers, kunstdraaijers</text:p>
          </table:table-cell>
          <table:table-cell/>
          <table:table-cell table:style-name="ce24"/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31" calcext:value-type="float">
            <text:p>31</text:p>
          </table:table-cell>
          <table:table-cell table:style-name="ce31"/>
          <table:table-cell table:style-name="ce31" office:value-type="float" office:value="839" calcext:value-type="float">
            <text:p>83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75" calcext:value-type="float">
            <text:p>875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877" calcext:value-type="float">
            <text:p>87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detten van de landmagt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detten van de zeemagt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lkbranders, cement- en trasma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ntoor- en winkelbedienden, pakhuisknecht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169" calcext:value-type="float">
            <text:p>169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174" calcext:value-type="float">
            <text:p>174</text:p>
          </table:table-cell>
          <table:table-cell table:style-name="ce37" office:value-type="float" office:value="255" calcext:value-type="float">
            <text:p>25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eedermakers</text:p>
          </table:table-cell>
          <table:table-cell/>
          <table:table-cell table:style-name="ce24"/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95" calcext:value-type="float">
            <text:p>95</text:p>
          </table:table-cell>
          <table:table-cell table:style-name="ce31"/>
          <table:table-cell table:style-name="ce32" office:value-type="float" office:value="1283" calcext:value-type="float">
            <text:p>1,283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1384" calcext:value-type="float">
            <text:p>1,384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1386" calcext:value-type="float">
            <text:p>1,38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eederen- en gemaaktgoedverkoo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einhandelaars, winkeliers</text:p>
          </table:table-cell>
          <table:table-cell/>
          <table:table-cell table:style-name="ce24"/>
          <table:table-cell table:style-name="ce31" table:number-columns-repeated="4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581" calcext:value-type="float">
            <text:p>581</text:p>
          </table:table-cell>
          <table:table-cell table:style-name="ce31" office:value-type="float" office:value="566" calcext:value-type="float">
            <text:p>566</text:p>
          </table:table-cell>
          <table:table-cell table:style-name="ce31" office:value-type="float" office:value="581" calcext:value-type="float">
            <text:p>581</text:p>
          </table:table-cell>
          <table:table-cell table:style-name="ce31" office:value-type="float" office:value="568" calcext:value-type="float">
            <text:p>568</text:p>
          </table:table-cell>
          <table:table-cell table:style-name="ce38" office:value-type="float" office:value="1149" calcext:value-type="float">
            <text:p>1,14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147" calcext:value-type="float">
            <text:p>147</text:p>
          </table:table-cell>
          <table:table-cell table:style-name="ce31"/>
          <table:table-cell table:style-name="ce31" office:value-type="float" office:value="154" calcext:value-type="float">
            <text:p>154</text:p>
          </table:table-cell>
          <table:table-cell table:style-name="ce31"/>
          <table:table-cell table:style-name="ce37" office:value-type="float" office:value="154" calcext:value-type="float">
            <text:p>15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ompenma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1" calcext:value-type="float">
            <text:p>11</text:p>
          </table:table-cell>
          <table:table-cell table:style-name="ce31"/>
          <table:table-cell table:style-name="ce31" office:value-type="float" office:value="357" calcext:value-type="float">
            <text:p>357</text:p>
          </table:table-cell>
          <table:table-cell table:style-name="ce31"/>
          <table:table-cell table:style-name="ce31" office:value-type="float" office:value="368" calcext:value-type="float">
            <text:p>368</text:p>
          </table:table-cell>
          <table:table-cell table:style-name="ce31"/>
          <table:table-cell table:style-name="ce37" office:value-type="float" office:value="368" calcext:value-type="float">
            <text:p>36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noopen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lonisten arbei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lonisten hulpbehoevende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lonisten bedelaa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oplieden van verschillenden aard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680" calcext:value-type="float">
            <text:p>680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687" calcext:value-type="float">
            <text:p>687</text:p>
          </table:table-cell>
          <table:table-cell table:style-name="ce31" office:value-type="float" office:value="94" calcext:value-type="float">
            <text:p>94</text:p>
          </table:table-cell>
          <table:table-cell table:style-name="ce37" office:value-type="float" office:value="781" calcext:value-type="float">
            <text:p>78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ornmolenaa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63" calcext:value-type="float">
            <text:p>363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366" calcext:value-type="float">
            <text:p>366</text:p>
          </table:table-cell>
          <table:table-cell table:style-name="ce31" office:value-type="float" office:value="13" calcext:value-type="float">
            <text:p>13</text:p>
          </table:table-cell>
          <table:table-cell table:style-name="ce37" office:value-type="float" office:value="379" calcext:value-type="float">
            <text:p>37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ornverschiet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/>
          <table:table-cell table:style-name="ce24"/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58" calcext:value-type="float">
            <text:p>158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59" calcext:value-type="float">
            <text:p>15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per-, klok- en geelgie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stschoolhouders en onderwijz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stschoolleerlingen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76" calcext:value-type="float">
            <text:p>176</text:p>
          </table:table-cell>
          <table:table-cell table:style-name="ce37" office:value-type="float" office:value="196" calcext:value-type="float">
            <text:p>19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aankinder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am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54" calcext:value-type="float">
            <text:p>54</text:p>
          </table:table-cell>
          <table:table-cell table:style-name="ce37" office:value-type="float" office:value="210" calcext:value-type="float">
            <text:p>2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amm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ib- en dijkwerkers, heilbaz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oeghouders, tappers enz.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35" calcext:value-type="float">
            <text:p>335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335" calcext:value-type="float">
            <text:p>335</text:p>
          </table:table-cell>
          <table:table-cell table:style-name="ce31" office:value-type="float" office:value="120" calcext:value-type="float">
            <text:p>120</text:p>
          </table:table-cell>
          <table:table-cell table:style-name="ce37" office:value-type="float" office:value="455" calcext:value-type="float">
            <text:p>45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uidfabrijkanten en vuurwerk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uijers, sjouwers, schoenpoets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06" calcext:value-type="float">
            <text:p>206</text:p>
          </table:table-cell>
          <table:table-cell table:style-name="ce31"/>
          <table:table-cell table:style-name="ce31" office:value-type="float" office:value="206" calcext:value-type="float">
            <text:p>206</text:p>
          </table:table-cell>
          <table:table-cell table:style-name="ce31"/>
          <table:table-cell table:style-name="ce37" office:value-type="float" office:value="206" calcext:value-type="float">
            <text:p>20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/>
          <table:table-cell table:style-name="ce24"/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24" calcext:value-type="float">
            <text:p>24</text:p>
          </table:table-cell>
          <table:table-cell table:style-name="ce31"/>
          <table:table-cell table:style-name="ce32" office:value-type="float" office:value="2450" calcext:value-type="float">
            <text:p>2,450</text:p>
          </table:table-cell>
          <table:table-cell table:style-name="ce31"/>
          <table:table-cell table:style-name="ce32" office:value-type="float" office:value="2480" calcext:value-type="float">
            <text:p>2,480</text:p>
          </table:table-cell>
          <table:table-cell table:style-name="ce31"/>
          <table:table-cell table:style-name="ce38" office:value-type="float" office:value="2480" calcext:value-type="float">
            <text:p>2,48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ipers, hoepelma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274" calcext:value-type="float">
            <text:p>274</text:p>
          </table:table-cell>
          <table:table-cell table:style-name="ce31"/>
          <table:table-cell table:style-name="ce31" office:value-type="float" office:value="278" calcext:value-type="float">
            <text:p>278</text:p>
          </table:table-cell>
          <table:table-cell table:style-name="ce31"/>
          <table:table-cell table:style-name="ce37" office:value-type="float" office:value="278" calcext:value-type="float">
            <text:p>27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enaars, goochelaars enz.</text:p>
          </table:table-cell>
          <table:table-cell/>
          <table:table-cell table:style-name="ce24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" calcext:value-type="float">
            <text:p>4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koopers, muzijk- en teekenhandelar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lok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/>
          <table:table-cell table:style-name="ce24"/>
          <table:table-cell table:style-name="ce31" table:number-columns-repeated="4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3" calcext:value-type="float">
            <text:p>3</text:p>
          </table:table-cell>
          <table:table-cell table:style-name="ce37" office:value-type="float" office:value="69" calcext:value-type="float">
            <text:p>6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oefenaren schil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3" calcext:value-type="float">
            <text:p>13</text:p>
          </table:table-cell>
          <table:table-cell table:style-name="ce31"/>
          <table:table-cell table:style-name="ce31" office:value-type="float" office:value="13" calcext:value-type="float">
            <text:p>13</text:p>
          </table:table-cell>
          <table:table-cell table:style-name="ce31"/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werkers</text:p>
          </table:table-cell>
          <table:table-cell/>
          <table:table-cell table:style-name="ce24"/>
          <table:table-cell table:style-name="ce31" table:number-columns-repeated="6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rkensnij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dbouwers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41" calcext:value-type="float">
            <text:p>141</text:p>
          </table:table-cell>
          <table:table-cell table:style-name="ce31" office:value-type="float" office:value="53" calcext:value-type="float">
            <text:p>53</text:p>
          </table:table-cell>
          <table:table-cell table:style-name="ce32" office:value-type="float" office:value="1095" calcext:value-type="float">
            <text:p>1,095</text:p>
          </table:table-cell>
          <table:table-cell table:style-name="ce31" office:value-type="float" office:value="850" calcext:value-type="float">
            <text:p>850</text:p>
          </table:table-cell>
          <table:table-cell table:style-name="ce32" office:value-type="float" office:value="23425" calcext:value-type="float">
            <text:p>23,425</text:p>
          </table:table-cell>
          <table:table-cell table:style-name="ce32" office:value-type="float" office:value="10971" calcext:value-type="float">
            <text:p>10,971</text:p>
          </table:table-cell>
          <table:table-cell table:style-name="ce32" office:value-type="float" office:value="24681" calcext:value-type="float">
            <text:p>24,681</text:p>
          </table:table-cell>
          <table:table-cell table:style-name="ce32" office:value-type="float" office:value="11889" calcext:value-type="float">
            <text:p>11,889</text:p>
          </table:table-cell>
          <table:table-cell table:style-name="ce38" office:value-type="float" office:value="36570" calcext:value-type="float">
            <text:p>36,57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dhuishoudkundige scholen onderwijz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dhuishoudkundige scholen leerling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dmeters en teekenaars bij het kadaster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50" calcext:value-type="float">
            <text:p>50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/>
          <table:table-cell table:style-name="ce37" office:value-type="float" office:value="50" calcext:value-type="float">
            <text:p>5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taarnopste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tijnsche scholen onderwijz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tijnsche scholen leerlingen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39" calcext:value-type="float">
            <text:p>39</text:p>
          </table:table-cell>
          <table:table-cell table:style-name="ce31"/>
          <table:table-cell table:style-name="ce31" office:value-type="float" office:value="17" calcext:value-type="float">
            <text:p>17</text:p>
          </table:table-cell>
          <table:table-cell table:style-name="ce31"/>
          <table:table-cell table:style-name="ce31" office:value-type="float" office:value="63" calcext:value-type="float">
            <text:p>63</text:p>
          </table:table-cell>
          <table:table-cell table:style-name="ce31"/>
          <table:table-cell table:style-name="ce37" office:value-type="float" office:value="63" calcext:value-type="float">
            <text:p>6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eerbereiders en looij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38" calcext:value-type="float">
            <text:p>13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6" calcext:value-type="float">
            <text:p>6</text:p>
          </table:table-cell>
          <table:table-cell table:style-name="ce37" office:value-type="float" office:value="145" calcext:value-type="float">
            <text:p>14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iefdadige gestichten hoofden</text:p>
          </table:table-cell>
          <table:table-cell/>
          <table:table-cell table:style-name="ce24"/>
          <table:table-cell table:style-name="ce31" table:number-columns-repeated="5"/>
          <table:table-cell table:number-columns-repeated="4" table:style-name="ce31" office:value-type="float" office:value="10" calcext:value-type="float">
            <text:p>10</text:p>
          </table:table-cell>
          <table:table-cell table:style-name="ce37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iefdadige gestichten dienstdoend personeel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2" calcext:value-type="float">
            <text:p>12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inieer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oodgieters en pompenmakers</text:p>
          </table:table-cell>
          <table:table-cell/>
          <table:table-cell table:style-name="ce24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oodwitm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ijmzie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gazijn- en pakhuismees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kelaars en kargadoo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ndenma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21" calcext:value-type="float">
            <text:p>1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nufakturen/* fabrijkan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7" calcext:value-type="float">
            <text:p>17</text:p>
          </table:table-cell>
          <table:table-cell table:style-name="ce31"/>
          <table:table-cell table:style-name="ce31" office:value-type="float" office:value="17" calcext:value-type="float">
            <text:p>17</text:p>
          </table:table-cell>
          <table:table-cell table:style-name="ce31"/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nufakturen/* kooplied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7" calcext:value-type="float">
            <text:p>7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nufakturen/* werklieden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119" calcext:value-type="float">
            <text:p>119</text:p>
          </table:table-cell>
          <table:table-cell table:style-name="ce31" office:value-type="float" office:value="129" calcext:value-type="float">
            <text:p>129</text:p>
          </table:table-cell>
          <table:table-cell table:style-name="ce37" office:value-type="float" office:value="248" calcext:value-type="float">
            <text:p>24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ttenm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ekrapbereiders en fabrijkant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esters (keur-, markt-, waag-), afslag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lk-, boter-, kaasverkoo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5" calcext:value-type="float">
            <text:p>5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ssenmakers en slij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/>
          <table:table-cell table:style-name="ce24"/>
          <table:table-cell table:style-name="ce31" table:number-columns-repeated="6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tselaa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3" calcext:value-type="float">
            <text:p>13</text:p>
          </table:table-cell>
          <table:table-cell table:style-name="ce31"/>
          <table:table-cell table:style-name="ce31" office:value-type="float" office:value="604" calcext:value-type="float">
            <text:p>604</text:p>
          </table:table-cell>
          <table:table-cell table:style-name="ce31"/>
          <table:table-cell table:style-name="ce31" office:value-type="float" office:value="617" calcext:value-type="float">
            <text:p>617</text:p>
          </table:table-cell>
          <table:table-cell table:style-name="ce31"/>
          <table:table-cell table:style-name="ce37" office:value-type="float" office:value="617" calcext:value-type="float">
            <text:p>6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odemaaksters</text:p>
          </table:table-cell>
          <table:table-cell/>
          <table:table-cell table:style-name="ce24"/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8" calcext:value-type="float">
            <text:p>18</text:p>
          </table:table-cell>
          <table:table-cell table:style-name="ce31"/>
          <table:table-cell table:style-name="ce31" office:value-type="float" office:value="110" calcext:value-type="float">
            <text:p>110</text:p>
          </table:table-cell>
          <table:table-cell table:style-name="ce31"/>
          <table:table-cell table:style-name="ce31" office:value-type="float" office:value="130" calcext:value-type="float">
            <text:p>130</text:p>
          </table:table-cell>
          <table:table-cell table:style-name="ce37" office:value-type="float" office:value="130" calcext:value-type="float">
            <text:p>1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olen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7" calcext:value-type="float">
            <text:p>27</text:p>
          </table:table-cell>
          <table:table-cell table:style-name="ce31"/>
          <table:table-cell table:style-name="ce31" office:value-type="float" office:value="27" calcext:value-type="float">
            <text:p>27</text:p>
          </table:table-cell>
          <table:table-cell table:style-name="ce31"/>
          <table:table-cell table:style-name="ce37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outmolenaa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5" calcext:value-type="float">
            <text:p>15</text:p>
          </table:table-cell>
          <table:table-cell table:style-name="ce31"/>
          <table:table-cell table:style-name="ce31" office:value-type="float" office:value="16" calcext:value-type="float">
            <text:p>16</text:p>
          </table:table-cell>
          <table:table-cell table:style-name="ce31"/>
          <table:table-cell table:style-name="ce37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ijnwer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1" calcext:value-type="float">
            <text:p>11</text:p>
          </table:table-cell>
          <table:table-cell table:style-name="ce31"/>
          <table:table-cell table:style-name="ce31" office:value-type="float" office:value="308" calcext:value-type="float">
            <text:p>30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19" calcext:value-type="float">
            <text:p>319</text:p>
          </table:table-cell>
          <table:table-cell table:style-name="ce31" office:value-type="float" office:value="3" calcext:value-type="float">
            <text:p>3</text:p>
          </table:table-cell>
          <table:table-cell table:style-name="ce37" office:value-type="float" office:value="322" calcext:value-type="float">
            <text:p>3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24"/>
          <table:table-cell table:style-name="ce31" office:value-type="float" office:value="18" calcext:value-type="float">
            <text:p>18</text:p>
          </table:table-cell>
          <table:table-cell table:style-name="ce31"/>
          <table:table-cell table:style-name="ce31" office:value-type="float" office:value="27" calcext:value-type="float">
            <text:p>27</text:p>
          </table:table-cell>
          <table:table-cell table:style-name="ce31"/>
          <table:table-cell table:style-name="ce31" office:value-type="float" office:value="195" calcext:value-type="float">
            <text:p>195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2473" calcext:value-type="float">
            <text:p>2,473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2713" calcext:value-type="float">
            <text:p>2,713</text:p>
          </table:table-cell>
          <table:table-cell table:style-name="ce38" office:value-type="float" office:value="2714" calcext:value-type="float">
            <text:p>2,7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Nachtwer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Notariss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4" calcext:value-type="float">
            <text:p>44</text:p>
          </table:table-cell>
          <table:table-cell table:style-name="ce31"/>
          <table:table-cell table:style-name="ce31" office:value-type="float" office:value="44" calcext:value-type="float">
            <text:p>44</text:p>
          </table:table-cell>
          <table:table-cell table:style-name="ce31"/>
          <table:table-cell table:style-name="ce37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Notarissen (kandidaat)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lieslagers en molenaa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mroepers, aanplak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begrafenis- en ziekenfondsen/?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267" calcext:value-type="float">
            <text:p>267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272" calcext:value-type="float">
            <text:p>272</text:p>
          </table:table-cell>
          <table:table-cell table:style-name="ce31" office:value-type="float" office:value="73" calcext:value-type="float">
            <text:p>73</text:p>
          </table:table-cell>
          <table:table-cell table:style-name="ce37" office:value-type="float" office:value="345" calcext:value-type="float">
            <text:p>34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psigters, conducteurs enz.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4" calcext:value-type="float">
            <text:p>24</text:p>
          </table:table-cell>
          <table:table-cell table:style-name="ce31"/>
          <table:table-cell table:style-name="ce31" office:value-type="float" office:value="24" calcext:value-type="float">
            <text:p>24</text:p>
          </table:table-cell>
          <table:table-cell table:style-name="ce31"/>
          <table:table-cell table:style-name="ce37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rgeldraaijers, straatmuzijkan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9" calcext:value-type="float">
            <text:p>9</text:p>
          </table:table-cell>
          <table:table-cell table:style-name="ce31"/>
          <table:table-cell table:style-name="ce31" office:value-type="float" office:value="9" calcext:value-type="float">
            <text:p>9</text:p>
          </table:table-cell>
          <table:table-cell table:style-name="ce31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8" calcext:value-type="float">
            <text:p>8</text:p>
          </table:table-cell>
          <table:table-cell table:style-name="ce37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4" calcext:value-type="float">
            <text:p>4</text:p>
          </table:table-cell>
          <table:table-cell table:style-name="ce37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arden- en beestensnij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31" office:value-type="float" office:value="173" calcext:value-type="float">
            <text:p>173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11" calcext:value-type="float">
            <text:p>11</text:p>
          </table:table-cell>
          <table:table-cell table:style-name="ce37" office:value-type="float" office:value="194" calcext:value-type="float">
            <text:p>19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pier- en gekleurd papierfabrijkan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pier- en gekleurd papierhandelaa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pier- en gekleurd papierwerklieden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18" calcext:value-type="float">
            <text:p>18</text:p>
          </table:table-cell>
          <table:table-cell table:style-name="ce37" office:value-type="float" office:value="56" calcext:value-type="float">
            <text:p>5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rapluie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ennenberei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ikeu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ik- en teersto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laat- en steendrukkers, plaatsnij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4" calcext:value-type="float">
            <text:p>14</text:p>
          </table:table-cell>
          <table:table-cell table:style-name="ce31"/>
          <table:table-cell table:style-name="ce31" office:value-type="float" office:value="14" calcext:value-type="float">
            <text:p>14</text:p>
          </table:table-cell>
          <table:table-cell table:style-name="ce31"/>
          <table:table-cell table:style-name="ce37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leistergieters, boetseer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olitie (dir, commiss, agenten van), marech, veld- en boschw, nacht- en torenw, geregtsdienaars, cipiers en bew van gevangenissen, scherpregters, enz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40" calcext:value-type="float">
            <text:p>340</text:p>
          </table:table-cell>
          <table:table-cell table:style-name="ce31"/>
          <table:table-cell table:style-name="ce31" office:value-type="float" office:value="340" calcext:value-type="float">
            <text:p>340</text:p>
          </table:table-cell>
          <table:table-cell table:style-name="ce31"/>
          <table:table-cell table:style-name="ce37" office:value-type="float" office:value="340" calcext:value-type="float">
            <text:p>34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rokureu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ublieke vrouwen, publiekhuishouders</text:p>
          </table:table-cell>
          <table:table-cell/>
          <table:table-cell table:style-name="ce24"/>
          <table:table-cell table:style-name="ce31" table:number-columns-repeated="6"/>
          <table:table-cell table:style-name="ce31" office:value-type="float" office:value="26" calcext:value-type="float">
            <text:p>26</text:p>
          </table:table-cell>
          <table:table-cell table:style-name="ce31"/>
          <table:table-cell table:style-name="ce31" office:value-type="float" office:value="26" calcext:value-type="float">
            <text:p>26</text:p>
          </table:table-cell>
          <table:table-cell table:style-name="ce37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ijpen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4" calcext:value-type="float">
            <text:p>14</text:p>
          </table:table-cell>
          <table:table-cell table:style-name="ce31"/>
          <table:table-cell table:style-name="ce31" office:value-type="float" office:value="14" calcext:value-type="float">
            <text:p>14</text:p>
          </table:table-cell>
          <table:table-cell table:style-name="ce31"/>
          <table:table-cell table:style-name="ce37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ee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egterlijke magt (ambtenaren der)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5" calcext:value-type="float">
            <text:p>45</text:p>
          </table:table-cell>
          <table:table-cell table:style-name="ce31"/>
          <table:table-cell table:style-name="ce31" office:value-type="float" office:value="45" calcext:value-type="float">
            <text:p>45</text:p>
          </table:table-cell>
          <table:table-cell table:style-name="ce31"/>
          <table:table-cell table:style-name="ce37" office:value-type="float" office:value="45" calcext:value-type="float">
            <text:p>4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enteniers, partikulier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96" calcext:value-type="float">
            <text:p>396</text:p>
          </table:table-cell>
          <table:table-cell table:style-name="ce31" office:value-type="float" office:value="537" calcext:value-type="float">
            <text:p>537</text:p>
          </table:table-cell>
          <table:table-cell table:style-name="ce31" office:value-type="float" office:value="396" calcext:value-type="float">
            <text:p>396</text:p>
          </table:table-cell>
          <table:table-cell table:style-name="ce31" office:value-type="float" office:value="537" calcext:value-type="float">
            <text:p>537</text:p>
          </table:table-cell>
          <table:table-cell table:style-name="ce37" office:value-type="float" office:value="933" calcext:value-type="float">
            <text:p>9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entmees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31" office:value-type="float" office:value="10" calcext:value-type="float">
            <office:annotation draw:style-name="gr1" draw:text-style-name="P1" svg:width="3.582cm" svg:height="1.957cm" svg:x="21.901cm" svg:y="498.528cm" draw:caption-point-x="15.651cm" draw:caption-point-y="1.809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20. Dit moet zijn 10.</text:span></text:p>
            </office:annotation>
            <text:p>10</text:p>
          </table:table-cell>
          <table:table-cell table:style-name="ce31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ijtuig-, wagen-, koffer-, zadelmaker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31" office:value-type="float" office:value="476" calcext:value-type="float">
            <text:p>47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97" calcext:value-type="float">
            <text:p>497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498" calcext:value-type="float">
            <text:p>49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ijtuigschild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aarslij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6" calcext:value-type="float">
            <text:p>16</text:p>
          </table:table-cell>
          <table:table-cell table:style-name="ce31"/>
          <table:table-cell table:style-name="ce31" office:value-type="float" office:value="16" calcext:value-type="float">
            <text:p>16</text:p>
          </table:table-cell>
          <table:table-cell table:style-name="ce31"/>
          <table:table-cell table:style-name="ce37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at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ep-, blok-, mast- en zeilmakers, rafactiemeesters, scheepsloopers, takelaa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3" calcext:value-type="float">
            <text:p>23</text:p>
          </table:table-cell>
          <table:table-cell table:style-name="ce31"/>
          <table:table-cell table:style-name="ce31" office:value-type="float" office:value="24" calcext:value-type="float">
            <text:p>24</text:p>
          </table:table-cell>
          <table:table-cell table:style-name="ce31"/>
          <table:table-cell table:style-name="ce37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epsw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epzeilnaaldenma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/>
          <table:table-cell table:style-name="ce24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number-columns-repeated="3" table:style-name="ce31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lpvischers, schul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rmmeest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ilders (huis-), glazenmakers</text:p>
          </table:table-cell>
          <table:table-cell/>
          <table:table-cell table:style-name="ce24"/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249" calcext:value-type="float">
            <text:p>24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58" calcext:value-type="float">
            <text:p>258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259" calcext:value-type="float">
            <text:p>25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222" calcext:value-type="float">
            <text:p>22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26" calcext:value-type="float">
            <text:p>226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228" calcext:value-type="float">
            <text:p>22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oenmakers en lappers</text:p>
          </table:table-cell>
          <table:table-cell/>
          <table:table-cell table:style-name="ce24"/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31" office:value-type="float" office:value="107" calcext:value-type="float">
            <text:p>107</text:p>
          </table:table-cell>
          <table:table-cell table:style-name="ce31"/>
          <table:table-cell table:style-name="ce32" office:value-type="float" office:value="1544" calcext:value-type="float">
            <text:p>1,54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1661" calcext:value-type="float">
            <text:p>1,661</text:p>
          </table:table-cell>
          <table:table-cell table:style-name="ce31" office:value-type="float" office:value="5" calcext:value-type="float">
            <text:p>5</text:p>
          </table:table-cell>
          <table:table-cell table:style-name="ce38" office:value-type="float" office:value="1666" calcext:value-type="float">
            <text:p>1,66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oolleerlingen</text:p>
          </table:table-cell>
          <table:table-cell/>
          <table:table-cell table:style-name="ce25" office:value-type="float" office:value="4426" calcext:value-type="float">
            <text:p>4,426</text:p>
          </table:table-cell>
          <table:table-cell table:style-name="ce32" office:value-type="float" office:value="3723" calcext:value-type="float">
            <text:p>3,723</text:p>
          </table:table-cell>
          <table:table-cell table:style-name="ce32" office:value-type="float" office:value="1923" calcext:value-type="float">
            <text:p>1,923</text:p>
          </table:table-cell>
          <table:table-cell table:style-name="ce32" office:value-type="float" office:value="1473" calcext:value-type="float">
            <text:p>1,473</text:p>
          </table:table-cell>
          <table:table-cell table:style-name="ce32" office:value-type="float" office:value="1494" calcext:value-type="float">
            <text:p>1,494</text:p>
          </table:table-cell>
          <table:table-cell table:style-name="ce32" office:value-type="float" office:value="1165" calcext:value-type="float">
            <text:p>1,165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64" calcext:value-type="float">
            <text:p>64</text:p>
          </table:table-cell>
          <table:table-cell table:style-name="ce32" office:value-type="float" office:value="7957" calcext:value-type="float">
            <text:p>7,957</text:p>
          </table:table-cell>
          <table:table-cell table:style-name="ce32" office:value-type="float" office:value="6425" calcext:value-type="float">
            <text:p>6,425</text:p>
          </table:table-cell>
          <table:table-cell table:style-name="ce38" office:value-type="float" office:value="14382" calcext:value-type="float">
            <text:p>14,38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oorsteenveg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9" calcext:value-type="float">
            <text:p>9</text:p>
          </table:table-cell>
          <table:table-cell table:style-name="ce31"/>
          <table:table-cell table:style-name="ce31" office:value-type="float" office:value="9" calcext:value-type="float">
            <text:p>9</text:p>
          </table:table-cell>
          <table:table-cell table:style-name="ce31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69" calcext:value-type="float">
            <text:p>6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meden grof-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meden hoef-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9" calcext:value-type="float">
            <text:p>9</text:p>
          </table:table-cell>
          <table:table-cell table:style-name="ce31"/>
          <table:table-cell table:style-name="ce31" office:value-type="float" office:value="514" calcext:value-type="float">
            <text:p>514</text:p>
          </table:table-cell>
          <table:table-cell table:style-name="ce31"/>
          <table:table-cell table:style-name="ce31" office:value-type="float" office:value="523" calcext:value-type="float">
            <text:p>523</text:p>
          </table:table-cell>
          <table:table-cell table:style-name="ce31"/>
          <table:table-cell table:style-name="ce37" office:value-type="float" office:value="523" calcext:value-type="float">
            <text:p>5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meden kagchel- en andere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41" calcext:value-type="float">
            <text:p>41</text:p>
          </table:table-cell>
          <table:table-cell table:style-name="ce31"/>
          <table:table-cell table:style-name="ce31" office:value-type="float" office:value="570" calcext:value-type="float">
            <text:p>57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11" calcext:value-type="float">
            <text:p>611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613" calcext:value-type="float">
            <text:p>6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olliciteu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eldenfabrijkanten en werklieden</text:p>
          </table:table-cell>
          <table:table-cell/>
          <table:table-cell table:style-name="ce24"/>
          <table:table-cell table:style-name="ce31" table:number-columns-repeated="5"/>
          <table:table-cell table:number-columns-repeated="4" table:style-name="ce31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iegelmakers en verkoo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inners, spoelders, wevers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1501" calcext:value-type="float">
            <text:p>1,501</text:p>
          </table:table-cell>
          <table:table-cell table:style-name="ce31" office:value-type="float" office:value="160" calcext:value-type="float">
            <text:p>160</text:p>
          </table:table-cell>
          <table:table-cell table:style-name="ce32" office:value-type="float" office:value="1565" calcext:value-type="float">
            <text:p>1,565</text:p>
          </table:table-cell>
          <table:table-cell table:style-name="ce31" office:value-type="float" office:value="170" calcext:value-type="float">
            <text:p>170</text:p>
          </table:table-cell>
          <table:table-cell table:style-name="ce38" office:value-type="float" office:value="1735" calcext:value-type="float">
            <text:p>1,73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oorweg- en stoombootbeamb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4" calcext:value-type="float">
            <text:p>4</text:p>
          </table:table-cell>
          <table:table-cell table:style-name="ce37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ijkermakers</text:p>
          </table:table-cell>
          <table:table-cell/>
          <table:table-cell table:style-name="ce24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15" calcext:value-type="float">
            <text:p>15</text:p>
          </table:table-cell>
          <table:table-cell table:style-name="ce31"/>
          <table:table-cell table:style-name="ce31" office:value-type="float" office:value="19" calcext:value-type="float">
            <text:p>19</text:p>
          </table:table-cell>
          <table:table-cell table:style-name="ce31"/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alhouders, rijtuigverhuur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eenhouw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34" calcext:value-type="float">
            <text:p>34</text:p>
          </table:table-cell>
          <table:table-cell table:style-name="ce31"/>
          <table:table-cell table:style-name="ce31" office:value-type="float" office:value="36" calcext:value-type="float">
            <text:p>36</text:p>
          </table:table-cell>
          <table:table-cell table:style-name="ce31"/>
          <table:table-cell table:style-name="ce37" office:value-type="float" office:value="36" calcext:value-type="float">
            <text:p>3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eenkolen-, hout- en turfverkoo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elzie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oelen-bekleeders, draaijers, matters</text:p>
          </table:table-cell>
          <table:table-cell/>
          <table:table-cell table:style-name="ce24"/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offenverwers, glanz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3" calcext:value-type="float">
            <text:p>3</text:p>
          </table:table-cell>
          <table:table-cell table:style-name="ce37" office:value-type="float" office:value="77" calcext:value-type="float">
            <text:p>7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raatma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21" calcext:value-type="float">
            <text:p>121</text:p>
          </table:table-cell>
          <table:table-cell table:style-name="ce31"/>
          <table:table-cell table:style-name="ce31" office:value-type="float" office:value="122" calcext:value-type="float">
            <text:p>122</text:p>
          </table:table-cell>
          <table:table-cell table:style-name="ce31"/>
          <table:table-cell table:style-name="ce37" office:value-type="float" office:value="122" calcext:value-type="float">
            <text:p>1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udenten aan hooge scholen, athenaea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2" calcext:value-type="float">
            <text:p>12</text:p>
          </table:table-cell>
          <table:table-cell table:style-name="ce31"/>
          <table:table-cell table:style-name="ce31" office:value-type="float" office:value="23" calcext:value-type="float">
            <text:p>23</text:p>
          </table:table-cell>
          <table:table-cell table:style-name="ce31"/>
          <table:table-cell table:style-name="ce31" office:value-type="float" office:value="35" calcext:value-type="float">
            <text:p>35</text:p>
          </table:table-cell>
          <table:table-cell table:style-name="ce31"/>
          <table:table-cell table:style-name="ce37" office:value-type="float" office:value="35" calcext:value-type="float">
            <text:p>3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udenten aan academien, clinische schol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udenten aan seminarien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5" calcext:value-type="float">
            <text:p>15</text:p>
          </table:table-cell>
          <table:table-cell table:style-name="ce31"/>
          <table:table-cell table:style-name="ce31" office:value-type="float" office:value="216" calcext:value-type="float">
            <text:p>216</text:p>
          </table:table-cell>
          <table:table-cell table:style-name="ce31"/>
          <table:table-cell table:style-name="ce31" office:value-type="float" office:value="308" calcext:value-type="float">
            <text:p>308</text:p>
          </table:table-cell>
          <table:table-cell table:style-name="ce31"/>
          <table:table-cell table:style-name="ce31" office:value-type="float" office:value="541" calcext:value-type="float">
            <text:p>541</text:p>
          </table:table-cell>
          <table:table-cell table:style-name="ce31"/>
          <table:table-cell table:style-name="ce37" office:value-type="float" office:value="541" calcext:value-type="float">
            <text:p>54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ukadoors, witt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14" calcext:value-type="float">
            <text:p>114</text:p>
          </table:table-cell>
          <table:table-cell table:style-name="ce31"/>
          <table:table-cell table:style-name="ce31" office:value-type="float" office:value="115" calcext:value-type="float">
            <text:p>115</text:p>
          </table:table-cell>
          <table:table-cell table:style-name="ce31"/>
          <table:table-cell table:style-name="ce37" office:value-type="float" office:value="115" calcext:value-type="float">
            <text:p>1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ijfselfabrijkan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uiker- en pastijbak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9" calcext:value-type="float">
            <text:p>9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uikerraffinadeu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almeesters, translateu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bak- en sigarenfabrijkant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3" calcext:value-type="float">
            <text:p>23</text:p>
          </table:table-cell>
          <table:table-cell table:style-name="ce31"/>
          <table:table-cell table:style-name="ce31" office:value-type="float" office:value="23" calcext:value-type="float">
            <text:p>23</text:p>
          </table:table-cell>
          <table:table-cell table:style-name="ce31"/>
          <table:table-cell table:style-name="ce37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bak- en sigarenkervers</text:p>
          </table:table-cell>
          <table:table-cell/>
          <table:table-cell table:style-name="ce24"/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9" calcext:value-type="float">
            <text:p>19</text:p>
          </table:table-cell>
          <table:table-cell table:style-name="ce31"/>
          <table:table-cell table:style-name="ce31" office:value-type="float" office:value="48" calcext:value-type="float">
            <text:p>48</text:p>
          </table:table-cell>
          <table:table-cell table:style-name="ce31"/>
          <table:table-cell table:style-name="ce31" office:value-type="float" office:value="69" calcext:value-type="float">
            <text:p>69</text:p>
          </table:table-cell>
          <table:table-cell table:style-name="ce31"/>
          <table:table-cell table:style-name="ce37" office:value-type="float" office:value="69" calcext:value-type="float">
            <text:p>6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bak- en sigarenplant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bak- en sigarenverkoo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pijtfabrijkanten</text:p>
          </table:table-cell>
          <table:table-cell/>
          <table:table-cell table:style-name="ce24"/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37" calcext:value-type="float">
            <text:p>37</text:p>
          </table:table-cell>
          <table:table-cell table:style-name="ce31"/>
          <table:table-cell table:style-name="ce31" office:value-type="float" office:value="44" calcext:value-type="float">
            <text:p>44</text:p>
          </table:table-cell>
          <table:table-cell table:style-name="ce31"/>
          <table:table-cell table:style-name="ce37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immerlieden, kistenma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32" office:value-type="float" office:value="1001" calcext:value-type="float">
            <text:p>1,001</text:p>
          </table:table-cell>
          <table:table-cell table:style-name="ce31"/>
          <table:table-cell table:style-name="ce32" office:value-type="float" office:value="1021" calcext:value-type="float">
            <text:p>1,021</text:p>
          </table:table-cell>
          <table:table-cell table:style-name="ce31"/>
          <table:table-cell table:style-name="ce38" office:value-type="float" office:value="1021" calcext:value-type="float">
            <text:p>1,0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innegiet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4" calcext:value-type="float">
            <text:p>14</text:p>
          </table:table-cell>
          <table:table-cell table:style-name="ce31"/>
          <table:table-cell table:style-name="ce31" office:value-type="float" office:value="15" calcext:value-type="float">
            <text:p>15</text:p>
          </table:table-cell>
          <table:table-cell table:style-name="ce31"/>
          <table:table-cell table:style-name="ce37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ouwslagers, baanwer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41" calcext:value-type="float">
            <text:p>41</text:p>
          </table:table-cell>
          <table:table-cell table:style-name="ce31"/>
          <table:table-cell table:style-name="ce31" office:value-type="float" office:value="42" calcext:value-type="float">
            <text:p>42</text:p>
          </table:table-cell>
          <table:table-cell table:style-name="ce31"/>
          <table:table-cell table:style-name="ce37" office:value-type="float" office:value="42" calcext:value-type="float">
            <text:p>4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raansto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urf-, koorn- en kolendrag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9" calcext:value-type="float">
            <text:p>29</text:p>
          </table:table-cell>
          <table:table-cell table:style-name="ce31"/>
          <table:table-cell table:style-name="ce31" office:value-type="float" office:value="29" calcext:value-type="float">
            <text:p>29</text:p>
          </table:table-cell>
          <table:table-cell table:style-name="ce31"/>
          <table:table-cell table:style-name="ce37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Uitdragers, uitventers, leurd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Uurwerkma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64" calcext:value-type="float">
            <text:p>64</text:p>
          </table:table-cell>
          <table:table-cell table:style-name="ce31"/>
          <table:table-cell table:style-name="ce31" office:value-type="float" office:value="65" calcext:value-type="float">
            <text:p>65</text:p>
          </table:table-cell>
          <table:table-cell table:style-name="ce31"/>
          <table:table-cell table:style-name="ce37" office:value-type="float" office:value="65" calcext:value-type="float">
            <text:p>6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earts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2" calcext:value-type="float">
            <text:p>32</text:p>
          </table:table-cell>
          <table:table-cell table:style-name="ce31"/>
          <table:table-cell table:style-name="ce31" office:value-type="float" office:value="32" calcext:value-type="float">
            <text:p>32</text:p>
          </table:table-cell>
          <table:table-cell table:style-name="ce31"/>
          <table:table-cell table:style-name="ce37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enlieden, turfboer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ndumees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rgulders, lijstenma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ill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ischdroogers en roo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ischverkoo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issch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43" calcext:value-type="float">
            <text:p>43</text:p>
          </table:table-cell>
          <table:table-cell table:style-name="ce31"/>
          <table:table-cell table:style-name="ce31" office:value-type="float" office:value="43" calcext:value-type="float">
            <text:p>43</text:p>
          </table:table-cell>
          <table:table-cell table:style-name="ce31"/>
          <table:table-cell table:style-name="ce37" office:value-type="float" office:value="43" calcext:value-type="float">
            <text:p>4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leeschhouwers, spekslagers, poeli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2" calcext:value-type="float">
            <text:p>12</text:p>
          </table:table-cell>
          <table:table-cell table:style-name="ce31"/>
          <table:table-cell table:style-name="ce31" office:value-type="float" office:value="367" calcext:value-type="float">
            <text:p>367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379" calcext:value-type="float">
            <text:p>379</text:p>
          </table:table-cell>
          <table:table-cell table:style-name="ce31" office:value-type="float" office:value="19" calcext:value-type="float">
            <text:p>19</text:p>
          </table:table-cell>
          <table:table-cell table:style-name="ce37" office:value-type="float" office:value="398" calcext:value-type="float">
            <text:p>39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oddenrap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oerlieden, koetsiers, loopers, postknechten en sleep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08" calcext:value-type="float">
            <text:p>20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211" calcext:value-type="float">
            <text:p>2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ogelverkoopers, kooiboer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afel- en poffertjesbakk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atermolenaa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ekk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/>
          <table:table-cell table:style-name="ce24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3" calcext:value-type="float">
            <text:p>13</text:p>
          </table:table-cell>
          <table:table-cell table:style-name="ce31"/>
          <table:table-cell table:style-name="ce31" office:value-type="float" office:value="14" calcext:value-type="float">
            <text:p>14</text:p>
          </table:table-cell>
          <table:table-cell table:style-name="ce31"/>
          <table:table-cell table:style-name="ce37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ijnhandelaa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Jkmees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Jzer- en koperdraaij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Jzergiet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aadverkoopers</text:p>
          </table:table-cell>
          <table:table-cell/>
          <table:table-cell table:style-name="ce24"/>
          <table:table-cell table:style-name="ce31" table:number-columns-repeated="6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aakwaarnemers, commissionnai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4" calcext:value-type="float">
            <text:p>4</text:p>
          </table:table-cell>
          <table:table-cell table:style-name="ce37" office:value-type="float" office:value="57" calcext:value-type="float">
            <text:p>5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akkenmakers en verhuurd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andverkoo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eepzie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eevaartscholen onderwijz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eevaartscholen leerlingen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iekenoppass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9" calcext:value-type="float">
            <text:p>9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outzied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waardvegers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wavelstokkenmakers en verkoopers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ijdeteelt (personen behoorende tot de)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rschillende beroepen</text:p>
          </table:table-cell>
          <table:table-cell/>
          <table:table-cell table:style-name="ce24"/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onder beroep</text:p>
          </table:table-cell>
          <table:table-cell/>
          <table:table-cell table:style-name="ce25" office:value-type="float" office:value="18902" calcext:value-type="float">
            <text:p>18,902</text:p>
          </table:table-cell>
          <table:table-cell table:style-name="ce32" office:value-type="float" office:value="18721" calcext:value-type="float">
            <text:p>18,721</text:p>
          </table:table-cell>
          <table:table-cell table:style-name="ce32" office:value-type="float" office:value="2262" calcext:value-type="float">
            <text:p>2,262</text:p>
          </table:table-cell>
          <table:table-cell table:style-name="ce32" office:value-type="float" office:value="2457" calcext:value-type="float">
            <text:p>2,457</text:p>
          </table:table-cell>
          <table:table-cell table:style-name="ce32" office:value-type="float" office:value="4021" calcext:value-type="float">
            <text:p>4,021</text:p>
          </table:table-cell>
          <table:table-cell table:style-name="ce32" office:value-type="float" office:value="5087" calcext:value-type="float">
            <text:p>5,087</text:p>
          </table:table-cell>
          <table:table-cell table:style-name="ce32" office:value-type="float" office:value="7621" calcext:value-type="float">
            <text:p>7,621</text:p>
          </table:table-cell>
          <table:table-cell table:style-name="ce32" office:value-type="float" office:value="40705" calcext:value-type="float">
            <text:p>40,705</text:p>
          </table:table-cell>
          <table:table-cell table:style-name="ce32" office:value-type="float" office:value="32806" calcext:value-type="float">
            <text:p>32,806</text:p>
          </table:table-cell>
          <table:table-cell table:style-name="ce32" office:value-type="float" office:value="66970" calcext:value-type="float">
            <text:p>66,970</text:p>
          </table:table-cell>
          <table:table-cell table:style-name="ce38" office:value-type="float" office:value="99776" calcext:value-type="float">
            <text:p>99,77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roep onbekend</text:p>
          </table:table-cell>
          <table:table-cell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1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string" calcext:value-type="string">
            <text:p>TOTAAL</text:p>
          </table:table-cell>
          <table:table-cell/>
          <table:table-cell table:style-name="ce26" office:value-type="float" office:value="23417" calcext:value-type="float">
            <text:p>23,417</text:p>
          </table:table-cell>
          <table:table-cell table:style-name="ce33" office:value-type="float" office:value="22526" calcext:value-type="float">
            <text:p>22,526</text:p>
          </table:table-cell>
          <table:table-cell table:style-name="ce33" office:value-type="float" office:value="4508" calcext:value-type="float">
            <text:p>4,508</text:p>
          </table:table-cell>
          <table:table-cell table:style-name="ce33" office:value-type="float" office:value="4095" calcext:value-type="float">
            <text:p>4,095</text:p>
          </table:table-cell>
          <table:table-cell table:style-name="ce33" office:value-type="float" office:value="8324" calcext:value-type="float">
            <text:p>8,324</text:p>
          </table:table-cell>
          <table:table-cell table:style-name="ce33" office:value-type="float" office:value="8076" calcext:value-type="float">
            <text:p>8,076</text:p>
          </table:table-cell>
          <table:table-cell table:style-name="ce33" office:value-type="float" office:value="67267" calcext:value-type="float">
            <text:p>67,267</text:p>
          </table:table-cell>
          <table:table-cell table:style-name="ce33" office:value-type="float" office:value="67048" calcext:value-type="float">
            <text:p>67,048</text:p>
          </table:table-cell>
          <table:table-cell table:style-name="ce33" office:value-type="float" office:value="103516" calcext:value-type="float">
            <text:p>103,516</text:p>
          </table:table-cell>
          <table:table-cell table:style-name="ce33" office:value-type="float" office:value="101745" calcext:value-type="float">
            <text:p>101,745</text:p>
          </table:table-cell>
          <table:table-cell table:style-name="ce39" office:value-type="float" office:value="205261" calcext:value-type="float">
            <text:p>205,261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18" table:number-columns-repeated="75"/>
          <table:table-cell table:number-columns-repeated="948"/>
        </table:table-row>
        <table:table-row table:style-name="ro4">
          <table:table-cell table:style-name="ce2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0" table:number-columns-repeated="1024"/>
        </table:table-row>
        <table:table-row table:style-name="ro4" table:number-rows-repeated="10473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pmerkingen" table:style-name="ta2">
        <table:table-column table:style-name="co12" table:default-cell-style-name="Default"/>
        <table:table-column table:style-name="co13" table:number-columns-repeated="2" table:default-cell-style-name="ce9"/>
        <table:table-column table:style-name="co12" table:number-columns-repeated="1021" table:default-cell-style-name="Default"/>
        <table:table-row table:style-name="ro4">
          <table:table-cell table:style-name="ce40"/>
          <table:table-cell/>
          <table:table-cell table:style-name="ce41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1" office:value-type="string" calcext:value-type="string">
            <text:p>Editregel</text:p>
          </table:table-cell>
          <table:table-cell table:style-name="ce41" office:value-type="string" calcext:value-type="string">
            <text:p>Deel telling</text:p>
          </table:table-cell>
          <table:table-cell table:style-name="ce41" office:value-type="string" calcext:value-type="string">
            <text:p>Rolnummer</text:p>
          </table:table-cell>
          <table:table-cell table:style-name="ce41" office:value-type="string" calcext:value-type="string">
            <text:p>Noten in de bron</text:p>
          </table:table-cell>
          <table:table-cell table:number-columns-repeated="1020"/>
        </table:table-row>
        <table:table-row table:style-name="ro4">
          <table:table-cell table:style-name="ce42" table:number-columns-repeated="3"/>
          <table:table-cell/>
          <table:table-cell table:style-name="ce42"/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0" office:value-type="float" office:value="15454" calcext:value-type="float">
            <text:p>1545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01" calcext:value-type="float">
            <text:p>380355006001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55" calcext:value-type="float">
            <text:p>1545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02" calcext:value-type="float">
            <text:p>380355006001002</text:p>
          </table:table-cell>
          <table:table-cell/>
          <table:table-cell table:style-name="ce9" office:value-type="string" calcext:value-type="string">
            <text:p>x</text:p>
          </table:table-cell>
          <table:table-cell table:style-name="ce42" table:number-columns-repeated="176"/>
          <table:table-cell table:number-columns-repeated="843"/>
        </table:table-row>
        <table:table-row table:style-name="ro4">
          <table:table-cell table:style-name="ce10" office:value-type="float" office:value="15456" calcext:value-type="float">
            <text:p>1545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03" calcext:value-type="float">
            <text:p>38035500600100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57" calcext:value-type="float">
            <text:p>1545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04" calcext:value-type="float">
            <text:p>38035500600100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58" calcext:value-type="float">
            <text:p>1545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05" calcext:value-type="float">
            <text:p>38035500600100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59" calcext:value-type="float">
            <text:p>1545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06" calcext:value-type="float">
            <text:p>38035500600100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60" calcext:value-type="float">
            <text:p>1546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07" calcext:value-type="float">
            <text:p>38035500600100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61" calcext:value-type="float">
            <text:p>1546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08" calcext:value-type="float">
            <text:p>38035500600100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62" calcext:value-type="float">
            <text:p>1546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09" calcext:value-type="float">
            <text:p>38035500600100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63" calcext:value-type="float">
            <text:p>1546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10" calcext:value-type="float">
            <text:p>38035500600101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64" calcext:value-type="float">
            <text:p>1546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11" calcext:value-type="float">
            <text:p>38035500600101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65" calcext:value-type="float">
            <text:p>1546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12" calcext:value-type="float">
            <text:p>38035500600101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66" calcext:value-type="float">
            <text:p>1546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13" calcext:value-type="float">
            <text:p>38035500600101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67" calcext:value-type="float">
            <text:p>1546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14" calcext:value-type="float">
            <text:p>38035500600101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68" calcext:value-type="float">
            <text:p>1546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15" calcext:value-type="float">
            <text:p>38035500600101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69" calcext:value-type="float">
            <text:p>1546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16" calcext:value-type="float">
            <text:p>38035500600101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70" calcext:value-type="float">
            <text:p>1547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17" calcext:value-type="float">
            <text:p>38035500600101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71" calcext:value-type="float">
            <text:p>1547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18" calcext:value-type="float">
            <text:p>38035500600101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72" calcext:value-type="float">
            <text:p>1547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19" calcext:value-type="float">
            <text:p>38035500600101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73" calcext:value-type="float">
            <text:p>1547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20" calcext:value-type="float">
            <text:p>38035500600102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74" calcext:value-type="float">
            <text:p>1547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21" calcext:value-type="float">
            <text:p>38035500600102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75" calcext:value-type="float">
            <text:p>1547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22" calcext:value-type="float">
            <text:p>38035500600102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76" calcext:value-type="float">
            <text:p>1547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23" calcext:value-type="float">
            <text:p>38035500600102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77" calcext:value-type="float">
            <text:p>1547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24" calcext:value-type="float">
            <text:p>38035500600102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78" calcext:value-type="float">
            <text:p>1547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25" calcext:value-type="float">
            <text:p>38035500600102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79" calcext:value-type="float">
            <text:p>1547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26" calcext:value-type="float">
            <text:p>38035500600102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80" calcext:value-type="float">
            <text:p>1548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27" calcext:value-type="float">
            <text:p>38035500600102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81" calcext:value-type="float">
            <text:p>1548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28" calcext:value-type="float">
            <text:p>38035500600102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82" calcext:value-type="float">
            <text:p>1548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29" calcext:value-type="float">
            <text:p>38035500600102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83" calcext:value-type="float">
            <text:p>1548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30" calcext:value-type="float">
            <text:p>38035500600103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84" calcext:value-type="float">
            <text:p>1548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31" calcext:value-type="float">
            <text:p>38035500600103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85" calcext:value-type="float">
            <text:p>1548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32" calcext:value-type="float">
            <text:p>38035500600103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86" calcext:value-type="float">
            <text:p>1548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33" calcext:value-type="float">
            <text:p>38035500600103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87" calcext:value-type="float">
            <text:p>1548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34" calcext:value-type="float">
            <text:p>38035500600103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88" calcext:value-type="float">
            <text:p>1548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35" calcext:value-type="float">
            <text:p>38035500600103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89" calcext:value-type="float">
            <text:p>1548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36" calcext:value-type="float">
            <text:p>38035500600103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90" calcext:value-type="float">
            <text:p>1549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37" calcext:value-type="float">
            <text:p>38035500600103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91" calcext:value-type="float">
            <text:p>1549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38" calcext:value-type="float">
            <text:p>38035500600103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92" calcext:value-type="float">
            <text:p>1549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39" calcext:value-type="float">
            <text:p>38035500600103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93" calcext:value-type="float">
            <text:p>1549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40" calcext:value-type="float">
            <text:p>38035500600104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94" calcext:value-type="float">
            <text:p>1549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41" calcext:value-type="float">
            <text:p>38035500600104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95" calcext:value-type="float">
            <text:p>1549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42" calcext:value-type="float">
            <text:p>38035500600104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96" calcext:value-type="float">
            <text:p>1549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43" calcext:value-type="float">
            <text:p>38035500600104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97" calcext:value-type="float">
            <text:p>1549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44" calcext:value-type="float">
            <text:p>38035500600104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98" calcext:value-type="float">
            <text:p>1549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45" calcext:value-type="float">
            <text:p>38035500600104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499" calcext:value-type="float">
            <text:p>1549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46" calcext:value-type="float">
            <text:p>38035500600104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00" calcext:value-type="float">
            <text:p>1550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47" calcext:value-type="float">
            <text:p>38035500600104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01" calcext:value-type="float">
            <text:p>1550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48" calcext:value-type="float">
            <text:p>38035500600104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02" calcext:value-type="float">
            <text:p>1550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49" calcext:value-type="float">
            <text:p>38035500600104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03" calcext:value-type="float">
            <text:p>1550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50" calcext:value-type="float">
            <text:p>38035500600105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04" calcext:value-type="float">
            <text:p>1550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51" calcext:value-type="float">
            <text:p>38035500600105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05" calcext:value-type="float">
            <text:p>1550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52" calcext:value-type="float">
            <text:p>38035500600105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06" calcext:value-type="float">
            <text:p>1550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001053" calcext:value-type="float">
            <text:p>38035500600105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07" calcext:value-type="float">
            <text:p>1550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01" calcext:value-type="float">
            <text:p>380355006101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08" calcext:value-type="float">
            <text:p>1550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02" calcext:value-type="float">
            <text:p>38035500610100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09" calcext:value-type="float">
            <text:p>1550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03" calcext:value-type="float">
            <text:p>38035500610100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10" calcext:value-type="float">
            <text:p>1551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04" calcext:value-type="float">
            <text:p>38035500610100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11" calcext:value-type="float">
            <text:p>1551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05" calcext:value-type="float">
            <text:p>38035500610100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12" calcext:value-type="float">
            <text:p>1551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06" calcext:value-type="float">
            <text:p>38035500610100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13" calcext:value-type="float">
            <text:p>1551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07" calcext:value-type="float">
            <text:p>38035500610100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14" calcext:value-type="float">
            <text:p>1551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08" calcext:value-type="float">
            <text:p>38035500610100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15" calcext:value-type="float">
            <text:p>1551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09" calcext:value-type="float">
            <text:p>38035500610100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16" calcext:value-type="float">
            <text:p>1551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10" calcext:value-type="float">
            <text:p>38035500610101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17" calcext:value-type="float">
            <text:p>1551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11" calcext:value-type="float">
            <text:p>38035500610101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18" calcext:value-type="float">
            <text:p>1551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12" calcext:value-type="float">
            <text:p>38035500610101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19" calcext:value-type="float">
            <text:p>1551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13" calcext:value-type="float">
            <text:p>38035500610101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20" calcext:value-type="float">
            <text:p>1552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14" calcext:value-type="float">
            <text:p>38035500610101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21" calcext:value-type="float">
            <text:p>1552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15" calcext:value-type="float">
            <text:p>38035500610101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22" calcext:value-type="float">
            <text:p>1552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16" calcext:value-type="float">
            <text:p>38035500610101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23" calcext:value-type="float">
            <text:p>1552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17" calcext:value-type="float">
            <text:p>38035500610101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24" calcext:value-type="float">
            <text:p>1552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18" calcext:value-type="float">
            <text:p>38035500610101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25" calcext:value-type="float">
            <text:p>1552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19" calcext:value-type="float">
            <text:p>38035500610101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26" calcext:value-type="float">
            <text:p>1552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20" calcext:value-type="float">
            <text:p>38035500610102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27" calcext:value-type="float">
            <text:p>1552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21" calcext:value-type="float">
            <text:p>38035500610102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28" calcext:value-type="float">
            <text:p>1552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22" calcext:value-type="float">
            <text:p>38035500610102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29" calcext:value-type="float">
            <text:p>1552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23" calcext:value-type="float">
            <text:p>38035500610102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30" calcext:value-type="float">
            <text:p>1553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24" calcext:value-type="float">
            <text:p>38035500610102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31" calcext:value-type="float">
            <text:p>1553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25" calcext:value-type="float">
            <text:p>38035500610102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32" calcext:value-type="float">
            <text:p>1553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26" calcext:value-type="float">
            <text:p>38035500610102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33" calcext:value-type="float">
            <text:p>1553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27" calcext:value-type="float">
            <text:p>38035500610102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34" calcext:value-type="float">
            <text:p>1553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28" calcext:value-type="float">
            <text:p>38035500610102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35" calcext:value-type="float">
            <text:p>1553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29" calcext:value-type="float">
            <text:p>38035500610102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36" calcext:value-type="float">
            <text:p>1553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30" calcext:value-type="float">
            <text:p>38035500610103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37" calcext:value-type="float">
            <text:p>1553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31" calcext:value-type="float">
            <text:p>38035500610103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38" calcext:value-type="float">
            <text:p>1553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32" calcext:value-type="float">
            <text:p>38035500610103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39" calcext:value-type="float">
            <text:p>1553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33" calcext:value-type="float">
            <text:p>38035500610103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40" calcext:value-type="float">
            <text:p>1554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34" calcext:value-type="float">
            <text:p>38035500610103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41" calcext:value-type="float">
            <text:p>1554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35" calcext:value-type="float">
            <text:p>38035500610103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42" calcext:value-type="float">
            <text:p>1554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36" calcext:value-type="float">
            <text:p>38035500610103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43" calcext:value-type="float">
            <text:p>1554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37" calcext:value-type="float">
            <text:p>38035500610103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44" calcext:value-type="float">
            <text:p>1554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38" calcext:value-type="float">
            <text:p>38035500610103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45" calcext:value-type="float">
            <text:p>1554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39" calcext:value-type="float">
            <text:p>38035500610103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46" calcext:value-type="float">
            <text:p>1554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40" calcext:value-type="float">
            <text:p>38035500610104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47" calcext:value-type="float">
            <text:p>1554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41" calcext:value-type="float">
            <text:p>38035500610104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48" calcext:value-type="float">
            <text:p>1554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42" calcext:value-type="float">
            <text:p>38035500610104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49" calcext:value-type="float">
            <text:p>1554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43" calcext:value-type="float">
            <text:p>38035500610104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50" calcext:value-type="float">
            <text:p>1555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44" calcext:value-type="float">
            <text:p>38035500610104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51" calcext:value-type="float">
            <text:p>1555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45" calcext:value-type="float">
            <text:p>38035500610104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52" calcext:value-type="float">
            <text:p>1555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46" calcext:value-type="float">
            <text:p>38035500610104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53" calcext:value-type="float">
            <text:p>1555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47" calcext:value-type="float">
            <text:p>38035500610104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54" calcext:value-type="float">
            <text:p>1555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48" calcext:value-type="float">
            <text:p>38035500610104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55" calcext:value-type="float">
            <text:p>1555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49" calcext:value-type="float">
            <text:p>38035500610104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56" calcext:value-type="float">
            <text:p>1555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50" calcext:value-type="float">
            <text:p>38035500610105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57" calcext:value-type="float">
            <text:p>1555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5006101051" calcext:value-type="float">
            <text:p>38035500610105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58" calcext:value-type="float">
            <text:p>1555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01" calcext:value-type="float">
            <text:p>380356006201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59" calcext:value-type="float">
            <text:p>1555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02" calcext:value-type="float">
            <text:p>38035600620100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60" calcext:value-type="float">
            <text:p>1556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03" calcext:value-type="float">
            <text:p>38035600620100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61" calcext:value-type="float">
            <text:p>1556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04" calcext:value-type="float">
            <text:p>38035600620100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62" calcext:value-type="float">
            <text:p>1556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05" calcext:value-type="float">
            <text:p>38035600620100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63" calcext:value-type="float">
            <text:p>1556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06" calcext:value-type="float">
            <text:p>38035600620100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64" calcext:value-type="float">
            <text:p>1556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07" calcext:value-type="float">
            <text:p>38035600620100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65" calcext:value-type="float">
            <text:p>1556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08" calcext:value-type="float">
            <text:p>38035600620100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66" calcext:value-type="float">
            <text:p>1556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09" calcext:value-type="float">
            <text:p>38035600620100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67" calcext:value-type="float">
            <text:p>1556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10" calcext:value-type="float">
            <text:p>38035600620101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68" calcext:value-type="float">
            <text:p>1556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11" calcext:value-type="float">
            <text:p>38035600620101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69" calcext:value-type="float">
            <text:p>1556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12" calcext:value-type="float">
            <text:p>38035600620101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70" calcext:value-type="float">
            <text:p>1557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13" calcext:value-type="float">
            <text:p>38035600620101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71" calcext:value-type="float">
            <text:p>1557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14" calcext:value-type="float">
            <text:p>38035600620101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72" calcext:value-type="float">
            <text:p>1557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15" calcext:value-type="float">
            <text:p>38035600620101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73" calcext:value-type="float">
            <text:p>1557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16" calcext:value-type="float">
            <text:p>38035600620101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74" calcext:value-type="float">
            <text:p>1557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17" calcext:value-type="float">
            <text:p>38035600620101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75" calcext:value-type="float">
            <text:p>1557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18" calcext:value-type="float">
            <text:p>38035600620101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76" calcext:value-type="float">
            <text:p>1557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19" calcext:value-type="float">
            <text:p>38035600620101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77" calcext:value-type="float">
            <text:p>1557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20" calcext:value-type="float">
            <text:p>38035600620102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78" calcext:value-type="float">
            <text:p>1557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21" calcext:value-type="float">
            <text:p>38035600620102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79" calcext:value-type="float">
            <text:p>1557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22" calcext:value-type="float">
            <text:p>38035600620102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80" calcext:value-type="float">
            <text:p>1558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23" calcext:value-type="float">
            <text:p>38035600620102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81" calcext:value-type="float">
            <text:p>1558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24" calcext:value-type="float">
            <text:p>38035600620102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82" calcext:value-type="float">
            <text:p>1558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25" calcext:value-type="float">
            <text:p>38035600620102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83" calcext:value-type="float">
            <text:p>1558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26" calcext:value-type="float">
            <text:p>38035600620102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84" calcext:value-type="float">
            <text:p>1558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27" calcext:value-type="float">
            <text:p>38035600620102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85" calcext:value-type="float">
            <text:p>1558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28" calcext:value-type="float">
            <text:p>38035600620102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86" calcext:value-type="float">
            <text:p>1558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29" calcext:value-type="float">
            <text:p>38035600620102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87" calcext:value-type="float">
            <text:p>1558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30" calcext:value-type="float">
            <text:p>38035600620103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88" calcext:value-type="float">
            <text:p>1558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31" calcext:value-type="float">
            <text:p>38035600620103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89" calcext:value-type="float">
            <text:p>1558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32" calcext:value-type="float">
            <text:p>38035600620103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90" calcext:value-type="float">
            <text:p>1559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33" calcext:value-type="float">
            <text:p>38035600620103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91" calcext:value-type="float">
            <text:p>1559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34" calcext:value-type="float">
            <text:p>38035600620103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92" calcext:value-type="float">
            <text:p>1559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35" calcext:value-type="float">
            <text:p>38035600620103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93" calcext:value-type="float">
            <text:p>1559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36" calcext:value-type="float">
            <text:p>38035600620103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94" calcext:value-type="float">
            <text:p>1559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37" calcext:value-type="float">
            <text:p>38035600620103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95" calcext:value-type="float">
            <text:p>1559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38" calcext:value-type="float">
            <text:p>38035600620103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96" calcext:value-type="float">
            <text:p>1559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39" calcext:value-type="float">
            <text:p>38035600620103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97" calcext:value-type="float">
            <text:p>1559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40" calcext:value-type="float">
            <text:p>38035600620104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98" calcext:value-type="float">
            <text:p>1559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41" calcext:value-type="float">
            <text:p>38035600620104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599" calcext:value-type="float">
            <text:p>1559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42" calcext:value-type="float">
            <text:p>38035600620104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00" calcext:value-type="float">
            <text:p>1560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43" calcext:value-type="float">
            <text:p>38035600620104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01" calcext:value-type="float">
            <text:p>1560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44" calcext:value-type="float">
            <text:p>38035600620104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02" calcext:value-type="float">
            <text:p>1560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45" calcext:value-type="float">
            <text:p>38035600620104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03" calcext:value-type="float">
            <text:p>1560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46" calcext:value-type="float">
            <text:p>38035600620104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04" calcext:value-type="float">
            <text:p>1560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47" calcext:value-type="float">
            <text:p>38035600620104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05" calcext:value-type="float">
            <text:p>1560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48" calcext:value-type="float">
            <text:p>38035600620104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06" calcext:value-type="float">
            <text:p>1560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49" calcext:value-type="float">
            <text:p>38035600620104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07" calcext:value-type="float">
            <text:p>1560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50" calcext:value-type="float">
            <text:p>38035600620105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08" calcext:value-type="float">
            <text:p>1560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51" calcext:value-type="float">
            <text:p>38035600620105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09" calcext:value-type="float">
            <text:p>1560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52" calcext:value-type="float">
            <text:p>38035600620105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10" calcext:value-type="float">
            <text:p>1561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201053" calcext:value-type="float">
            <text:p>38035600620105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11" calcext:value-type="float">
            <text:p>1561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01" calcext:value-type="float">
            <text:p>380356006301001</text:p>
          </table:table-cell>
          <table:table-cell table:style-name="ce9" office:value-type="string" calcext:value-type="string">
            <text:p>380356006301001* <text:s/>Hieronder begrepen de fabrijkanten van katoen, hennip, vlas, wol en zijde.</text:p>
          </table:table-cell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12" calcext:value-type="float">
            <text:p>1561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02" calcext:value-type="float">
            <text:p>38035600630100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13" calcext:value-type="float">
            <text:p>1561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03" calcext:value-type="float">
            <text:p>38035600630100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14" calcext:value-type="float">
            <text:p>1561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04" calcext:value-type="float">
            <text:p>38035600630100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15" calcext:value-type="float">
            <text:p>1561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05" calcext:value-type="float">
            <text:p>38035600630100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16" calcext:value-type="float">
            <text:p>1561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06" calcext:value-type="float">
            <text:p>38035600630100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17" calcext:value-type="float">
            <text:p>1561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07" calcext:value-type="float">
            <text:p>38035600630100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18" calcext:value-type="float">
            <text:p>1561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08" calcext:value-type="float">
            <text:p>38035600630100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19" calcext:value-type="float">
            <text:p>1561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09" calcext:value-type="float">
            <text:p>38035600630100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20" calcext:value-type="float">
            <text:p>1562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10" calcext:value-type="float">
            <text:p>38035600630101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21" calcext:value-type="float">
            <text:p>1562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11" calcext:value-type="float">
            <text:p>38035600630101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22" calcext:value-type="float">
            <text:p>1562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12" calcext:value-type="float">
            <text:p>38035600630101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23" calcext:value-type="float">
            <text:p>1562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13" calcext:value-type="float">
            <text:p>38035600630101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24" calcext:value-type="float">
            <text:p>1562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14" calcext:value-type="float">
            <text:p>38035600630101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25" calcext:value-type="float">
            <text:p>1562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15" calcext:value-type="float">
            <text:p>38035600630101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26" calcext:value-type="float">
            <text:p>1562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16" calcext:value-type="float">
            <text:p>38035600630101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27" calcext:value-type="float">
            <text:p>1562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17" calcext:value-type="float">
            <text:p>38035600630101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28" calcext:value-type="float">
            <text:p>1562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18" calcext:value-type="float">
            <text:p>38035600630101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29" calcext:value-type="float">
            <text:p>1562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19" calcext:value-type="float">
            <text:p>38035600630101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30" calcext:value-type="float">
            <text:p>1563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20" calcext:value-type="float">
            <text:p>38035600630102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31" calcext:value-type="float">
            <text:p>1563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21" calcext:value-type="float">
            <text:p>38035600630102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32" calcext:value-type="float">
            <text:p>1563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22" calcext:value-type="float">
            <text:p>38035600630102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33" calcext:value-type="float">
            <text:p>1563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23" calcext:value-type="float">
            <text:p>38035600630102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34" calcext:value-type="float">
            <text:p>1563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24" calcext:value-type="float">
            <text:p>380356006301024</text:p>
          </table:table-cell>
          <table:table-cell table:style-name="ce9" office:value-type="string" calcext:value-type="string">
            <text:p>380356006301024? <text:s/>De boden zijn hieronder begrepen.</text:p>
          </table:table-cell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35" calcext:value-type="float">
            <text:p>1563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25" calcext:value-type="float">
            <text:p>38035600630102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36" calcext:value-type="float">
            <text:p>1563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26" calcext:value-type="float">
            <text:p>380356006301026</text:p>
          </table:table-cell>
          <table:table-cell table:style-name="ce9" office:value-type="string" calcext:value-type="string">
            <text:p>380356006301024? <text:s/>De boden zijn hieronder begrepen.</text:p>
          </table:table-cell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37" calcext:value-type="float">
            <text:p>1563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27" calcext:value-type="float">
            <text:p>38035600630102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38" calcext:value-type="float">
            <text:p>1563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28" calcext:value-type="float">
            <text:p>38035600630102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39" calcext:value-type="float">
            <text:p>1563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29" calcext:value-type="float">
            <text:p>38035600630102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40" calcext:value-type="float">
            <text:p>1564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30" calcext:value-type="float">
            <text:p>38035600630103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41" calcext:value-type="float">
            <text:p>1564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31" calcext:value-type="float">
            <text:p>38035600630103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42" calcext:value-type="float">
            <text:p>1564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32" calcext:value-type="float">
            <text:p>38035600630103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43" calcext:value-type="float">
            <text:p>1564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33" calcext:value-type="float">
            <text:p>38035600630103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44" calcext:value-type="float">
            <text:p>1564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34" calcext:value-type="float">
            <text:p>38035600630103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45" calcext:value-type="float">
            <text:p>1564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35" calcext:value-type="float">
            <text:p>38035600630103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46" calcext:value-type="float">
            <text:p>1564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36" calcext:value-type="float">
            <text:p>38035600630103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47" calcext:value-type="float">
            <text:p>1564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37" calcext:value-type="float">
            <text:p>38035600630103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48" calcext:value-type="float">
            <text:p>1564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38" calcext:value-type="float">
            <text:p>38035600630103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49" calcext:value-type="float">
            <text:p>1564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39" calcext:value-type="float">
            <text:p>38035600630103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50" calcext:value-type="float">
            <text:p>1565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40" calcext:value-type="float">
            <text:p>38035600630104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51" calcext:value-type="float">
            <text:p>1565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41" calcext:value-type="float">
            <text:p>38035600630104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52" calcext:value-type="float">
            <text:p>1565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42" calcext:value-type="float">
            <text:p>38035600630104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53" calcext:value-type="float">
            <text:p>1565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43" calcext:value-type="float">
            <text:p>38035600630104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54" calcext:value-type="float">
            <text:p>1565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44" calcext:value-type="float">
            <text:p>38035600630104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55" calcext:value-type="float">
            <text:p>1565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45" calcext:value-type="float">
            <text:p>38035600630104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56" calcext:value-type="float">
            <text:p>1565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46" calcext:value-type="float">
            <text:p>38035600630104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57" calcext:value-type="float">
            <text:p>1565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47" calcext:value-type="float">
            <text:p>38035600630104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58" calcext:value-type="float">
            <text:p>1565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48" calcext:value-type="float">
            <text:p>38035600630104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59" calcext:value-type="float">
            <text:p>1565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49" calcext:value-type="float">
            <text:p>38035600630104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60" calcext:value-type="float">
            <text:p>1566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6006301050" calcext:value-type="float">
            <text:p>38035600630105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61" calcext:value-type="float">
            <text:p>1566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01" calcext:value-type="float">
            <text:p>380357006401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62" calcext:value-type="float">
            <text:p>1566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02" calcext:value-type="float">
            <text:p>38035700640100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63" calcext:value-type="float">
            <text:p>1566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03" calcext:value-type="float">
            <text:p>38035700640100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64" calcext:value-type="float">
            <text:p>1566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04" calcext:value-type="float">
            <text:p>38035700640100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65" calcext:value-type="float">
            <text:p>1566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05" calcext:value-type="float">
            <text:p>38035700640100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66" calcext:value-type="float">
            <text:p>1566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06" calcext:value-type="float">
            <text:p>38035700640100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67" calcext:value-type="float">
            <text:p>1566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07" calcext:value-type="float">
            <text:p>38035700640100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68" calcext:value-type="float">
            <text:p>1566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08" calcext:value-type="float">
            <text:p>38035700640100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69" calcext:value-type="float">
            <text:p>1566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09" calcext:value-type="float">
            <text:p>38035700640100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70" calcext:value-type="float">
            <text:p>1567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10" calcext:value-type="float">
            <text:p>38035700640101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71" calcext:value-type="float">
            <text:p>1567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11" calcext:value-type="float">
            <text:p>38035700640101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72" calcext:value-type="float">
            <text:p>1567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12" calcext:value-type="float">
            <text:p>38035700640101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73" calcext:value-type="float">
            <text:p>1567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13" calcext:value-type="float">
            <text:p>38035700640101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74" calcext:value-type="float">
            <text:p>1567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14" calcext:value-type="float">
            <text:p>38035700640101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75" calcext:value-type="float">
            <text:p>1567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15" calcext:value-type="float">
            <text:p>38035700640101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76" calcext:value-type="float">
            <text:p>1567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16" calcext:value-type="float">
            <text:p>38035700640101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77" calcext:value-type="float">
            <text:p>1567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17" calcext:value-type="float">
            <text:p>38035700640101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78" calcext:value-type="float">
            <text:p>1567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18" calcext:value-type="float">
            <text:p>38035700640101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79" calcext:value-type="float">
            <text:p>1567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19" calcext:value-type="float">
            <text:p>38035700640101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80" calcext:value-type="float">
            <text:p>1568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20" calcext:value-type="float">
            <text:p>38035700640102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81" calcext:value-type="float">
            <text:p>1568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21" calcext:value-type="float">
            <text:p>38035700640102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82" calcext:value-type="float">
            <text:p>1568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22" calcext:value-type="float">
            <text:p>38035700640102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83" calcext:value-type="float">
            <text:p>1568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23" calcext:value-type="float">
            <text:p>38035700640102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84" calcext:value-type="float">
            <text:p>1568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24" calcext:value-type="float">
            <text:p>38035700640102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85" calcext:value-type="float">
            <text:p>1568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25" calcext:value-type="float">
            <text:p>38035700640102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86" calcext:value-type="float">
            <text:p>1568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26" calcext:value-type="float">
            <text:p>38035700640102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87" calcext:value-type="float">
            <text:p>1568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27" calcext:value-type="float">
            <text:p>38035700640102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88" calcext:value-type="float">
            <text:p>1568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28" calcext:value-type="float">
            <text:p>38035700640102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89" calcext:value-type="float">
            <text:p>1568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29" calcext:value-type="float">
            <text:p>38035700640102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90" calcext:value-type="float">
            <text:p>1569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30" calcext:value-type="float">
            <text:p>38035700640103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91" calcext:value-type="float">
            <text:p>1569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31" calcext:value-type="float">
            <text:p>38035700640103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92" calcext:value-type="float">
            <text:p>1569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32" calcext:value-type="float">
            <text:p>38035700640103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93" calcext:value-type="float">
            <text:p>1569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33" calcext:value-type="float">
            <text:p>38035700640103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94" calcext:value-type="float">
            <text:p>1569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34" calcext:value-type="float">
            <text:p>38035700640103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95" calcext:value-type="float">
            <text:p>1569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35" calcext:value-type="float">
            <text:p>38035700640103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96" calcext:value-type="float">
            <text:p>1569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36" calcext:value-type="float">
            <text:p>38035700640103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97" calcext:value-type="float">
            <text:p>1569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37" calcext:value-type="float">
            <text:p>38035700640103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98" calcext:value-type="float">
            <text:p>1569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38" calcext:value-type="float">
            <text:p>38035700640103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699" calcext:value-type="float">
            <text:p>1569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39" calcext:value-type="float">
            <text:p>38035700640103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00" calcext:value-type="float">
            <text:p>1570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40" calcext:value-type="float">
            <text:p>38035700640104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01" calcext:value-type="float">
            <text:p>1570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41" calcext:value-type="float">
            <text:p>38035700640104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02" calcext:value-type="float">
            <text:p>1570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42" calcext:value-type="float">
            <text:p>38035700640104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03" calcext:value-type="float">
            <text:p>1570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43" calcext:value-type="float">
            <text:p>38035700640104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04" calcext:value-type="float">
            <text:p>1570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44" calcext:value-type="float">
            <text:p>38035700640104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05" calcext:value-type="float">
            <text:p>1570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45" calcext:value-type="float">
            <text:p>38035700640104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06" calcext:value-type="float">
            <text:p>1570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46" calcext:value-type="float">
            <text:p>38035700640104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07" calcext:value-type="float">
            <text:p>1570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47" calcext:value-type="float">
            <text:p>38035700640104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08" calcext:value-type="float">
            <text:p>1570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48" calcext:value-type="float">
            <text:p>38035700640104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09" calcext:value-type="float">
            <text:p>1570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49" calcext:value-type="float">
            <text:p>38035700640104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10" calcext:value-type="float">
            <text:p>1571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50" calcext:value-type="float">
            <text:p>38035700640105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11" calcext:value-type="float">
            <text:p>1571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51" calcext:value-type="float">
            <text:p>38035700640105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12" calcext:value-type="float">
            <text:p>1571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52" calcext:value-type="float">
            <text:p>38035700640105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13" calcext:value-type="float">
            <text:p>1571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401053" calcext:value-type="float">
            <text:p>38035700640105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14" calcext:value-type="float">
            <text:p>1571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01" calcext:value-type="float">
            <text:p>380357006501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15" calcext:value-type="float">
            <text:p>1571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02" calcext:value-type="float">
            <text:p>38035700650100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16" calcext:value-type="float">
            <text:p>1571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03" calcext:value-type="float">
            <text:p>38035700650100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17" calcext:value-type="float">
            <text:p>1571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04" calcext:value-type="float">
            <text:p>38035700650100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18" calcext:value-type="float">
            <text:p>1571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05" calcext:value-type="float">
            <text:p>38035700650100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19" calcext:value-type="float">
            <text:p>1571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06" calcext:value-type="float">
            <text:p>38035700650100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20" calcext:value-type="float">
            <text:p>1572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07" calcext:value-type="float">
            <text:p>38035700650100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21" calcext:value-type="float">
            <text:p>1572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08" calcext:value-type="float">
            <text:p>38035700650100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22" calcext:value-type="float">
            <text:p>1572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09" calcext:value-type="float">
            <text:p>38035700650100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23" calcext:value-type="float">
            <text:p>1572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10" calcext:value-type="float">
            <text:p>38035700650101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24" calcext:value-type="float">
            <text:p>1572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11" calcext:value-type="float">
            <text:p>38035700650101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25" calcext:value-type="float">
            <text:p>1572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12" calcext:value-type="float">
            <text:p>38035700650101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26" calcext:value-type="float">
            <text:p>1572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13" calcext:value-type="float">
            <text:p>38035700650101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27" calcext:value-type="float">
            <text:p>1572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14" calcext:value-type="float">
            <text:p>38035700650101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28" calcext:value-type="float">
            <text:p>1572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15" calcext:value-type="float">
            <text:p>38035700650101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29" calcext:value-type="float">
            <text:p>1572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16" calcext:value-type="float">
            <text:p>38035700650101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30" calcext:value-type="float">
            <text:p>1573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17" calcext:value-type="float">
            <text:p>38035700650101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31" calcext:value-type="float">
            <text:p>1573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18" calcext:value-type="float">
            <text:p>38035700650101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32" calcext:value-type="float">
            <text:p>1573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19" calcext:value-type="float">
            <text:p>38035700650101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33" calcext:value-type="float">
            <text:p>1573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20" calcext:value-type="float">
            <text:p>38035700650102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34" calcext:value-type="float">
            <text:p>1573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21" calcext:value-type="float">
            <text:p>38035700650102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35" calcext:value-type="float">
            <text:p>1573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22" calcext:value-type="float">
            <text:p>38035700650102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36" calcext:value-type="float">
            <text:p>1573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23" calcext:value-type="float">
            <text:p>38035700650102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37" calcext:value-type="float">
            <text:p>1573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24" calcext:value-type="float">
            <text:p>38035700650102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38" calcext:value-type="float">
            <text:p>1573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25" calcext:value-type="float">
            <text:p>38035700650102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39" calcext:value-type="float">
            <text:p>1573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26" calcext:value-type="float">
            <text:p>38035700650102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40" calcext:value-type="float">
            <text:p>1574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27" calcext:value-type="float">
            <text:p>38035700650102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41" calcext:value-type="float">
            <text:p>1574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28" calcext:value-type="float">
            <text:p>38035700650102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42" calcext:value-type="float">
            <text:p>1574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29" calcext:value-type="float">
            <text:p>38035700650102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43" calcext:value-type="float">
            <text:p>1574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30" calcext:value-type="float">
            <text:p>38035700650103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44" calcext:value-type="float">
            <text:p>1574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31" calcext:value-type="float">
            <text:p>38035700650103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45" calcext:value-type="float">
            <text:p>1574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32" calcext:value-type="float">
            <text:p>38035700650103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46" calcext:value-type="float">
            <text:p>1574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33" calcext:value-type="float">
            <text:p>38035700650103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47" calcext:value-type="float">
            <text:p>1574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34" calcext:value-type="float">
            <text:p>38035700650103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48" calcext:value-type="float">
            <text:p>1574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35" calcext:value-type="float">
            <text:p>38035700650103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49" calcext:value-type="float">
            <text:p>1574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36" calcext:value-type="float">
            <text:p>38035700650103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50" calcext:value-type="float">
            <text:p>1575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37" calcext:value-type="float">
            <text:p>38035700650103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51" calcext:value-type="float">
            <text:p>1575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38" calcext:value-type="float">
            <text:p>38035700650103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52" calcext:value-type="float">
            <text:p>1575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39" calcext:value-type="float">
            <text:p>38035700650103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53" calcext:value-type="float">
            <text:p>1575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7006501040" calcext:value-type="float">
            <text:p>38035700650104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54" calcext:value-type="float">
            <text:p>1575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01" calcext:value-type="float">
            <text:p>380358006601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55" calcext:value-type="float">
            <text:p>1575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02" calcext:value-type="float">
            <text:p>38035800660100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56" calcext:value-type="float">
            <text:p>1575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03" calcext:value-type="float">
            <text:p>38035800660100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57" calcext:value-type="float">
            <text:p>1575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04" calcext:value-type="float">
            <text:p>38035800660100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58" calcext:value-type="float">
            <text:p>1575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05" calcext:value-type="float">
            <text:p>38035800660100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59" calcext:value-type="float">
            <text:p>1575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06" calcext:value-type="float">
            <text:p>38035800660100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60" calcext:value-type="float">
            <text:p>1576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07" calcext:value-type="float">
            <text:p>38035800660100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61" calcext:value-type="float">
            <text:p>1576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08" calcext:value-type="float">
            <text:p>38035800660100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62" calcext:value-type="float">
            <text:p>1576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09" calcext:value-type="float">
            <text:p>38035800660100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63" calcext:value-type="float">
            <text:p>1576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10" calcext:value-type="float">
            <text:p>38035800660101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64" calcext:value-type="float">
            <text:p>1576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11" calcext:value-type="float">
            <text:p>38035800660101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65" calcext:value-type="float">
            <text:p>1576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12" calcext:value-type="float">
            <text:p>38035800660101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66" calcext:value-type="float">
            <text:p>1576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13" calcext:value-type="float">
            <text:p>38035800660101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67" calcext:value-type="float">
            <text:p>1576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14" calcext:value-type="float">
            <text:p>38035800660101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68" calcext:value-type="float">
            <text:p>1576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15" calcext:value-type="float">
            <text:p>38035800660101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69" calcext:value-type="float">
            <text:p>1576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16" calcext:value-type="float">
            <text:p>38035800660101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70" calcext:value-type="float">
            <text:p>1577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17" calcext:value-type="float">
            <text:p>38035800660101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71" calcext:value-type="float">
            <text:p>1577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18" calcext:value-type="float">
            <text:p>38035800660101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72" calcext:value-type="float">
            <text:p>1577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19" calcext:value-type="float">
            <text:p>38035800660101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73" calcext:value-type="float">
            <text:p>1577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20" calcext:value-type="float">
            <text:p>38035800660102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74" calcext:value-type="float">
            <text:p>1577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21" calcext:value-type="float">
            <text:p>38035800660102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75" calcext:value-type="float">
            <text:p>1577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22" calcext:value-type="float">
            <text:p>38035800660102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76" calcext:value-type="float">
            <text:p>1577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23" calcext:value-type="float">
            <text:p>38035800660102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77" calcext:value-type="float">
            <text:p>1577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24" calcext:value-type="float">
            <text:p>38035800660102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78" calcext:value-type="float">
            <text:p>1577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25" calcext:value-type="float">
            <text:p>38035800660102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79" calcext:value-type="float">
            <text:p>1577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26" calcext:value-type="float">
            <text:p>38035800660102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80" calcext:value-type="float">
            <text:p>1578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27" calcext:value-type="float">
            <text:p>38035800660102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81" calcext:value-type="float">
            <text:p>1578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28" calcext:value-type="float">
            <text:p>38035800660102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82" calcext:value-type="float">
            <text:p>1578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29" calcext:value-type="float">
            <text:p>38035800660102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83" calcext:value-type="float">
            <text:p>1578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30" calcext:value-type="float">
            <text:p>38035800660103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84" calcext:value-type="float">
            <text:p>1578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31" calcext:value-type="float">
            <text:p>38035800660103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85" calcext:value-type="float">
            <text:p>1578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32" calcext:value-type="float">
            <text:p>38035800660103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86" calcext:value-type="float">
            <text:p>1578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33" calcext:value-type="float">
            <text:p>38035800660103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87" calcext:value-type="float">
            <text:p>1578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34" calcext:value-type="float">
            <text:p>38035800660103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88" calcext:value-type="float">
            <text:p>1578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35" calcext:value-type="float">
            <text:p>38035800660103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89" calcext:value-type="float">
            <text:p>1578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36" calcext:value-type="float">
            <text:p>38035800660103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90" calcext:value-type="float">
            <text:p>1579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37" calcext:value-type="float">
            <text:p>38035800660103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91" calcext:value-type="float">
            <text:p>1579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38" calcext:value-type="float">
            <text:p>38035800660103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92" calcext:value-type="float">
            <text:p>1579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39" calcext:value-type="float">
            <text:p>38035800660103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93" calcext:value-type="float">
            <text:p>1579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40" calcext:value-type="float">
            <text:p>38035800660104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94" calcext:value-type="float">
            <text:p>1579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41" calcext:value-type="float">
            <text:p>38035800660104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95" calcext:value-type="float">
            <text:p>1579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42" calcext:value-type="float">
            <text:p>38035800660104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96" calcext:value-type="float">
            <text:p>1579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43" calcext:value-type="float">
            <text:p>38035800660104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97" calcext:value-type="float">
            <text:p>1579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44" calcext:value-type="float">
            <text:p>38035800660104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98" calcext:value-type="float">
            <text:p>1579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45" calcext:value-type="float">
            <text:p>38035800660104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799" calcext:value-type="float">
            <text:p>1579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46" calcext:value-type="float">
            <text:p>38035800660104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00" calcext:value-type="float">
            <text:p>1580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47" calcext:value-type="float">
            <text:p>38035800660104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01" calcext:value-type="float">
            <text:p>1580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48" calcext:value-type="float">
            <text:p>38035800660104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02" calcext:value-type="float">
            <text:p>1580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49" calcext:value-type="float">
            <text:p>38035800660104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03" calcext:value-type="float">
            <text:p>1580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50" calcext:value-type="float">
            <text:p>38035800660105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04" calcext:value-type="float">
            <text:p>1580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51" calcext:value-type="float">
            <text:p>38035800660105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05" calcext:value-type="float">
            <text:p>1580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52" calcext:value-type="float">
            <text:p>38035800660105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06" calcext:value-type="float">
            <text:p>1580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601053" calcext:value-type="float">
            <text:p>38035800660105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07" calcext:value-type="float">
            <text:p>1580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01" calcext:value-type="float">
            <text:p>380358006701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08" calcext:value-type="float">
            <text:p>1580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02" calcext:value-type="float">
            <text:p>38035800670100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09" calcext:value-type="float">
            <text:p>1580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03" calcext:value-type="float">
            <text:p>38035800670100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10" calcext:value-type="float">
            <text:p>1581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04" calcext:value-type="float">
            <text:p>38035800670100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11" calcext:value-type="float">
            <text:p>1581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05" calcext:value-type="float">
            <text:p>38035800670100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12" calcext:value-type="float">
            <text:p>1581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06" calcext:value-type="float">
            <text:p>38035800670100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13" calcext:value-type="float">
            <text:p>1581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07" calcext:value-type="float">
            <text:p>38035800670100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14" calcext:value-type="float">
            <text:p>1581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08" calcext:value-type="float">
            <text:p>38035800670100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15" calcext:value-type="float">
            <text:p>1581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09" calcext:value-type="float">
            <text:p>38035800670100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16" calcext:value-type="float">
            <text:p>1581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10" calcext:value-type="float">
            <text:p>38035800670101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17" calcext:value-type="float">
            <text:p>1581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11" calcext:value-type="float">
            <text:p>38035800670101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18" calcext:value-type="float">
            <text:p>1581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12" calcext:value-type="float">
            <text:p>38035800670101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19" calcext:value-type="float">
            <text:p>1581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13" calcext:value-type="float">
            <text:p>38035800670101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20" calcext:value-type="float">
            <text:p>1582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14" calcext:value-type="float">
            <text:p>38035800670101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21" calcext:value-type="float">
            <text:p>1582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15" calcext:value-type="float">
            <text:p>38035800670101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22" calcext:value-type="float">
            <text:p>1582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16" calcext:value-type="float">
            <text:p>38035800670101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23" calcext:value-type="float">
            <text:p>1582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17" calcext:value-type="float">
            <text:p>38035800670101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24" calcext:value-type="float">
            <text:p>1582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18" calcext:value-type="float">
            <text:p>38035800670101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25" calcext:value-type="float">
            <text:p>1582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19" calcext:value-type="float">
            <text:p>38035800670101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26" calcext:value-type="float">
            <text:p>1582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20" calcext:value-type="float">
            <text:p>38035800670102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27" calcext:value-type="float">
            <text:p>1582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21" calcext:value-type="float">
            <text:p>38035800670102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28" calcext:value-type="float">
            <text:p>1582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22" calcext:value-type="float">
            <text:p>38035800670102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29" calcext:value-type="float">
            <text:p>1582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23" calcext:value-type="float">
            <text:p>38035800670102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30" calcext:value-type="float">
            <text:p>1583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24" calcext:value-type="float">
            <text:p>38035800670102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31" calcext:value-type="float">
            <text:p>1583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25" calcext:value-type="float">
            <text:p>38035800670102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32" calcext:value-type="float">
            <text:p>1583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26" calcext:value-type="float">
            <text:p>38035800670102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33" calcext:value-type="float">
            <text:p>1583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27" calcext:value-type="float">
            <text:p>38035800670102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34" calcext:value-type="float">
            <text:p>1583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28" calcext:value-type="float">
            <text:p>38035800670102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35" calcext:value-type="float">
            <text:p>1583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29" calcext:value-type="float">
            <text:p>38035800670102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36" calcext:value-type="float">
            <text:p>1583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30" calcext:value-type="float">
            <text:p>38035800670103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37" calcext:value-type="float">
            <text:p>1583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31" calcext:value-type="float">
            <text:p>38035800670103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38" calcext:value-type="float">
            <text:p>1583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32" calcext:value-type="float">
            <text:p>38035800670103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39" calcext:value-type="float">
            <text:p>1583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33" calcext:value-type="float">
            <text:p>38035800670103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40" calcext:value-type="float">
            <text:p>1584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34" calcext:value-type="float">
            <text:p>38035800670103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41" calcext:value-type="float">
            <text:p>1584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35" calcext:value-type="float">
            <text:p>38035800670103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42" calcext:value-type="float">
            <text:p>1584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36" calcext:value-type="float">
            <text:p>38035800670103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43" calcext:value-type="float">
            <text:p>1584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37" calcext:value-type="float">
            <text:p>38035800670103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44" calcext:value-type="float">
            <text:p>1584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38" calcext:value-type="float">
            <text:p>38035800670103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45" calcext:value-type="float">
            <text:p>1584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39" calcext:value-type="float">
            <text:p>38035800670103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46" calcext:value-type="float">
            <text:p>1584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40" calcext:value-type="float">
            <text:p>38035800670104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47" calcext:value-type="float">
            <text:p>1584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41" calcext:value-type="float">
            <text:p>38035800670104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48" calcext:value-type="float">
            <text:p>1584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42" calcext:value-type="float">
            <text:p>38035800670104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49" calcext:value-type="float">
            <text:p>1584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43" calcext:value-type="float">
            <text:p>38035800670104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50" calcext:value-type="float">
            <text:p>1585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44" calcext:value-type="float">
            <text:p>38035800670104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51" calcext:value-type="float">
            <text:p>1585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45" calcext:value-type="float">
            <text:p>38035800670104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52" calcext:value-type="float">
            <text:p>1585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46" calcext:value-type="float">
            <text:p>38035800670104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53" calcext:value-type="float">
            <text:p>1585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47" calcext:value-type="float">
            <text:p>38035800670104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54" calcext:value-type="float">
            <text:p>1585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48" calcext:value-type="float">
            <text:p>38035800670104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55" calcext:value-type="float">
            <text:p>1585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49" calcext:value-type="float">
            <text:p>38035800670104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56" calcext:value-type="float">
            <text:p>1585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50" calcext:value-type="float">
            <text:p>38035800670105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57" calcext:value-type="float">
            <text:p>1585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8006701051" calcext:value-type="float">
            <text:p>38035800670105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58" calcext:value-type="float">
            <text:p>1585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01" calcext:value-type="float">
            <text:p>380359006801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59" calcext:value-type="float">
            <text:p>1585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02" calcext:value-type="float">
            <text:p>38035900680100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60" calcext:value-type="float">
            <text:p>1586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03" calcext:value-type="float">
            <text:p>38035900680100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61" calcext:value-type="float">
            <text:p>1586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04" calcext:value-type="float">
            <text:p>38035900680100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62" calcext:value-type="float">
            <text:p>1586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05" calcext:value-type="float">
            <text:p>38035900680100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63" calcext:value-type="float">
            <text:p>1586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06" calcext:value-type="float">
            <text:p>38035900680100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64" calcext:value-type="float">
            <text:p>1586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07" calcext:value-type="float">
            <text:p>38035900680100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65" calcext:value-type="float">
            <text:p>1586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08" calcext:value-type="float">
            <text:p>38035900680100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66" calcext:value-type="float">
            <text:p>1586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09" calcext:value-type="float">
            <text:p>38035900680100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67" calcext:value-type="float">
            <text:p>1586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10" calcext:value-type="float">
            <text:p>38035900680101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68" calcext:value-type="float">
            <text:p>1586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11" calcext:value-type="float">
            <text:p>38035900680101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69" calcext:value-type="float">
            <text:p>1586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12" calcext:value-type="float">
            <text:p>38035900680101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70" calcext:value-type="float">
            <text:p>1587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13" calcext:value-type="float">
            <text:p>38035900680101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71" calcext:value-type="float">
            <text:p>1587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14" calcext:value-type="float">
            <text:p>38035900680101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72" calcext:value-type="float">
            <text:p>1587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15" calcext:value-type="float">
            <text:p>38035900680101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73" calcext:value-type="float">
            <text:p>1587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16" calcext:value-type="float">
            <text:p>38035900680101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74" calcext:value-type="float">
            <text:p>1587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17" calcext:value-type="float">
            <text:p>38035900680101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75" calcext:value-type="float">
            <text:p>1587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18" calcext:value-type="float">
            <text:p>38035900680101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76" calcext:value-type="float">
            <text:p>1587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19" calcext:value-type="float">
            <text:p>38035900680101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77" calcext:value-type="float">
            <text:p>1587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20" calcext:value-type="float">
            <text:p>38035900680102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78" calcext:value-type="float">
            <text:p>1587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21" calcext:value-type="float">
            <text:p>38035900680102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79" calcext:value-type="float">
            <text:p>1587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22" calcext:value-type="float">
            <text:p>38035900680102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80" calcext:value-type="float">
            <text:p>1588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23" calcext:value-type="float">
            <text:p>38035900680102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81" calcext:value-type="float">
            <text:p>1588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24" calcext:value-type="float">
            <text:p>38035900680102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82" calcext:value-type="float">
            <text:p>1588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25" calcext:value-type="float">
            <text:p>38035900680102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83" calcext:value-type="float">
            <text:p>1588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26" calcext:value-type="float">
            <text:p>38035900680102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84" calcext:value-type="float">
            <text:p>1588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27" calcext:value-type="float">
            <text:p>38035900680102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85" calcext:value-type="float">
            <text:p>1588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28" calcext:value-type="float">
            <text:p>38035900680102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86" calcext:value-type="float">
            <text:p>1588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29" calcext:value-type="float">
            <text:p>38035900680102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87" calcext:value-type="float">
            <text:p>1588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30" calcext:value-type="float">
            <text:p>38035900680103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88" calcext:value-type="float">
            <text:p>1588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31" calcext:value-type="float">
            <text:p>38035900680103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89" calcext:value-type="float">
            <text:p>1588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32" calcext:value-type="float">
            <text:p>38035900680103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90" calcext:value-type="float">
            <text:p>1589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33" calcext:value-type="float">
            <text:p>38035900680103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91" calcext:value-type="float">
            <text:p>1589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34" calcext:value-type="float">
            <text:p>38035900680103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92" calcext:value-type="float">
            <text:p>1589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35" calcext:value-type="float">
            <text:p>38035900680103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93" calcext:value-type="float">
            <text:p>1589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36" calcext:value-type="float">
            <text:p>38035900680103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94" calcext:value-type="float">
            <text:p>1589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37" calcext:value-type="float">
            <text:p>38035900680103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95" calcext:value-type="float">
            <text:p>1589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38" calcext:value-type="float">
            <text:p>38035900680103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96" calcext:value-type="float">
            <text:p>1589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39" calcext:value-type="float">
            <text:p>38035900680103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97" calcext:value-type="float">
            <text:p>1589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40" calcext:value-type="float">
            <text:p>38035900680104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98" calcext:value-type="float">
            <text:p>1589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41" calcext:value-type="float">
            <text:p>38035900680104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899" calcext:value-type="float">
            <text:p>1589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42" calcext:value-type="float">
            <text:p>38035900680104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00" calcext:value-type="float">
            <text:p>1590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43" calcext:value-type="float">
            <text:p>38035900680104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01" calcext:value-type="float">
            <text:p>1590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44" calcext:value-type="float">
            <text:p>38035900680104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02" calcext:value-type="float">
            <text:p>1590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45" calcext:value-type="float">
            <text:p>38035900680104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03" calcext:value-type="float">
            <text:p>1590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46" calcext:value-type="float">
            <text:p>38035900680104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04" calcext:value-type="float">
            <text:p>1590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47" calcext:value-type="float">
            <text:p>38035900680104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05" calcext:value-type="float">
            <text:p>1590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48" calcext:value-type="float">
            <text:p>38035900680104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06" calcext:value-type="float">
            <text:p>1590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49" calcext:value-type="float">
            <text:p>38035900680104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07" calcext:value-type="float">
            <text:p>1590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50" calcext:value-type="float">
            <text:p>38035900680105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08" calcext:value-type="float">
            <text:p>1590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51" calcext:value-type="float">
            <text:p>38035900680105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09" calcext:value-type="float">
            <text:p>1590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52" calcext:value-type="float">
            <text:p>38035900680105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10" calcext:value-type="float">
            <text:p>1591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801053" calcext:value-type="float">
            <text:p>38035900680105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11" calcext:value-type="float">
            <text:p>1591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01" calcext:value-type="float">
            <text:p>380359006901001</text:p>
          </table:table-cell>
          <table:table-cell table:style-name="ce9" office:value-type="string" calcext:value-type="string">
            <text:p>380359006901001* <text:s/>Hieronder begrepen de fabrijkanten van katoen, hennip, vlas, wol en zijde.</text:p>
          </table:table-cell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12" calcext:value-type="float">
            <text:p>1591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02" calcext:value-type="float">
            <text:p>38035900690100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13" calcext:value-type="float">
            <text:p>1591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03" calcext:value-type="float">
            <text:p>38035900690100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14" calcext:value-type="float">
            <text:p>1591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04" calcext:value-type="float">
            <text:p>38035900690100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15" calcext:value-type="float">
            <text:p>1591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05" calcext:value-type="float">
            <text:p>38035900690100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16" calcext:value-type="float">
            <text:p>1591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06" calcext:value-type="float">
            <text:p>38035900690100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17" calcext:value-type="float">
            <text:p>1591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07" calcext:value-type="float">
            <text:p>38035900690100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18" calcext:value-type="float">
            <text:p>1591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08" calcext:value-type="float">
            <text:p>38035900690100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19" calcext:value-type="float">
            <text:p>1591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09" calcext:value-type="float">
            <text:p>38035900690100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20" calcext:value-type="float">
            <text:p>1592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10" calcext:value-type="float">
            <text:p>38035900690101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21" calcext:value-type="float">
            <text:p>1592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11" calcext:value-type="float">
            <text:p>38035900690101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22" calcext:value-type="float">
            <text:p>1592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12" calcext:value-type="float">
            <text:p>38035900690101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23" calcext:value-type="float">
            <text:p>1592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13" calcext:value-type="float">
            <text:p>38035900690101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24" calcext:value-type="float">
            <text:p>1592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14" calcext:value-type="float">
            <text:p>38035900690101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25" calcext:value-type="float">
            <text:p>1592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15" calcext:value-type="float">
            <text:p>38035900690101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26" calcext:value-type="float">
            <text:p>1592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16" calcext:value-type="float">
            <text:p>38035900690101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27" calcext:value-type="float">
            <text:p>1592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17" calcext:value-type="float">
            <text:p>38035900690101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28" calcext:value-type="float">
            <text:p>1592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18" calcext:value-type="float">
            <text:p>38035900690101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29" calcext:value-type="float">
            <text:p>1592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19" calcext:value-type="float">
            <text:p>38035900690101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30" calcext:value-type="float">
            <text:p>1593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20" calcext:value-type="float">
            <text:p>38035900690102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31" calcext:value-type="float">
            <text:p>1593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21" calcext:value-type="float">
            <text:p>38035900690102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32" calcext:value-type="float">
            <text:p>1593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22" calcext:value-type="float">
            <text:p>38035900690102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33" calcext:value-type="float">
            <text:p>1593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23" calcext:value-type="float">
            <text:p>38035900690102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34" calcext:value-type="float">
            <text:p>1593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24" calcext:value-type="float">
            <text:p>380359006901024</text:p>
          </table:table-cell>
          <table:table-cell table:style-name="ce9" office:value-type="string" calcext:value-type="string">
            <text:p>380359006901024? <text:s/>De boden zijn hieronder begrepen.</text:p>
          </table:table-cell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35" calcext:value-type="float">
            <text:p>1593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25" calcext:value-type="float">
            <text:p>38035900690102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36" calcext:value-type="float">
            <text:p>1593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26" calcext:value-type="float">
            <text:p>380359006901026</text:p>
          </table:table-cell>
          <table:table-cell table:style-name="ce9" office:value-type="string" calcext:value-type="string">
            <text:p>380359006901024? <text:s/>De boden zijn hieronder begrepen.</text:p>
          </table:table-cell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37" calcext:value-type="float">
            <text:p>1593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27" calcext:value-type="float">
            <text:p>38035900690102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38" calcext:value-type="float">
            <text:p>1593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28" calcext:value-type="float">
            <text:p>38035900690102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39" calcext:value-type="float">
            <text:p>1593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29" calcext:value-type="float">
            <text:p>38035900690102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40" calcext:value-type="float">
            <text:p>1594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30" calcext:value-type="float">
            <text:p>38035900690103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41" calcext:value-type="float">
            <text:p>1594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31" calcext:value-type="float">
            <text:p>38035900690103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42" calcext:value-type="float">
            <text:p>1594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32" calcext:value-type="float">
            <text:p>38035900690103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43" calcext:value-type="float">
            <text:p>1594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33" calcext:value-type="float">
            <text:p>38035900690103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44" calcext:value-type="float">
            <text:p>1594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34" calcext:value-type="float">
            <text:p>38035900690103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45" calcext:value-type="float">
            <text:p>1594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35" calcext:value-type="float">
            <text:p>38035900690103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46" calcext:value-type="float">
            <text:p>1594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36" calcext:value-type="float">
            <text:p>38035900690103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47" calcext:value-type="float">
            <text:p>1594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37" calcext:value-type="float">
            <text:p>38035900690103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48" calcext:value-type="float">
            <text:p>1594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38" calcext:value-type="float">
            <text:p>38035900690103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49" calcext:value-type="float">
            <text:p>1594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39" calcext:value-type="float">
            <text:p>38035900690103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50" calcext:value-type="float">
            <text:p>1595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40" calcext:value-type="float">
            <text:p>38035900690104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51" calcext:value-type="float">
            <text:p>1595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41" calcext:value-type="float">
            <text:p>38035900690104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52" calcext:value-type="float">
            <text:p>1595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42" calcext:value-type="float">
            <text:p>38035900690104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53" calcext:value-type="float">
            <text:p>1595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43" calcext:value-type="float">
            <text:p>38035900690104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54" calcext:value-type="float">
            <text:p>1595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44" calcext:value-type="float">
            <text:p>38035900690104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55" calcext:value-type="float">
            <text:p>1595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45" calcext:value-type="float">
            <text:p>38035900690104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56" calcext:value-type="float">
            <text:p>1595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46" calcext:value-type="float">
            <text:p>38035900690104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57" calcext:value-type="float">
            <text:p>1595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47" calcext:value-type="float">
            <text:p>38035900690104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58" calcext:value-type="float">
            <text:p>1595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48" calcext:value-type="float">
            <text:p>38035900690104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59" calcext:value-type="float">
            <text:p>1595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49" calcext:value-type="float">
            <text:p>38035900690104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60" calcext:value-type="float">
            <text:p>1596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59006901050" calcext:value-type="float">
            <text:p>38035900690105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61" calcext:value-type="float">
            <text:p>1596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01" calcext:value-type="float">
            <text:p>380360007001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62" calcext:value-type="float">
            <text:p>1596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02" calcext:value-type="float">
            <text:p>38036000700100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63" calcext:value-type="float">
            <text:p>1596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03" calcext:value-type="float">
            <text:p>38036000700100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64" calcext:value-type="float">
            <text:p>1596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04" calcext:value-type="float">
            <text:p>38036000700100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65" calcext:value-type="float">
            <text:p>1596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05" calcext:value-type="float">
            <text:p>38036000700100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66" calcext:value-type="float">
            <text:p>1596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06" calcext:value-type="float">
            <text:p>38036000700100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67" calcext:value-type="float">
            <text:p>1596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07" calcext:value-type="float">
            <text:p>38036000700100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68" calcext:value-type="float">
            <text:p>1596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08" calcext:value-type="float">
            <text:p>38036000700100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69" calcext:value-type="float">
            <text:p>1596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09" calcext:value-type="float">
            <text:p>38036000700100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70" calcext:value-type="float">
            <text:p>1597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10" calcext:value-type="float">
            <text:p>38036000700101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71" calcext:value-type="float">
            <text:p>1597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11" calcext:value-type="float">
            <text:p>38036000700101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72" calcext:value-type="float">
            <text:p>1597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12" calcext:value-type="float">
            <text:p>38036000700101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73" calcext:value-type="float">
            <text:p>1597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13" calcext:value-type="float">
            <text:p>38036000700101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74" calcext:value-type="float">
            <text:p>1597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14" calcext:value-type="float">
            <text:p>38036000700101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75" calcext:value-type="float">
            <text:p>1597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15" calcext:value-type="float">
            <text:p>38036000700101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76" calcext:value-type="float">
            <text:p>1597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16" calcext:value-type="float">
            <text:p>38036000700101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77" calcext:value-type="float">
            <text:p>1597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17" calcext:value-type="float">
            <text:p>38036000700101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78" calcext:value-type="float">
            <text:p>1597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18" calcext:value-type="float">
            <text:p>38036000700101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79" calcext:value-type="float">
            <text:p>1597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19" calcext:value-type="float">
            <text:p>38036000700101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80" calcext:value-type="float">
            <text:p>1598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20" calcext:value-type="float">
            <text:p>38036000700102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81" calcext:value-type="float">
            <text:p>1598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21" calcext:value-type="float">
            <text:p>38036000700102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82" calcext:value-type="float">
            <text:p>1598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22" calcext:value-type="float">
            <text:p>38036000700102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83" calcext:value-type="float">
            <text:p>1598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23" calcext:value-type="float">
            <text:p>38036000700102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84" calcext:value-type="float">
            <text:p>1598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24" calcext:value-type="float">
            <text:p>38036000700102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85" calcext:value-type="float">
            <text:p>1598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25" calcext:value-type="float">
            <text:p>38036000700102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86" calcext:value-type="float">
            <text:p>1598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26" calcext:value-type="float">
            <text:p>38036000700102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87" calcext:value-type="float">
            <text:p>1598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27" calcext:value-type="float">
            <text:p>38036000700102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88" calcext:value-type="float">
            <text:p>1598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28" calcext:value-type="float">
            <text:p>38036000700102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89" calcext:value-type="float">
            <text:p>1598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29" calcext:value-type="float">
            <text:p>38036000700102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90" calcext:value-type="float">
            <text:p>1599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30" calcext:value-type="float">
            <text:p>38036000700103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91" calcext:value-type="float">
            <text:p>1599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31" calcext:value-type="float">
            <text:p>38036000700103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92" calcext:value-type="float">
            <text:p>1599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32" calcext:value-type="float">
            <text:p>38036000700103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93" calcext:value-type="float">
            <text:p>1599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33" calcext:value-type="float">
            <text:p>38036000700103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94" calcext:value-type="float">
            <text:p>1599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34" calcext:value-type="float">
            <text:p>38036000700103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95" calcext:value-type="float">
            <text:p>1599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35" calcext:value-type="float">
            <text:p>38036000700103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96" calcext:value-type="float">
            <text:p>1599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36" calcext:value-type="float">
            <text:p>38036000700103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97" calcext:value-type="float">
            <text:p>1599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37" calcext:value-type="float">
            <text:p>38036000700103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98" calcext:value-type="float">
            <text:p>1599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38" calcext:value-type="float">
            <text:p>38036000700103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5999" calcext:value-type="float">
            <text:p>1599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39" calcext:value-type="float">
            <text:p>38036000700103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00" calcext:value-type="float">
            <text:p>1600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40" calcext:value-type="float">
            <text:p>38036000700104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01" calcext:value-type="float">
            <text:p>1600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41" calcext:value-type="float">
            <text:p>38036000700104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02" calcext:value-type="float">
            <text:p>1600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42" calcext:value-type="float">
            <text:p>38036000700104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03" calcext:value-type="float">
            <text:p>1600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43" calcext:value-type="float">
            <text:p>38036000700104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04" calcext:value-type="float">
            <text:p>1600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44" calcext:value-type="float">
            <text:p>38036000700104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05" calcext:value-type="float">
            <text:p>1600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45" calcext:value-type="float">
            <text:p>38036000700104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06" calcext:value-type="float">
            <text:p>1600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46" calcext:value-type="float">
            <text:p>38036000700104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07" calcext:value-type="float">
            <text:p>1600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47" calcext:value-type="float">
            <text:p>38036000700104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08" calcext:value-type="float">
            <text:p>1600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48" calcext:value-type="float">
            <text:p>38036000700104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09" calcext:value-type="float">
            <text:p>1600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49" calcext:value-type="float">
            <text:p>38036000700104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10" calcext:value-type="float">
            <text:p>1601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50" calcext:value-type="float">
            <text:p>38036000700105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11" calcext:value-type="float">
            <text:p>1601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51" calcext:value-type="float">
            <text:p>38036000700105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12" calcext:value-type="float">
            <text:p>1601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52" calcext:value-type="float">
            <text:p>38036000700105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13" calcext:value-type="float">
            <text:p>1601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001053" calcext:value-type="float">
            <text:p>38036000700105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14" calcext:value-type="float">
            <text:p>1601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01" calcext:value-type="float">
            <text:p>380360007101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15" calcext:value-type="float">
            <text:p>1601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02" calcext:value-type="float">
            <text:p>38036000710100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16" calcext:value-type="float">
            <text:p>1601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03" calcext:value-type="float">
            <text:p>38036000710100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17" calcext:value-type="float">
            <text:p>1601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04" calcext:value-type="float">
            <text:p>38036000710100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18" calcext:value-type="float">
            <text:p>1601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05" calcext:value-type="float">
            <text:p>38036000710100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19" calcext:value-type="float">
            <text:p>1601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06" calcext:value-type="float">
            <text:p>38036000710100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20" calcext:value-type="float">
            <text:p>1602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07" calcext:value-type="float">
            <text:p>38036000710100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21" calcext:value-type="float">
            <text:p>1602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08" calcext:value-type="float">
            <text:p>38036000710100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22" calcext:value-type="float">
            <text:p>1602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09" calcext:value-type="float">
            <text:p>38036000710100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23" calcext:value-type="float">
            <text:p>1602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10" calcext:value-type="float">
            <text:p>38036000710101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24" calcext:value-type="float">
            <text:p>1602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11" calcext:value-type="float">
            <text:p>38036000710101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25" calcext:value-type="float">
            <text:p>1602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12" calcext:value-type="float">
            <text:p>38036000710101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26" calcext:value-type="float">
            <text:p>1602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13" calcext:value-type="float">
            <text:p>38036000710101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27" calcext:value-type="float">
            <text:p>1602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14" calcext:value-type="float">
            <text:p>38036000710101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28" calcext:value-type="float">
            <text:p>1602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15" calcext:value-type="float">
            <text:p>38036000710101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29" calcext:value-type="float">
            <text:p>1602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16" calcext:value-type="float">
            <text:p>38036000710101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30" calcext:value-type="float">
            <text:p>1603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17" calcext:value-type="float">
            <text:p>38036000710101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31" calcext:value-type="float">
            <text:p>1603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18" calcext:value-type="float">
            <text:p>38036000710101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32" calcext:value-type="float">
            <text:p>1603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19" calcext:value-type="float">
            <text:p>38036000710101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33" calcext:value-type="float">
            <text:p>1603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20" calcext:value-type="float">
            <text:p>38036000710102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34" calcext:value-type="float">
            <text:p>1603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21" calcext:value-type="float">
            <text:p>38036000710102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35" calcext:value-type="float">
            <text:p>1603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22" calcext:value-type="float">
            <text:p>38036000710102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36" calcext:value-type="float">
            <text:p>1603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23" calcext:value-type="float">
            <text:p>38036000710102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37" calcext:value-type="float">
            <text:p>1603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24" calcext:value-type="float">
            <text:p>38036000710102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38" calcext:value-type="float">
            <text:p>1603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25" calcext:value-type="float">
            <text:p>38036000710102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39" calcext:value-type="float">
            <text:p>1603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26" calcext:value-type="float">
            <text:p>38036000710102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40" calcext:value-type="float">
            <text:p>1604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27" calcext:value-type="float">
            <text:p>38036000710102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41" calcext:value-type="float">
            <text:p>1604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28" calcext:value-type="float">
            <text:p>38036000710102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42" calcext:value-type="float">
            <text:p>1604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29" calcext:value-type="float">
            <text:p>38036000710102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43" calcext:value-type="float">
            <text:p>1604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30" calcext:value-type="float">
            <text:p>38036000710103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44" calcext:value-type="float">
            <text:p>1604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31" calcext:value-type="float">
            <text:p>38036000710103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45" calcext:value-type="float">
            <text:p>1604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32" calcext:value-type="float">
            <text:p>38036000710103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46" calcext:value-type="float">
            <text:p>1604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33" calcext:value-type="float">
            <text:p>38036000710103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47" calcext:value-type="float">
            <text:p>1604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34" calcext:value-type="float">
            <text:p>38036000710103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48" calcext:value-type="float">
            <text:p>1604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35" calcext:value-type="float">
            <text:p>38036000710103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49" calcext:value-type="float">
            <text:p>1604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36" calcext:value-type="float">
            <text:p>38036000710103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50" calcext:value-type="float">
            <text:p>1605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37" calcext:value-type="float">
            <text:p>38036000710103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51" calcext:value-type="float">
            <text:p>1605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0007101038" calcext:value-type="float">
            <text:p>38036000710103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52" calcext:value-type="float">
            <text:p>1605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01" calcext:value-type="float">
            <text:p>380361007201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53" calcext:value-type="float">
            <text:p>1605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02" calcext:value-type="float">
            <text:p>38036100720100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54" calcext:value-type="float">
            <text:p>1605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03" calcext:value-type="float">
            <text:p>38036100720100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55" calcext:value-type="float">
            <text:p>1605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04" calcext:value-type="float">
            <text:p>38036100720100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56" calcext:value-type="float">
            <text:p>1605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05" calcext:value-type="float">
            <text:p>38036100720100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57" calcext:value-type="float">
            <text:p>1605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06" calcext:value-type="float">
            <text:p>38036100720100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58" calcext:value-type="float">
            <text:p>1605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07" calcext:value-type="float">
            <text:p>38036100720100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59" calcext:value-type="float">
            <text:p>1605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08" calcext:value-type="float">
            <text:p>38036100720100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60" calcext:value-type="float">
            <text:p>1606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09" calcext:value-type="float">
            <text:p>38036100720100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61" calcext:value-type="float">
            <text:p>1606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10" calcext:value-type="float">
            <text:p>38036100720101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62" calcext:value-type="float">
            <text:p>1606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11" calcext:value-type="float">
            <text:p>38036100720101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63" calcext:value-type="float">
            <text:p>1606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12" calcext:value-type="float">
            <text:p>38036100720101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64" calcext:value-type="float">
            <text:p>1606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13" calcext:value-type="float">
            <text:p>38036100720101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65" calcext:value-type="float">
            <text:p>1606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14" calcext:value-type="float">
            <text:p>38036100720101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66" calcext:value-type="float">
            <text:p>1606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15" calcext:value-type="float">
            <text:p>38036100720101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67" calcext:value-type="float">
            <text:p>1606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16" calcext:value-type="float">
            <text:p>38036100720101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68" calcext:value-type="float">
            <text:p>1606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17" calcext:value-type="float">
            <text:p>38036100720101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69" calcext:value-type="float">
            <text:p>1606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18" calcext:value-type="float">
            <text:p>38036100720101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70" calcext:value-type="float">
            <text:p>1607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19" calcext:value-type="float">
            <text:p>38036100720101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71" calcext:value-type="float">
            <text:p>1607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20" calcext:value-type="float">
            <text:p>38036100720102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72" calcext:value-type="float">
            <text:p>1607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21" calcext:value-type="float">
            <text:p>38036100720102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73" calcext:value-type="float">
            <text:p>1607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22" calcext:value-type="float">
            <text:p>38036100720102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74" calcext:value-type="float">
            <text:p>1607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23" calcext:value-type="float">
            <text:p>38036100720102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75" calcext:value-type="float">
            <text:p>1607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24" calcext:value-type="float">
            <text:p>38036100720102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76" calcext:value-type="float">
            <text:p>1607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25" calcext:value-type="float">
            <text:p>38036100720102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77" calcext:value-type="float">
            <text:p>1607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26" calcext:value-type="float">
            <text:p>38036100720102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78" calcext:value-type="float">
            <text:p>1607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27" calcext:value-type="float">
            <text:p>38036100720102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79" calcext:value-type="float">
            <text:p>1607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28" calcext:value-type="float">
            <text:p>38036100720102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80" calcext:value-type="float">
            <text:p>1608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29" calcext:value-type="float">
            <text:p>38036100720102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81" calcext:value-type="float">
            <text:p>1608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30" calcext:value-type="float">
            <text:p>38036100720103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82" calcext:value-type="float">
            <text:p>1608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31" calcext:value-type="float">
            <text:p>38036100720103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83" calcext:value-type="float">
            <text:p>1608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32" calcext:value-type="float">
            <text:p>38036100720103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84" calcext:value-type="float">
            <text:p>1608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33" calcext:value-type="float">
            <text:p>38036100720103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85" calcext:value-type="float">
            <text:p>1608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34" calcext:value-type="float">
            <text:p>38036100720103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86" calcext:value-type="float">
            <text:p>1608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35" calcext:value-type="float">
            <text:p>38036100720103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87" calcext:value-type="float">
            <text:p>1608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36" calcext:value-type="float">
            <text:p>38036100720103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88" calcext:value-type="float">
            <text:p>1608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37" calcext:value-type="float">
            <text:p>38036100720103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89" calcext:value-type="float">
            <text:p>1608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38" calcext:value-type="float">
            <text:p>38036100720103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90" calcext:value-type="float">
            <text:p>1609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39" calcext:value-type="float">
            <text:p>38036100720103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91" calcext:value-type="float">
            <text:p>1609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40" calcext:value-type="float">
            <text:p>38036100720104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92" calcext:value-type="float">
            <text:p>1609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41" calcext:value-type="float">
            <text:p>38036100720104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93" calcext:value-type="float">
            <text:p>1609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42" calcext:value-type="float">
            <text:p>38036100720104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94" calcext:value-type="float">
            <text:p>1609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43" calcext:value-type="float">
            <text:p>38036100720104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95" calcext:value-type="float">
            <text:p>1609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44" calcext:value-type="float">
            <text:p>38036100720104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96" calcext:value-type="float">
            <text:p>1609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45" calcext:value-type="float">
            <text:p>38036100720104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97" calcext:value-type="float">
            <text:p>1609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46" calcext:value-type="float">
            <text:p>38036100720104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98" calcext:value-type="float">
            <text:p>1609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47" calcext:value-type="float">
            <text:p>38036100720104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099" calcext:value-type="float">
            <text:p>1609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48" calcext:value-type="float">
            <text:p>38036100720104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00" calcext:value-type="float">
            <text:p>1610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49" calcext:value-type="float">
            <text:p>38036100720104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01" calcext:value-type="float">
            <text:p>1610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50" calcext:value-type="float">
            <text:p>38036100720105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02" calcext:value-type="float">
            <text:p>1610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51" calcext:value-type="float">
            <text:p>38036100720105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03" calcext:value-type="float">
            <text:p>1610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52" calcext:value-type="float">
            <text:p>38036100720105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04" calcext:value-type="float">
            <text:p>1610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201053" calcext:value-type="float">
            <text:p>38036100720105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05" calcext:value-type="float">
            <text:p>1610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01" calcext:value-type="float">
            <text:p>380361007301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06" calcext:value-type="float">
            <text:p>1610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02" calcext:value-type="float">
            <text:p>38036100730100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07" calcext:value-type="float">
            <text:p>1610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03" calcext:value-type="float">
            <text:p>38036100730100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08" calcext:value-type="float">
            <text:p>1610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04" calcext:value-type="float">
            <text:p>38036100730100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09" calcext:value-type="float">
            <text:p>1610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05" calcext:value-type="float">
            <text:p>38036100730100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10" calcext:value-type="float">
            <text:p>1611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06" calcext:value-type="float">
            <text:p>38036100730100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11" calcext:value-type="float">
            <text:p>1611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07" calcext:value-type="float">
            <text:p>38036100730100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12" calcext:value-type="float">
            <text:p>1611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08" calcext:value-type="float">
            <text:p>38036100730100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13" calcext:value-type="float">
            <text:p>1611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09" calcext:value-type="float">
            <text:p>38036100730100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14" calcext:value-type="float">
            <text:p>1611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10" calcext:value-type="float">
            <text:p>38036100730101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15" calcext:value-type="float">
            <text:p>1611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11" calcext:value-type="float">
            <text:p>38036100730101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16" calcext:value-type="float">
            <text:p>1611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12" calcext:value-type="float">
            <text:p>38036100730101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17" calcext:value-type="float">
            <text:p>1611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13" calcext:value-type="float">
            <text:p>38036100730101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18" calcext:value-type="float">
            <text:p>1611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14" calcext:value-type="float">
            <text:p>38036100730101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19" calcext:value-type="float">
            <text:p>1611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15" calcext:value-type="float">
            <text:p>38036100730101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20" calcext:value-type="float">
            <text:p>1612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16" calcext:value-type="float">
            <text:p>38036100730101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21" calcext:value-type="float">
            <text:p>1612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17" calcext:value-type="float">
            <text:p>38036100730101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22" calcext:value-type="float">
            <text:p>1612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18" calcext:value-type="float">
            <text:p>38036100730101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23" calcext:value-type="float">
            <text:p>1612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19" calcext:value-type="float">
            <text:p>38036100730101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24" calcext:value-type="float">
            <text:p>1612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20" calcext:value-type="float">
            <text:p>38036100730102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25" calcext:value-type="float">
            <text:p>1612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21" calcext:value-type="float">
            <text:p>38036100730102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26" calcext:value-type="float">
            <text:p>1612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22" calcext:value-type="float">
            <text:p>38036100730102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27" calcext:value-type="float">
            <text:p>1612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23" calcext:value-type="float">
            <text:p>38036100730102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28" calcext:value-type="float">
            <text:p>1612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24" calcext:value-type="float">
            <text:p>38036100730102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29" calcext:value-type="float">
            <text:p>1612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25" calcext:value-type="float">
            <text:p>38036100730102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30" calcext:value-type="float">
            <text:p>1613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26" calcext:value-type="float">
            <text:p>38036100730102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31" calcext:value-type="float">
            <text:p>1613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27" calcext:value-type="float">
            <text:p>38036100730102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32" calcext:value-type="float">
            <text:p>1613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28" calcext:value-type="float">
            <text:p>38036100730102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33" calcext:value-type="float">
            <text:p>1613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29" calcext:value-type="float">
            <text:p>38036100730102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34" calcext:value-type="float">
            <text:p>1613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30" calcext:value-type="float">
            <text:p>38036100730103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35" calcext:value-type="float">
            <text:p>1613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31" calcext:value-type="float">
            <text:p>38036100730103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36" calcext:value-type="float">
            <text:p>1613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32" calcext:value-type="float">
            <text:p>38036100730103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37" calcext:value-type="float">
            <text:p>1613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33" calcext:value-type="float">
            <text:p>38036100730103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38" calcext:value-type="float">
            <text:p>1613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34" calcext:value-type="float">
            <text:p>38036100730103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39" calcext:value-type="float">
            <text:p>1613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35" calcext:value-type="float">
            <text:p>38036100730103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40" calcext:value-type="float">
            <text:p>1614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36" calcext:value-type="float">
            <text:p>38036100730103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41" calcext:value-type="float">
            <text:p>1614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37" calcext:value-type="float">
            <text:p>38036100730103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42" calcext:value-type="float">
            <text:p>1614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38" calcext:value-type="float">
            <text:p>38036100730103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43" calcext:value-type="float">
            <text:p>1614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39" calcext:value-type="float">
            <text:p>38036100730103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44" calcext:value-type="float">
            <text:p>1614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40" calcext:value-type="float">
            <text:p>38036100730104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45" calcext:value-type="float">
            <text:p>1614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41" calcext:value-type="float">
            <text:p>38036100730104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46" calcext:value-type="float">
            <text:p>1614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42" calcext:value-type="float">
            <text:p>38036100730104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47" calcext:value-type="float">
            <text:p>1614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43" calcext:value-type="float">
            <text:p>38036100730104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48" calcext:value-type="float">
            <text:p>1614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44" calcext:value-type="float">
            <text:p>38036100730104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49" calcext:value-type="float">
            <text:p>1614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45" calcext:value-type="float">
            <text:p>38036100730104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50" calcext:value-type="float">
            <text:p>1615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46" calcext:value-type="float">
            <text:p>38036100730104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51" calcext:value-type="float">
            <text:p>1615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47" calcext:value-type="float">
            <text:p>38036100730104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52" calcext:value-type="float">
            <text:p>1615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48" calcext:value-type="float">
            <text:p>38036100730104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53" calcext:value-type="float">
            <text:p>1615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49" calcext:value-type="float">
            <text:p>38036100730104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54" calcext:value-type="float">
            <text:p>1615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50" calcext:value-type="float">
            <text:p>38036100730105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55" calcext:value-type="float">
            <text:p>1615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1007301051" calcext:value-type="float">
            <text:p>38036100730105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56" calcext:value-type="float">
            <text:p>1615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01" calcext:value-type="float">
            <text:p>380362007401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57" calcext:value-type="float">
            <text:p>1615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02" calcext:value-type="float">
            <text:p>38036200740100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58" calcext:value-type="float">
            <text:p>1615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03" calcext:value-type="float">
            <text:p>38036200740100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59" calcext:value-type="float">
            <text:p>1615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04" calcext:value-type="float">
            <text:p>38036200740100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60" calcext:value-type="float">
            <text:p>1616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05" calcext:value-type="float">
            <text:p>38036200740100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61" calcext:value-type="float">
            <text:p>1616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06" calcext:value-type="float">
            <text:p>38036200740100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62" calcext:value-type="float">
            <text:p>1616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07" calcext:value-type="float">
            <text:p>38036200740100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63" calcext:value-type="float">
            <text:p>1616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08" calcext:value-type="float">
            <text:p>38036200740100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64" calcext:value-type="float">
            <text:p>1616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09" calcext:value-type="float">
            <text:p>38036200740100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65" calcext:value-type="float">
            <text:p>1616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10" calcext:value-type="float">
            <text:p>38036200740101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66" calcext:value-type="float">
            <text:p>1616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11" calcext:value-type="float">
            <text:p>38036200740101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67" calcext:value-type="float">
            <text:p>1616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12" calcext:value-type="float">
            <text:p>38036200740101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68" calcext:value-type="float">
            <text:p>1616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13" calcext:value-type="float">
            <text:p>38036200740101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69" calcext:value-type="float">
            <text:p>1616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14" calcext:value-type="float">
            <text:p>38036200740101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70" calcext:value-type="float">
            <text:p>1617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15" calcext:value-type="float">
            <text:p>38036200740101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71" calcext:value-type="float">
            <text:p>1617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16" calcext:value-type="float">
            <text:p>38036200740101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72" calcext:value-type="float">
            <text:p>1617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17" calcext:value-type="float">
            <text:p>38036200740101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73" calcext:value-type="float">
            <text:p>1617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18" calcext:value-type="float">
            <text:p>38036200740101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74" calcext:value-type="float">
            <text:p>1617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19" calcext:value-type="float">
            <text:p>38036200740101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75" calcext:value-type="float">
            <text:p>1617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20" calcext:value-type="float">
            <text:p>38036200740102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76" calcext:value-type="float">
            <text:p>1617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21" calcext:value-type="float">
            <text:p>38036200740102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77" calcext:value-type="float">
            <text:p>1617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22" calcext:value-type="float">
            <text:p>38036200740102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78" calcext:value-type="float">
            <text:p>1617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23" calcext:value-type="float">
            <text:p>38036200740102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79" calcext:value-type="float">
            <text:p>1617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24" calcext:value-type="float">
            <text:p>38036200740102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80" calcext:value-type="float">
            <text:p>1618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25" calcext:value-type="float">
            <text:p>38036200740102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81" calcext:value-type="float">
            <text:p>1618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26" calcext:value-type="float">
            <text:p>38036200740102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82" calcext:value-type="float">
            <text:p>1618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27" calcext:value-type="float">
            <text:p>38036200740102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83" calcext:value-type="float">
            <text:p>1618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28" calcext:value-type="float">
            <text:p>38036200740102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84" calcext:value-type="float">
            <text:p>1618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29" calcext:value-type="float">
            <text:p>38036200740102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85" calcext:value-type="float">
            <text:p>1618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30" calcext:value-type="float">
            <text:p>38036200740103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86" calcext:value-type="float">
            <text:p>1618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31" calcext:value-type="float">
            <text:p>38036200740103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87" calcext:value-type="float">
            <text:p>1618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32" calcext:value-type="float">
            <text:p>38036200740103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88" calcext:value-type="float">
            <text:p>1618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33" calcext:value-type="float">
            <text:p>38036200740103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89" calcext:value-type="float">
            <text:p>1618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34" calcext:value-type="float">
            <text:p>38036200740103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90" calcext:value-type="float">
            <text:p>1619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35" calcext:value-type="float">
            <text:p>38036200740103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91" calcext:value-type="float">
            <text:p>1619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36" calcext:value-type="float">
            <text:p>38036200740103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92" calcext:value-type="float">
            <text:p>1619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37" calcext:value-type="float">
            <text:p>38036200740103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93" calcext:value-type="float">
            <text:p>1619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38" calcext:value-type="float">
            <text:p>38036200740103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94" calcext:value-type="float">
            <text:p>1619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39" calcext:value-type="float">
            <text:p>38036200740103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95" calcext:value-type="float">
            <text:p>1619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40" calcext:value-type="float">
            <text:p>38036200740104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96" calcext:value-type="float">
            <text:p>1619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41" calcext:value-type="float">
            <text:p>38036200740104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97" calcext:value-type="float">
            <text:p>1619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42" calcext:value-type="float">
            <text:p>38036200740104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98" calcext:value-type="float">
            <text:p>1619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43" calcext:value-type="float">
            <text:p>38036200740104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199" calcext:value-type="float">
            <text:p>1619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44" calcext:value-type="float">
            <text:p>38036200740104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00" calcext:value-type="float">
            <text:p>1620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45" calcext:value-type="float">
            <text:p>38036200740104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01" calcext:value-type="float">
            <text:p>1620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46" calcext:value-type="float">
            <text:p>38036200740104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02" calcext:value-type="float">
            <text:p>1620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47" calcext:value-type="float">
            <text:p>38036200740104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03" calcext:value-type="float">
            <text:p>1620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48" calcext:value-type="float">
            <text:p>38036200740104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04" calcext:value-type="float">
            <text:p>1620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49" calcext:value-type="float">
            <text:p>38036200740104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05" calcext:value-type="float">
            <text:p>1620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50" calcext:value-type="float">
            <text:p>38036200740105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06" calcext:value-type="float">
            <text:p>1620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51" calcext:value-type="float">
            <text:p>38036200740105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07" calcext:value-type="float">
            <text:p>1620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52" calcext:value-type="float">
            <text:p>38036200740105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08" calcext:value-type="float">
            <text:p>1620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401053" calcext:value-type="float">
            <text:p>38036200740105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09" calcext:value-type="float">
            <text:p>1620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01" calcext:value-type="float">
            <text:p>380362007501001</text:p>
          </table:table-cell>
          <table:table-cell table:style-name="ce9" office:value-type="string" calcext:value-type="string">
            <text:p>380362007501001* <text:s/>Hieronder begrepen de fabrijkanten van katoen, hennep, vlas, wol en zijde.</text:p>
          </table:table-cell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10" calcext:value-type="float">
            <text:p>1621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02" calcext:value-type="float">
            <text:p>38036200750100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11" calcext:value-type="float">
            <text:p>1621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03" calcext:value-type="float">
            <text:p>38036200750100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12" calcext:value-type="float">
            <text:p>1621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04" calcext:value-type="float">
            <text:p>38036200750100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13" calcext:value-type="float">
            <text:p>1621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05" calcext:value-type="float">
            <text:p>38036200750100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14" calcext:value-type="float">
            <text:p>1621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06" calcext:value-type="float">
            <text:p>38036200750100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15" calcext:value-type="float">
            <text:p>1621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07" calcext:value-type="float">
            <text:p>38036200750100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16" calcext:value-type="float">
            <text:p>1621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08" calcext:value-type="float">
            <text:p>38036200750100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17" calcext:value-type="float">
            <text:p>1621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09" calcext:value-type="float">
            <text:p>38036200750100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18" calcext:value-type="float">
            <text:p>1621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10" calcext:value-type="float">
            <text:p>38036200750101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19" calcext:value-type="float">
            <text:p>1621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11" calcext:value-type="float">
            <text:p>38036200750101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20" calcext:value-type="float">
            <text:p>1622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12" calcext:value-type="float">
            <text:p>38036200750101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21" calcext:value-type="float">
            <text:p>1622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13" calcext:value-type="float">
            <text:p>38036200750101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22" calcext:value-type="float">
            <text:p>1622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14" calcext:value-type="float">
            <text:p>38036200750101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23" calcext:value-type="float">
            <text:p>1622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15" calcext:value-type="float">
            <text:p>38036200750101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24" calcext:value-type="float">
            <text:p>1622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16" calcext:value-type="float">
            <text:p>38036200750101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25" calcext:value-type="float">
            <text:p>1622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17" calcext:value-type="float">
            <text:p>38036200750101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26" calcext:value-type="float">
            <text:p>1622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18" calcext:value-type="float">
            <text:p>38036200750101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27" calcext:value-type="float">
            <text:p>1622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19" calcext:value-type="float">
            <text:p>38036200750101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28" calcext:value-type="float">
            <text:p>1622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20" calcext:value-type="float">
            <text:p>38036200750102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29" calcext:value-type="float">
            <text:p>1622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21" calcext:value-type="float">
            <text:p>38036200750102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30" calcext:value-type="float">
            <text:p>1623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22" calcext:value-type="float">
            <text:p>38036200750102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31" calcext:value-type="float">
            <text:p>1623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23" calcext:value-type="float">
            <text:p>38036200750102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32" calcext:value-type="float">
            <text:p>1623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24" calcext:value-type="float">
            <text:p>380362007501024</text:p>
          </table:table-cell>
          <table:table-cell table:style-name="ce9" office:value-type="string" calcext:value-type="string">
            <text:p>380362007501024? <text:s/>De boden zijn hieronder begrepen.</text:p>
          </table:table-cell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33" calcext:value-type="float">
            <text:p>1623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25" calcext:value-type="float">
            <text:p>38036200750102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34" calcext:value-type="float">
            <text:p>1623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26" calcext:value-type="float">
            <text:p>380362007501026</text:p>
          </table:table-cell>
          <table:table-cell table:style-name="ce9" office:value-type="string" calcext:value-type="string">
            <text:p>380362007501024? <text:s/>De boden zijn hieronder begrepen.</text:p>
          </table:table-cell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35" calcext:value-type="float">
            <text:p>1623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27" calcext:value-type="float">
            <text:p>38036200750102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36" calcext:value-type="float">
            <text:p>1623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28" calcext:value-type="float">
            <text:p>38036200750102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37" calcext:value-type="float">
            <text:p>1623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29" calcext:value-type="float">
            <text:p>38036200750102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38" calcext:value-type="float">
            <text:p>1623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30" calcext:value-type="float">
            <text:p>38036200750103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39" calcext:value-type="float">
            <text:p>1623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31" calcext:value-type="float">
            <text:p>38036200750103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40" calcext:value-type="float">
            <text:p>1624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32" calcext:value-type="float">
            <text:p>38036200750103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41" calcext:value-type="float">
            <text:p>1624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33" calcext:value-type="float">
            <text:p>38036200750103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42" calcext:value-type="float">
            <text:p>1624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34" calcext:value-type="float">
            <text:p>38036200750103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43" calcext:value-type="float">
            <text:p>1624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35" calcext:value-type="float">
            <text:p>38036200750103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44" calcext:value-type="float">
            <text:p>1624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36" calcext:value-type="float">
            <text:p>38036200750103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45" calcext:value-type="float">
            <text:p>1624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37" calcext:value-type="float">
            <text:p>38036200750103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46" calcext:value-type="float">
            <text:p>1624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38" calcext:value-type="float">
            <text:p>38036200750103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47" calcext:value-type="float">
            <text:p>1624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39" calcext:value-type="float">
            <text:p>38036200750103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48" calcext:value-type="float">
            <text:p>1624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40" calcext:value-type="float">
            <text:p>38036200750104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49" calcext:value-type="float">
            <text:p>1624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41" calcext:value-type="float">
            <text:p>38036200750104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50" calcext:value-type="float">
            <text:p>1625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42" calcext:value-type="float">
            <text:p>38036200750104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51" calcext:value-type="float">
            <text:p>1625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43" calcext:value-type="float">
            <text:p>38036200750104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52" calcext:value-type="float">
            <text:p>1625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44" calcext:value-type="float">
            <text:p>38036200750104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53" calcext:value-type="float">
            <text:p>1625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45" calcext:value-type="float">
            <text:p>38036200750104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54" calcext:value-type="float">
            <text:p>1625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46" calcext:value-type="float">
            <text:p>38036200750104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55" calcext:value-type="float">
            <text:p>1625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47" calcext:value-type="float">
            <text:p>38036200750104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56" calcext:value-type="float">
            <text:p>1625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48" calcext:value-type="float">
            <text:p>38036200750104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57" calcext:value-type="float">
            <text:p>1625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49" calcext:value-type="float">
            <text:p>38036200750104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58" calcext:value-type="float">
            <text:p>1625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2007501050" calcext:value-type="float">
            <text:p>38036200750105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59" calcext:value-type="float">
            <text:p>1625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01" calcext:value-type="float">
            <text:p>380363007601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60" calcext:value-type="float">
            <text:p>1626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02" calcext:value-type="float">
            <text:p>38036300760100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61" calcext:value-type="float">
            <text:p>1626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03" calcext:value-type="float">
            <text:p>38036300760100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62" calcext:value-type="float">
            <text:p>1626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04" calcext:value-type="float">
            <text:p>38036300760100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63" calcext:value-type="float">
            <text:p>1626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05" calcext:value-type="float">
            <text:p>38036300760100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64" calcext:value-type="float">
            <text:p>1626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06" calcext:value-type="float">
            <text:p>38036300760100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65" calcext:value-type="float">
            <text:p>1626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07" calcext:value-type="float">
            <text:p>38036300760100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66" calcext:value-type="float">
            <text:p>1626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08" calcext:value-type="float">
            <text:p>38036300760100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67" calcext:value-type="float">
            <text:p>1626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09" calcext:value-type="float">
            <text:p>38036300760100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68" calcext:value-type="float">
            <text:p>1626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10" calcext:value-type="float">
            <text:p>38036300760101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69" calcext:value-type="float">
            <text:p>1626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11" calcext:value-type="float">
            <text:p>38036300760101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70" calcext:value-type="float">
            <text:p>1627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12" calcext:value-type="float">
            <text:p>38036300760101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71" calcext:value-type="float">
            <text:p>1627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13" calcext:value-type="float">
            <text:p>38036300760101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72" calcext:value-type="float">
            <text:p>1627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14" calcext:value-type="float">
            <text:p>38036300760101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73" calcext:value-type="float">
            <text:p>1627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15" calcext:value-type="float">
            <text:p>38036300760101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74" calcext:value-type="float">
            <text:p>1627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16" calcext:value-type="float">
            <text:p>38036300760101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75" calcext:value-type="float">
            <text:p>1627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17" calcext:value-type="float">
            <text:p>38036300760101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76" calcext:value-type="float">
            <text:p>1627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18" calcext:value-type="float">
            <text:p>38036300760101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77" calcext:value-type="float">
            <text:p>1627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19" calcext:value-type="float">
            <text:p>38036300760101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78" calcext:value-type="float">
            <text:p>1627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20" calcext:value-type="float">
            <text:p>38036300760102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79" calcext:value-type="float">
            <text:p>1627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21" calcext:value-type="float">
            <text:p>38036300760102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80" calcext:value-type="float">
            <text:p>1628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22" calcext:value-type="float">
            <text:p>38036300760102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81" calcext:value-type="float">
            <text:p>1628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23" calcext:value-type="float">
            <text:p>38036300760102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82" calcext:value-type="float">
            <text:p>1628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24" calcext:value-type="float">
            <text:p>38036300760102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83" calcext:value-type="float">
            <text:p>1628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25" calcext:value-type="float">
            <text:p>38036300760102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84" calcext:value-type="float">
            <text:p>1628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26" calcext:value-type="float">
            <text:p>38036300760102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85" calcext:value-type="float">
            <text:p>1628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27" calcext:value-type="float">
            <text:p>38036300760102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86" calcext:value-type="float">
            <text:p>1628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28" calcext:value-type="float">
            <text:p>38036300760102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87" calcext:value-type="float">
            <text:p>1628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29" calcext:value-type="float">
            <text:p>38036300760102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88" calcext:value-type="float">
            <text:p>1628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30" calcext:value-type="float">
            <text:p>38036300760103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89" calcext:value-type="float">
            <text:p>1628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31" calcext:value-type="float">
            <text:p>38036300760103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90" calcext:value-type="float">
            <text:p>1629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32" calcext:value-type="float">
            <text:p>38036300760103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91" calcext:value-type="float">
            <text:p>1629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33" calcext:value-type="float">
            <text:p>38036300760103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92" calcext:value-type="float">
            <text:p>1629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34" calcext:value-type="float">
            <text:p>38036300760103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93" calcext:value-type="float">
            <text:p>1629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35" calcext:value-type="float">
            <text:p>38036300760103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94" calcext:value-type="float">
            <text:p>1629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36" calcext:value-type="float">
            <text:p>38036300760103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95" calcext:value-type="float">
            <text:p>1629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37" calcext:value-type="float">
            <text:p>38036300760103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96" calcext:value-type="float">
            <text:p>1629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38" calcext:value-type="float">
            <text:p>38036300760103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97" calcext:value-type="float">
            <text:p>1629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39" calcext:value-type="float">
            <text:p>38036300760103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98" calcext:value-type="float">
            <text:p>1629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40" calcext:value-type="float">
            <text:p>38036300760104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299" calcext:value-type="float">
            <text:p>1629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41" calcext:value-type="float">
            <text:p>38036300760104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00" calcext:value-type="float">
            <text:p>1630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42" calcext:value-type="float">
            <text:p>38036300760104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01" calcext:value-type="float">
            <text:p>1630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43" calcext:value-type="float">
            <text:p>38036300760104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02" calcext:value-type="float">
            <text:p>1630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44" calcext:value-type="float">
            <text:p>38036300760104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03" calcext:value-type="float">
            <text:p>1630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45" calcext:value-type="float">
            <text:p>38036300760104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04" calcext:value-type="float">
            <text:p>1630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46" calcext:value-type="float">
            <text:p>38036300760104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05" calcext:value-type="float">
            <text:p>1630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47" calcext:value-type="float">
            <text:p>38036300760104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06" calcext:value-type="float">
            <text:p>1630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48" calcext:value-type="float">
            <text:p>38036300760104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07" calcext:value-type="float">
            <text:p>1630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49" calcext:value-type="float">
            <text:p>38036300760104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08" calcext:value-type="float">
            <text:p>1630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50" calcext:value-type="float">
            <text:p>38036300760105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09" calcext:value-type="float">
            <text:p>1630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51" calcext:value-type="float">
            <text:p>38036300760105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10" calcext:value-type="float">
            <text:p>1631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52" calcext:value-type="float">
            <text:p>38036300760105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11" calcext:value-type="float">
            <text:p>1631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601053" calcext:value-type="float">
            <text:p>38036300760105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12" calcext:value-type="float">
            <text:p>1631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01" calcext:value-type="float">
            <text:p>380363007701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13" calcext:value-type="float">
            <text:p>1631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02" calcext:value-type="float">
            <text:p>38036300770100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14" calcext:value-type="float">
            <text:p>1631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03" calcext:value-type="float">
            <text:p>38036300770100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15" calcext:value-type="float">
            <text:p>1631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04" calcext:value-type="float">
            <text:p>38036300770100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16" calcext:value-type="float">
            <text:p>1631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05" calcext:value-type="float">
            <text:p>38036300770100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17" calcext:value-type="float">
            <text:p>1631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06" calcext:value-type="float">
            <text:p>38036300770100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18" calcext:value-type="float">
            <text:p>1631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07" calcext:value-type="float">
            <text:p>38036300770100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19" calcext:value-type="float">
            <text:p>1631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08" calcext:value-type="float">
            <text:p>38036300770100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20" calcext:value-type="float">
            <text:p>1632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09" calcext:value-type="float">
            <text:p>38036300770100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21" calcext:value-type="float">
            <text:p>1632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10" calcext:value-type="float">
            <text:p>38036300770101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22" calcext:value-type="float">
            <text:p>1632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11" calcext:value-type="float">
            <text:p>38036300770101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23" calcext:value-type="float">
            <text:p>1632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12" calcext:value-type="float">
            <text:p>38036300770101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24" calcext:value-type="float">
            <text:p>1632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13" calcext:value-type="float">
            <text:p>38036300770101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25" calcext:value-type="float">
            <text:p>1632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14" calcext:value-type="float">
            <text:p>38036300770101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26" calcext:value-type="float">
            <text:p>1632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15" calcext:value-type="float">
            <text:p>38036300770101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27" calcext:value-type="float">
            <text:p>1632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16" calcext:value-type="float">
            <text:p>38036300770101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28" calcext:value-type="float">
            <text:p>1632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17" calcext:value-type="float">
            <text:p>38036300770101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29" calcext:value-type="float">
            <text:p>1632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18" calcext:value-type="float">
            <text:p>38036300770101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30" calcext:value-type="float">
            <text:p>1633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19" calcext:value-type="float">
            <text:p>38036300770101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31" calcext:value-type="float">
            <text:p>1633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20" calcext:value-type="float">
            <text:p>38036300770102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32" calcext:value-type="float">
            <text:p>1633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21" calcext:value-type="float">
            <text:p>38036300770102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33" calcext:value-type="float">
            <text:p>1633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22" calcext:value-type="float">
            <text:p>38036300770102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34" calcext:value-type="float">
            <text:p>1633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23" calcext:value-type="float">
            <text:p>38036300770102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35" calcext:value-type="float">
            <text:p>1633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24" calcext:value-type="float">
            <text:p>38036300770102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36" calcext:value-type="float">
            <text:p>1633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25" calcext:value-type="float">
            <text:p>38036300770102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37" calcext:value-type="float">
            <text:p>1633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26" calcext:value-type="float">
            <text:p>38036300770102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38" calcext:value-type="float">
            <text:p>1633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27" calcext:value-type="float">
            <text:p>38036300770102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39" calcext:value-type="float">
            <text:p>1633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28" calcext:value-type="float">
            <text:p>38036300770102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40" calcext:value-type="float">
            <text:p>1634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29" calcext:value-type="float">
            <text:p>38036300770102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41" calcext:value-type="float">
            <text:p>1634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30" calcext:value-type="float">
            <text:p>38036300770103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42" calcext:value-type="float">
            <text:p>1634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31" calcext:value-type="float">
            <text:p>38036300770103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43" calcext:value-type="float">
            <text:p>1634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32" calcext:value-type="float">
            <text:p>38036300770103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44" calcext:value-type="float">
            <text:p>1634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33" calcext:value-type="float">
            <text:p>38036300770103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45" calcext:value-type="float">
            <text:p>1634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34" calcext:value-type="float">
            <text:p>38036300770103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46" calcext:value-type="float">
            <text:p>1634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35" calcext:value-type="float">
            <text:p>38036300770103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47" calcext:value-type="float">
            <text:p>1634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36" calcext:value-type="float">
            <text:p>38036300770103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48" calcext:value-type="float">
            <text:p>1634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37" calcext:value-type="float">
            <text:p>38036300770103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49" calcext:value-type="float">
            <text:p>1634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3007701038" calcext:value-type="float">
            <text:p>38036300770103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50" calcext:value-type="float">
            <text:p>1635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01" calcext:value-type="float">
            <text:p>380364007801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51" calcext:value-type="float">
            <text:p>1635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02" calcext:value-type="float">
            <text:p>38036400780100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52" calcext:value-type="float">
            <text:p>1635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03" calcext:value-type="float">
            <text:p>38036400780100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53" calcext:value-type="float">
            <text:p>1635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04" calcext:value-type="float">
            <text:p>38036400780100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54" calcext:value-type="float">
            <text:p>1635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05" calcext:value-type="float">
            <text:p>38036400780100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55" calcext:value-type="float">
            <text:p>1635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06" calcext:value-type="float">
            <text:p>38036400780100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56" calcext:value-type="float">
            <text:p>1635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07" calcext:value-type="float">
            <text:p>38036400780100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57" calcext:value-type="float">
            <text:p>1635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08" calcext:value-type="float">
            <text:p>38036400780100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58" calcext:value-type="float">
            <text:p>1635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09" calcext:value-type="float">
            <text:p>38036400780100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59" calcext:value-type="float">
            <text:p>1635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10" calcext:value-type="float">
            <text:p>38036400780101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60" calcext:value-type="float">
            <text:p>1636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11" calcext:value-type="float">
            <text:p>38036400780101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61" calcext:value-type="float">
            <text:p>1636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12" calcext:value-type="float">
            <text:p>38036400780101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62" calcext:value-type="float">
            <text:p>1636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13" calcext:value-type="float">
            <text:p>38036400780101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63" calcext:value-type="float">
            <text:p>1636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14" calcext:value-type="float">
            <text:p>38036400780101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64" calcext:value-type="float">
            <text:p>1636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15" calcext:value-type="float">
            <text:p>38036400780101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65" calcext:value-type="float">
            <text:p>1636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16" calcext:value-type="float">
            <text:p>38036400780101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66" calcext:value-type="float">
            <text:p>1636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17" calcext:value-type="float">
            <text:p>38036400780101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67" calcext:value-type="float">
            <text:p>1636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18" calcext:value-type="float">
            <text:p>38036400780101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68" calcext:value-type="float">
            <text:p>1636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19" calcext:value-type="float">
            <text:p>38036400780101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69" calcext:value-type="float">
            <text:p>1636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20" calcext:value-type="float">
            <text:p>38036400780102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70" calcext:value-type="float">
            <text:p>1637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21" calcext:value-type="float">
            <text:p>38036400780102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71" calcext:value-type="float">
            <text:p>1637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22" calcext:value-type="float">
            <text:p>38036400780102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72" calcext:value-type="float">
            <text:p>1637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23" calcext:value-type="float">
            <text:p>38036400780102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73" calcext:value-type="float">
            <text:p>1637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24" calcext:value-type="float">
            <text:p>38036400780102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74" calcext:value-type="float">
            <text:p>1637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25" calcext:value-type="float">
            <text:p>38036400780102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75" calcext:value-type="float">
            <text:p>1637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26" calcext:value-type="float">
            <text:p>38036400780102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76" calcext:value-type="float">
            <text:p>1637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27" calcext:value-type="float">
            <text:p>38036400780102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77" calcext:value-type="float">
            <text:p>1637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28" calcext:value-type="float">
            <text:p>38036400780102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78" calcext:value-type="float">
            <text:p>1637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29" calcext:value-type="float">
            <text:p>38036400780102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79" calcext:value-type="float">
            <text:p>1637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30" calcext:value-type="float">
            <text:p>38036400780103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80" calcext:value-type="float">
            <text:p>1638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31" calcext:value-type="float">
            <text:p>38036400780103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81" calcext:value-type="float">
            <text:p>1638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32" calcext:value-type="float">
            <text:p>38036400780103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82" calcext:value-type="float">
            <text:p>1638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33" calcext:value-type="float">
            <text:p>38036400780103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83" calcext:value-type="float">
            <text:p>1638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34" calcext:value-type="float">
            <text:p>38036400780103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84" calcext:value-type="float">
            <text:p>1638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35" calcext:value-type="float">
            <text:p>38036400780103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85" calcext:value-type="float">
            <text:p>1638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36" calcext:value-type="float">
            <text:p>38036400780103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86" calcext:value-type="float">
            <text:p>1638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37" calcext:value-type="float">
            <text:p>38036400780103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87" calcext:value-type="float">
            <text:p>1638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38" calcext:value-type="float">
            <text:p>38036400780103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88" calcext:value-type="float">
            <text:p>1638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39" calcext:value-type="float">
            <text:p>38036400780103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89" calcext:value-type="float">
            <text:p>1638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40" calcext:value-type="float">
            <text:p>38036400780104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90" calcext:value-type="float">
            <text:p>1639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41" calcext:value-type="float">
            <text:p>38036400780104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91" calcext:value-type="float">
            <text:p>1639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42" calcext:value-type="float">
            <text:p>38036400780104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92" calcext:value-type="float">
            <text:p>1639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43" calcext:value-type="float">
            <text:p>38036400780104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93" calcext:value-type="float">
            <text:p>1639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44" calcext:value-type="float">
            <text:p>38036400780104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94" calcext:value-type="float">
            <text:p>1639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45" calcext:value-type="float">
            <text:p>38036400780104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95" calcext:value-type="float">
            <text:p>1639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46" calcext:value-type="float">
            <text:p>38036400780104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96" calcext:value-type="float">
            <text:p>1639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47" calcext:value-type="float">
            <text:p>38036400780104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97" calcext:value-type="float">
            <text:p>1639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48" calcext:value-type="float">
            <text:p>38036400780104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98" calcext:value-type="float">
            <text:p>1639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49" calcext:value-type="float">
            <text:p>38036400780104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399" calcext:value-type="float">
            <text:p>1639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50" calcext:value-type="float">
            <text:p>38036400780105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00" calcext:value-type="float">
            <text:p>1640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51" calcext:value-type="float">
            <text:p>38036400780105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01" calcext:value-type="float">
            <text:p>1640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52" calcext:value-type="float">
            <text:p>38036400780105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02" calcext:value-type="float">
            <text:p>1640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801053" calcext:value-type="float">
            <text:p>38036400780105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03" calcext:value-type="float">
            <text:p>1640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01" calcext:value-type="float">
            <text:p>380364007901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04" calcext:value-type="float">
            <text:p>1640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02" calcext:value-type="float">
            <text:p>38036400790100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05" calcext:value-type="float">
            <text:p>1640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03" calcext:value-type="float">
            <text:p>38036400790100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06" calcext:value-type="float">
            <text:p>1640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04" calcext:value-type="float">
            <text:p>38036400790100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07" calcext:value-type="float">
            <text:p>1640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05" calcext:value-type="float">
            <text:p>38036400790100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08" calcext:value-type="float">
            <text:p>1640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06" calcext:value-type="float">
            <text:p>38036400790100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09" calcext:value-type="float">
            <text:p>1640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07" calcext:value-type="float">
            <text:p>38036400790100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10" calcext:value-type="float">
            <text:p>1641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08" calcext:value-type="float">
            <text:p>38036400790100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11" calcext:value-type="float">
            <text:p>1641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09" calcext:value-type="float">
            <text:p>38036400790100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12" calcext:value-type="float">
            <text:p>1641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10" calcext:value-type="float">
            <text:p>38036400790101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16412A</text:p>
          </table:table-cell>
          <table:table-cell office:value-type="string" calcext:value-type="string">
            <text:p>Li-4edl</text:p>
          </table:table-cell>
          <table:table-cell table:style-name="ce43"/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13" calcext:value-type="float">
            <text:p>1641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11" calcext:value-type="float">
            <text:p>38036400790101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14" calcext:value-type="float">
            <text:p>1641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12" calcext:value-type="float">
            <text:p>38036400790101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15" calcext:value-type="float">
            <text:p>1641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13" calcext:value-type="float">
            <text:p>38036400790101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16" calcext:value-type="float">
            <text:p>1641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14" calcext:value-type="float">
            <text:p>38036400790101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17" calcext:value-type="float">
            <text:p>1641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15" calcext:value-type="float">
            <text:p>38036400790101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18" calcext:value-type="float">
            <text:p>1641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16" calcext:value-type="float">
            <text:p>38036400790101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19" calcext:value-type="float">
            <text:p>1641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17" calcext:value-type="float">
            <text:p>38036400790101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20" calcext:value-type="float">
            <text:p>1642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18" calcext:value-type="float">
            <text:p>38036400790101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21" calcext:value-type="float">
            <text:p>1642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19" calcext:value-type="float">
            <text:p>38036400790101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22" calcext:value-type="float">
            <text:p>1642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20" calcext:value-type="float">
            <text:p>38036400790102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23" calcext:value-type="float">
            <text:p>1642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21" calcext:value-type="float">
            <text:p>38036400790102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24" calcext:value-type="float">
            <text:p>1642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22" calcext:value-type="float">
            <text:p>38036400790102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25" calcext:value-type="float">
            <text:p>1642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23" calcext:value-type="float">
            <text:p>38036400790102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26" calcext:value-type="float">
            <text:p>1642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24" calcext:value-type="float">
            <text:p>38036400790102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27" calcext:value-type="float">
            <text:p>1642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25" calcext:value-type="float">
            <text:p>38036400790102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28" calcext:value-type="float">
            <text:p>1642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26" calcext:value-type="float">
            <text:p>38036400790102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29" calcext:value-type="float">
            <text:p>1642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27" calcext:value-type="float">
            <text:p>38036400790102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30" calcext:value-type="float">
            <text:p>1643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28" calcext:value-type="float">
            <text:p>38036400790102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31" calcext:value-type="float">
            <text:p>1643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29" calcext:value-type="float">
            <text:p>38036400790102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32" calcext:value-type="float">
            <text:p>1643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30" calcext:value-type="float">
            <text:p>38036400790103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33" calcext:value-type="float">
            <text:p>1643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31" calcext:value-type="float">
            <text:p>38036400790103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34" calcext:value-type="float">
            <text:p>1643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32" calcext:value-type="float">
            <text:p>38036400790103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35" calcext:value-type="float">
            <text:p>1643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33" calcext:value-type="float">
            <text:p>38036400790103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36" calcext:value-type="float">
            <text:p>1643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34" calcext:value-type="float">
            <text:p>38036400790103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37" calcext:value-type="float">
            <text:p>1643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35" calcext:value-type="float">
            <text:p>38036400790103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38" calcext:value-type="float">
            <text:p>1643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36" calcext:value-type="float">
            <text:p>38036400790103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39" calcext:value-type="float">
            <text:p>1643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37" calcext:value-type="float">
            <text:p>38036400790103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40" calcext:value-type="float">
            <text:p>1644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38" calcext:value-type="float">
            <text:p>38036400790103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41" calcext:value-type="float">
            <text:p>1644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39" calcext:value-type="float">
            <text:p>38036400790103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42" calcext:value-type="float">
            <text:p>1644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40" calcext:value-type="float">
            <text:p>38036400790104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43" calcext:value-type="float">
            <text:p>1644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41" calcext:value-type="float">
            <text:p>38036400790104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44" calcext:value-type="float">
            <text:p>1644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42" calcext:value-type="float">
            <text:p>38036400790104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45" calcext:value-type="float">
            <text:p>1644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43" calcext:value-type="float">
            <text:p>38036400790104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46" calcext:value-type="float">
            <text:p>1644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44" calcext:value-type="float">
            <text:p>38036400790104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47" calcext:value-type="float">
            <text:p>1644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45" calcext:value-type="float">
            <text:p>38036400790104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48" calcext:value-type="float">
            <text:p>1644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46" calcext:value-type="float">
            <text:p>38036400790104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49" calcext:value-type="float">
            <text:p>1644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47" calcext:value-type="float">
            <text:p>38036400790104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50" calcext:value-type="float">
            <text:p>1645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48" calcext:value-type="float">
            <text:p>38036400790104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51" calcext:value-type="float">
            <text:p>1645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49" calcext:value-type="float">
            <text:p>38036400790104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52" calcext:value-type="float">
            <text:p>1645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4007901050" calcext:value-type="float">
            <text:p>38036400790105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53" calcext:value-type="float">
            <text:p>1645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01" calcext:value-type="float">
            <text:p>380365008001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54" calcext:value-type="float">
            <text:p>1645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02" calcext:value-type="float">
            <text:p>38036500800100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55" calcext:value-type="float">
            <text:p>1645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03" calcext:value-type="float">
            <text:p>38036500800100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56" calcext:value-type="float">
            <text:p>1645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04" calcext:value-type="float">
            <text:p>38036500800100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57" calcext:value-type="float">
            <text:p>1645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05" calcext:value-type="float">
            <text:p>38036500800100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58" calcext:value-type="float">
            <text:p>1645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06" calcext:value-type="float">
            <text:p>38036500800100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59" calcext:value-type="float">
            <text:p>1645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07" calcext:value-type="float">
            <text:p>38036500800100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60" calcext:value-type="float">
            <text:p>1646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08" calcext:value-type="float">
            <text:p>38036500800100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61" calcext:value-type="float">
            <text:p>1646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09" calcext:value-type="float">
            <text:p>38036500800100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62" calcext:value-type="float">
            <text:p>1646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10" calcext:value-type="float">
            <text:p>38036500800101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63" calcext:value-type="float">
            <text:p>1646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11" calcext:value-type="float">
            <text:p>38036500800101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64" calcext:value-type="float">
            <text:p>1646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12" calcext:value-type="float">
            <text:p>38036500800101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65" calcext:value-type="float">
            <text:p>1646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13" calcext:value-type="float">
            <text:p>38036500800101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66" calcext:value-type="float">
            <text:p>1646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14" calcext:value-type="float">
            <text:p>38036500800101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67" calcext:value-type="float">
            <text:p>1646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15" calcext:value-type="float">
            <text:p>38036500800101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68" calcext:value-type="float">
            <text:p>1646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16" calcext:value-type="float">
            <text:p>38036500800101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69" calcext:value-type="float">
            <text:p>1646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17" calcext:value-type="float">
            <text:p>38036500800101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70" calcext:value-type="float">
            <text:p>1647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18" calcext:value-type="float">
            <text:p>38036500800101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71" calcext:value-type="float">
            <text:p>1647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19" calcext:value-type="float">
            <text:p>38036500800101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72" calcext:value-type="float">
            <text:p>1647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20" calcext:value-type="float">
            <text:p>38036500800102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73" calcext:value-type="float">
            <text:p>1647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21" calcext:value-type="float">
            <text:p>38036500800102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74" calcext:value-type="float">
            <text:p>1647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22" calcext:value-type="float">
            <text:p>38036500800102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75" calcext:value-type="float">
            <text:p>1647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23" calcext:value-type="float">
            <text:p>38036500800102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76" calcext:value-type="float">
            <text:p>1647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24" calcext:value-type="float">
            <text:p>38036500800102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77" calcext:value-type="float">
            <text:p>1647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25" calcext:value-type="float">
            <text:p>38036500800102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78" calcext:value-type="float">
            <text:p>1647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26" calcext:value-type="float">
            <text:p>38036500800102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79" calcext:value-type="float">
            <text:p>1647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27" calcext:value-type="float">
            <text:p>38036500800102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80" calcext:value-type="float">
            <text:p>1648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28" calcext:value-type="float">
            <text:p>38036500800102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81" calcext:value-type="float">
            <text:p>1648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29" calcext:value-type="float">
            <text:p>38036500800102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82" calcext:value-type="float">
            <text:p>1648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30" calcext:value-type="float">
            <text:p>38036500800103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83" calcext:value-type="float">
            <text:p>1648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31" calcext:value-type="float">
            <text:p>38036500800103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84" calcext:value-type="float">
            <text:p>1648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32" calcext:value-type="float">
            <text:p>38036500800103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85" calcext:value-type="float">
            <text:p>1648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33" calcext:value-type="float">
            <text:p>38036500800103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86" calcext:value-type="float">
            <text:p>1648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34" calcext:value-type="float">
            <text:p>38036500800103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87" calcext:value-type="float">
            <text:p>1648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35" calcext:value-type="float">
            <text:p>38036500800103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88" calcext:value-type="float">
            <text:p>1648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36" calcext:value-type="float">
            <text:p>38036500800103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89" calcext:value-type="float">
            <text:p>1648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37" calcext:value-type="float">
            <text:p>38036500800103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90" calcext:value-type="float">
            <text:p>1649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38" calcext:value-type="float">
            <text:p>38036500800103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91" calcext:value-type="float">
            <text:p>1649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39" calcext:value-type="float">
            <text:p>38036500800103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92" calcext:value-type="float">
            <text:p>1649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40" calcext:value-type="float">
            <text:p>38036500800104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93" calcext:value-type="float">
            <text:p>1649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41" calcext:value-type="float">
            <text:p>38036500800104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94" calcext:value-type="float">
            <text:p>1649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42" calcext:value-type="float">
            <text:p>38036500800104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95" calcext:value-type="float">
            <text:p>1649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43" calcext:value-type="float">
            <text:p>38036500800104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96" calcext:value-type="float">
            <text:p>1649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44" calcext:value-type="float">
            <text:p>38036500800104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97" calcext:value-type="float">
            <text:p>1649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45" calcext:value-type="float">
            <text:p>38036500800104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98" calcext:value-type="float">
            <text:p>1649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46" calcext:value-type="float">
            <text:p>38036500800104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499" calcext:value-type="float">
            <text:p>1649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47" calcext:value-type="float">
            <text:p>38036500800104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00" calcext:value-type="float">
            <text:p>1650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48" calcext:value-type="float">
            <text:p>38036500800104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01" calcext:value-type="float">
            <text:p>1650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49" calcext:value-type="float">
            <text:p>38036500800104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02" calcext:value-type="float">
            <text:p>1650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50" calcext:value-type="float">
            <text:p>38036500800105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03" calcext:value-type="float">
            <text:p>1650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51" calcext:value-type="float">
            <text:p>38036500800105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04" calcext:value-type="float">
            <text:p>1650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52" calcext:value-type="float">
            <text:p>38036500800105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05" calcext:value-type="float">
            <text:p>1650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001053" calcext:value-type="float">
            <text:p>38036500800105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06" calcext:value-type="float">
            <text:p>1650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01" calcext:value-type="float">
            <text:p>380365008101001</text:p>
          </table:table-cell>
          <table:table-cell table:style-name="ce9" office:value-type="string" calcext:value-type="string">
            <text:p>380365008101001* <text:s/>Hieronder begrepen de fabrijkanten van katoen, hennep, vlas, wol en zijde.</text:p>
          </table:table-cell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07" calcext:value-type="float">
            <text:p>1650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02" calcext:value-type="float">
            <text:p>38036500810100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08" calcext:value-type="float">
            <text:p>1650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03" calcext:value-type="float">
            <text:p>38036500810100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09" calcext:value-type="float">
            <text:p>1650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04" calcext:value-type="float">
            <text:p>38036500810100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10" calcext:value-type="float">
            <text:p>1651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05" calcext:value-type="float">
            <text:p>38036500810100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11" calcext:value-type="float">
            <text:p>1651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06" calcext:value-type="float">
            <text:p>38036500810100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12" calcext:value-type="float">
            <text:p>1651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07" calcext:value-type="float">
            <text:p>38036500810100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13" calcext:value-type="float">
            <text:p>1651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08" calcext:value-type="float">
            <text:p>38036500810100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14" calcext:value-type="float">
            <text:p>1651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09" calcext:value-type="float">
            <text:p>38036500810100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15" calcext:value-type="float">
            <text:p>1651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10" calcext:value-type="float">
            <text:p>38036500810101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16" calcext:value-type="float">
            <text:p>1651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11" calcext:value-type="float">
            <text:p>38036500810101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17" calcext:value-type="float">
            <text:p>1651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12" calcext:value-type="float">
            <text:p>38036500810101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18" calcext:value-type="float">
            <text:p>1651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13" calcext:value-type="float">
            <text:p>38036500810101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19" calcext:value-type="float">
            <text:p>1651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14" calcext:value-type="float">
            <text:p>38036500810101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20" calcext:value-type="float">
            <text:p>1652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15" calcext:value-type="float">
            <text:p>38036500810101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21" calcext:value-type="float">
            <text:p>1652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16" calcext:value-type="float">
            <text:p>38036500810101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22" calcext:value-type="float">
            <text:p>1652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17" calcext:value-type="float">
            <text:p>38036500810101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23" calcext:value-type="float">
            <text:p>1652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18" calcext:value-type="float">
            <text:p>38036500810101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24" calcext:value-type="float">
            <text:p>1652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19" calcext:value-type="float">
            <text:p>38036500810101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25" calcext:value-type="float">
            <text:p>1652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20" calcext:value-type="float">
            <text:p>38036500810102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26" calcext:value-type="float">
            <text:p>1652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21" calcext:value-type="float">
            <text:p>38036500810102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27" calcext:value-type="float">
            <text:p>1652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22" calcext:value-type="float">
            <text:p>38036500810102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28" calcext:value-type="float">
            <text:p>1652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23" calcext:value-type="float">
            <text:p>38036500810102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29" calcext:value-type="float">
            <text:p>1652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24" calcext:value-type="float">
            <text:p>380365008101024</text:p>
          </table:table-cell>
          <table:table-cell table:style-name="ce9" office:value-type="string" calcext:value-type="string">
            <text:p>380365008101024? <text:s/>De boden zijn hieronder begrepen.</text:p>
          </table:table-cell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30" calcext:value-type="float">
            <text:p>1653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25" calcext:value-type="float">
            <text:p>38036500810102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31" calcext:value-type="float">
            <text:p>1653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26" calcext:value-type="float">
            <text:p>380365008101026</text:p>
          </table:table-cell>
          <table:table-cell table:style-name="ce9" office:value-type="string" calcext:value-type="string">
            <text:p>380365008101024? <text:s/>De boden zijn hieronder begrepen.</text:p>
          </table:table-cell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32" calcext:value-type="float">
            <text:p>1653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27" calcext:value-type="float">
            <text:p>38036500810102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33" calcext:value-type="float">
            <text:p>1653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28" calcext:value-type="float">
            <text:p>38036500810102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34" calcext:value-type="float">
            <text:p>1653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29" calcext:value-type="float">
            <text:p>38036500810102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35" calcext:value-type="float">
            <text:p>1653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30" calcext:value-type="float">
            <text:p>38036500810103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36" calcext:value-type="float">
            <text:p>1653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31" calcext:value-type="float">
            <text:p>38036500810103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37" calcext:value-type="float">
            <text:p>1653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32" calcext:value-type="float">
            <text:p>38036500810103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38" calcext:value-type="float">
            <text:p>1653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33" calcext:value-type="float">
            <text:p>38036500810103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39" calcext:value-type="float">
            <text:p>1653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34" calcext:value-type="float">
            <text:p>38036500810103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40" calcext:value-type="float">
            <text:p>1654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35" calcext:value-type="float">
            <text:p>38036500810103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41" calcext:value-type="float">
            <text:p>1654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36" calcext:value-type="float">
            <text:p>38036500810103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42" calcext:value-type="float">
            <text:p>1654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37" calcext:value-type="float">
            <text:p>38036500810103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43" calcext:value-type="float">
            <text:p>1654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38" calcext:value-type="float">
            <text:p>38036500810103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44" calcext:value-type="float">
            <text:p>1654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39" calcext:value-type="float">
            <text:p>38036500810103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45" calcext:value-type="float">
            <text:p>1654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40" calcext:value-type="float">
            <text:p>38036500810104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46" calcext:value-type="float">
            <text:p>1654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41" calcext:value-type="float">
            <text:p>38036500810104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47" calcext:value-type="float">
            <text:p>1654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42" calcext:value-type="float">
            <text:p>38036500810104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48" calcext:value-type="float">
            <text:p>1654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43" calcext:value-type="float">
            <text:p>38036500810104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49" calcext:value-type="float">
            <text:p>1654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44" calcext:value-type="float">
            <text:p>38036500810104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50" calcext:value-type="float">
            <text:p>1655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45" calcext:value-type="float">
            <text:p>38036500810104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51" calcext:value-type="float">
            <text:p>1655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46" calcext:value-type="float">
            <text:p>38036500810104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52" calcext:value-type="float">
            <text:p>1655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47" calcext:value-type="float">
            <text:p>38036500810104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53" calcext:value-type="float">
            <text:p>1655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48" calcext:value-type="float">
            <text:p>38036500810104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54" calcext:value-type="float">
            <text:p>1655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49" calcext:value-type="float">
            <text:p>38036500810104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55" calcext:value-type="float">
            <text:p>1655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5008101050" calcext:value-type="float">
            <text:p>38036500810105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56" calcext:value-type="float">
            <text:p>1655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01" calcext:value-type="float">
            <text:p>380366008201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57" calcext:value-type="float">
            <text:p>1655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02" calcext:value-type="float">
            <text:p>38036600820100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58" calcext:value-type="float">
            <text:p>1655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03" calcext:value-type="float">
            <text:p>38036600820100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59" calcext:value-type="float">
            <text:p>1655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04" calcext:value-type="float">
            <text:p>38036600820100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60" calcext:value-type="float">
            <text:p>1656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05" calcext:value-type="float">
            <text:p>38036600820100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61" calcext:value-type="float">
            <text:p>1656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06" calcext:value-type="float">
            <text:p>38036600820100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62" calcext:value-type="float">
            <text:p>1656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07" calcext:value-type="float">
            <text:p>38036600820100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63" calcext:value-type="float">
            <text:p>1656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08" calcext:value-type="float">
            <text:p>38036600820100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64" calcext:value-type="float">
            <text:p>1656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09" calcext:value-type="float">
            <text:p>38036600820100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65" calcext:value-type="float">
            <text:p>1656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10" calcext:value-type="float">
            <text:p>38036600820101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66" calcext:value-type="float">
            <text:p>1656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11" calcext:value-type="float">
            <text:p>38036600820101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67" calcext:value-type="float">
            <text:p>1656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12" calcext:value-type="float">
            <text:p>38036600820101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68" calcext:value-type="float">
            <text:p>1656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13" calcext:value-type="float">
            <text:p>38036600820101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69" calcext:value-type="float">
            <text:p>1656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14" calcext:value-type="float">
            <text:p>38036600820101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70" calcext:value-type="float">
            <text:p>1657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15" calcext:value-type="float">
            <text:p>38036600820101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71" calcext:value-type="float">
            <text:p>1657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16" calcext:value-type="float">
            <text:p>38036600820101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72" calcext:value-type="float">
            <text:p>1657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17" calcext:value-type="float">
            <text:p>38036600820101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73" calcext:value-type="float">
            <text:p>1657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18" calcext:value-type="float">
            <text:p>38036600820101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74" calcext:value-type="float">
            <text:p>1657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19" calcext:value-type="float">
            <text:p>38036600820101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75" calcext:value-type="float">
            <text:p>1657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20" calcext:value-type="float">
            <text:p>38036600820102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76" calcext:value-type="float">
            <text:p>1657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21" calcext:value-type="float">
            <text:p>38036600820102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77" calcext:value-type="float">
            <text:p>1657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22" calcext:value-type="float">
            <text:p>38036600820102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78" calcext:value-type="float">
            <text:p>1657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23" calcext:value-type="float">
            <text:p>38036600820102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79" calcext:value-type="float">
            <text:p>1657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24" calcext:value-type="float">
            <text:p>38036600820102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80" calcext:value-type="float">
            <text:p>1658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25" calcext:value-type="float">
            <text:p>38036600820102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81" calcext:value-type="float">
            <text:p>1658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26" calcext:value-type="float">
            <text:p>38036600820102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82" calcext:value-type="float">
            <text:p>1658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27" calcext:value-type="float">
            <text:p>38036600820102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83" calcext:value-type="float">
            <text:p>1658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28" calcext:value-type="float">
            <text:p>38036600820102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84" calcext:value-type="float">
            <text:p>1658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29" calcext:value-type="float">
            <text:p>38036600820102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85" calcext:value-type="float">
            <text:p>1658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30" calcext:value-type="float">
            <text:p>38036600820103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86" calcext:value-type="float">
            <text:p>1658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31" calcext:value-type="float">
            <text:p>38036600820103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87" calcext:value-type="float">
            <text:p>1658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32" calcext:value-type="float">
            <text:p>38036600820103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88" calcext:value-type="float">
            <text:p>1658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33" calcext:value-type="float">
            <text:p>38036600820103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89" calcext:value-type="float">
            <text:p>1658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34" calcext:value-type="float">
            <text:p>38036600820103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90" calcext:value-type="float">
            <text:p>1659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35" calcext:value-type="float">
            <text:p>38036600820103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91" calcext:value-type="float">
            <text:p>1659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36" calcext:value-type="float">
            <text:p>38036600820103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92" calcext:value-type="float">
            <text:p>1659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37" calcext:value-type="float">
            <text:p>38036600820103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93" calcext:value-type="float">
            <text:p>1659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38" calcext:value-type="float">
            <text:p>38036600820103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94" calcext:value-type="float">
            <text:p>1659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39" calcext:value-type="float">
            <text:p>38036600820103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95" calcext:value-type="float">
            <text:p>1659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40" calcext:value-type="float">
            <text:p>38036600820104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96" calcext:value-type="float">
            <text:p>1659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41" calcext:value-type="float">
            <text:p>38036600820104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97" calcext:value-type="float">
            <text:p>1659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42" calcext:value-type="float">
            <text:p>38036600820104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98" calcext:value-type="float">
            <text:p>1659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43" calcext:value-type="float">
            <text:p>38036600820104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599" calcext:value-type="float">
            <text:p>1659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44" calcext:value-type="float">
            <text:p>38036600820104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00" calcext:value-type="float">
            <text:p>1660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45" calcext:value-type="float">
            <text:p>38036600820104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01" calcext:value-type="float">
            <text:p>1660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46" calcext:value-type="float">
            <text:p>38036600820104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02" calcext:value-type="float">
            <text:p>1660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47" calcext:value-type="float">
            <text:p>38036600820104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03" calcext:value-type="float">
            <text:p>1660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48" calcext:value-type="float">
            <text:p>38036600820104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04" calcext:value-type="float">
            <text:p>1660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49" calcext:value-type="float">
            <text:p>38036600820104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05" calcext:value-type="float">
            <text:p>1660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50" calcext:value-type="float">
            <text:p>38036600820105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06" calcext:value-type="float">
            <text:p>1660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51" calcext:value-type="float">
            <text:p>38036600820105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07" calcext:value-type="float">
            <text:p>1660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52" calcext:value-type="float">
            <text:p>38036600820105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08" calcext:value-type="float">
            <text:p>1660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201053" calcext:value-type="float">
            <text:p>38036600820105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09" calcext:value-type="float">
            <text:p>1660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01" calcext:value-type="float">
            <text:p>380366008301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10" calcext:value-type="float">
            <text:p>1661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02" calcext:value-type="float">
            <text:p>38036600830100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11" calcext:value-type="float">
            <text:p>1661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03" calcext:value-type="float">
            <text:p>38036600830100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12" calcext:value-type="float">
            <text:p>1661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04" calcext:value-type="float">
            <text:p>38036600830100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13" calcext:value-type="float">
            <text:p>1661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05" calcext:value-type="float">
            <text:p>38036600830100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14" calcext:value-type="float">
            <text:p>1661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06" calcext:value-type="float">
            <text:p>38036600830100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15" calcext:value-type="float">
            <text:p>1661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07" calcext:value-type="float">
            <text:p>38036600830100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16" calcext:value-type="float">
            <text:p>1661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08" calcext:value-type="float">
            <text:p>38036600830100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17" calcext:value-type="float">
            <text:p>1661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09" calcext:value-type="float">
            <text:p>38036600830100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18" calcext:value-type="float">
            <text:p>1661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10" calcext:value-type="float">
            <text:p>38036600830101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19" calcext:value-type="float">
            <text:p>1661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11" calcext:value-type="float">
            <text:p>38036600830101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20" calcext:value-type="float">
            <text:p>1662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12" calcext:value-type="float">
            <text:p>38036600830101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21" calcext:value-type="float">
            <text:p>1662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13" calcext:value-type="float">
            <text:p>38036600830101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22" calcext:value-type="float">
            <text:p>1662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14" calcext:value-type="float">
            <text:p>38036600830101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23" calcext:value-type="float">
            <text:p>1662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15" calcext:value-type="float">
            <text:p>38036600830101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24" calcext:value-type="float">
            <text:p>1662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16" calcext:value-type="float">
            <text:p>38036600830101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25" calcext:value-type="float">
            <text:p>1662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17" calcext:value-type="float">
            <text:p>38036600830101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26" calcext:value-type="float">
            <text:p>1662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18" calcext:value-type="float">
            <text:p>38036600830101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27" calcext:value-type="float">
            <text:p>1662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19" calcext:value-type="float">
            <text:p>38036600830101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28" calcext:value-type="float">
            <text:p>1662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20" calcext:value-type="float">
            <text:p>38036600830102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29" calcext:value-type="float">
            <text:p>1662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21" calcext:value-type="float">
            <text:p>38036600830102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30" calcext:value-type="float">
            <text:p>1663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22" calcext:value-type="float">
            <text:p>38036600830102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31" calcext:value-type="float">
            <text:p>1663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23" calcext:value-type="float">
            <text:p>38036600830102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32" calcext:value-type="float">
            <text:p>1663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24" calcext:value-type="float">
            <text:p>38036600830102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33" calcext:value-type="float">
            <text:p>1663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25" calcext:value-type="float">
            <text:p>38036600830102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34" calcext:value-type="float">
            <text:p>1663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26" calcext:value-type="float">
            <text:p>38036600830102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35" calcext:value-type="float">
            <text:p>1663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27" calcext:value-type="float">
            <text:p>38036600830102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36" calcext:value-type="float">
            <text:p>1663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28" calcext:value-type="float">
            <text:p>38036600830102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37" calcext:value-type="float">
            <text:p>16637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29" calcext:value-type="float">
            <text:p>380366008301029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38" calcext:value-type="float">
            <text:p>16638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30" calcext:value-type="float">
            <text:p>380366008301030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39" calcext:value-type="float">
            <text:p>16639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31" calcext:value-type="float">
            <text:p>38036600830103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40" calcext:value-type="float">
            <text:p>16640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32" calcext:value-type="float">
            <text:p>380366008301032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41" calcext:value-type="float">
            <text:p>16641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33" calcext:value-type="float">
            <text:p>380366008301033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42" calcext:value-type="float">
            <text:p>16642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34" calcext:value-type="float">
            <text:p>380366008301034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43" calcext:value-type="float">
            <text:p>16643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35" calcext:value-type="float">
            <text:p>380366008301035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44" calcext:value-type="float">
            <text:p>16644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36" calcext:value-type="float">
            <text:p>380366008301036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45" calcext:value-type="float">
            <text:p>16645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37" calcext:value-type="float">
            <text:p>380366008301037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0" office:value-type="float" office:value="16646" calcext:value-type="float">
            <text:p>16646</text:p>
          </table:table-cell>
          <table:table-cell office:value-type="string" calcext:value-type="string">
            <text:p>Li-4edl</text:p>
          </table:table-cell>
          <table:table-cell table:style-name="ce43" office:value-type="float" office:value="380366008301038" calcext:value-type="float">
            <text:p>380366008301038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18"/>
          <table:table-cell table:style-name="ce2"/>
          <table:table-cell table:style-name="ce44"/>
          <table:table-cell table:style-name="ce18" table:number-columns-repeated="4"/>
          <table:table-cell table:style-name="ce45"/>
          <table:table-cell table:style-name="ce18" table:number-columns-repeated="13"/>
          <table:table-cell table:style-name="ce2" table:number-columns-repeated="51"/>
          <table:table-cell table:number-columns-repeated="952"/>
        </table:table-row>
        <table:table-row table:style-name="ro4">
          <table:table-cell table:style-name="ce10"/>
          <table:table-cell table:style-name="ce2"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4">
          <table:table-cell table:style-name="ce10"/>
          <table:table-cell/>
          <table:table-cell table:style-name="ce43"/>
          <table:table-cell table:number-columns-repeated="1021"/>
        </table:table-row>
        <table:table-row table:style-name="ro4">
          <table:table-cell table:style-name="ce10" table:number-columns-repeated="181"/>
          <table:table-cell table:number-columns-repeated="843"/>
        </table:table-row>
        <table:table-row table:style-name="ro4" table:number-rows-repeated="10473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ERDE_20_GEDEELTE" style:display-name="PageStyle_VIER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1:22:04</meta:creation-date>
    <dc:creator>Helpdesk</dc:creator>
    <dc:date>2004-12-20T18:19:20</dc:date>
    <meta:document-statistic meta:table-count="2" meta:cell-count="10871" meta:object-count="0"/>
    <meta:generator>LibreOffice/4.2.7.2$Linux_X86_64 LibreOffice_project/420m0$Build-2</meta:generator>
  </office:meta>
</office:document-meta>
</file>